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2cm"/>
    </style:style>
    <style:style style:name="co2" style:family="table-column">
      <style:table-column-properties fo:break-before="auto" style:column-width="26.52cm"/>
    </style:style>
    <style:style style:name="co3" style:family="table-column">
      <style:table-column-properties fo:break-before="auto" style:column-width="2.36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2.387cm"/>
    </style:style>
    <style:style style:name="co6" style:family="table-column">
      <style:table-column-properties fo:break-before="auto" style:column-width="2.29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482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7.821cm"/>
    </style:style>
    <style:style style:name="co12" style:family="table-column">
      <style:table-column-properties fo:break-before="auto" style:column-width="8.528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Arial" style:font-name-asian="Arial Unicode MS" style:font-name-complex="Tahoma"/>
    </style:style>
    <style:style style:name="ce3" style:family="table-cell" style:parent-style-name="Default" style:data-style-name="N99"/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6" table:default-cell-style-name="ce2"/>
        <table:table-column table:style-name="co8" table:default-cell-style-name="Default"/>
        <table:table-column table:style-name="co8" table:default-cell-style-name="ce2"/>
        <table:table-column table:style-name="co9" table:default-cell-style-name="Default"/>
        <table:table-column table:style-name="co9" table:default-cell-style-name="ce3"/>
        <table:table-column table:style-name="co10" table:default-cell-style-name="ce2"/>
        <table:table-column table:style-name="co10" table:default-cell-style-name="Default"/>
        <table:table-column table:style-name="co10" table:default-cell-style-name="ce2"/>
        <table:table-column table:style-name="co10" table:number-columns-repeated="2" table:default-cell-style-name="Default"/>
        <table:table-row table:style-name="ro1">
          <table:table-cell table:style-name="ce1" office:value-type="string">
            <text:p>benchmark</text:p>
          </table:table-cell>
          <table:table-cell table:style-name="ce1" office:value-type="string">
            <text:p>advice</text:p>
          </table:table-cell>
          <table:table-cell table:style-name="ce1" office:value-type="string">
            <text:p>from version</text:p>
          </table:table-cell>
          <table:table-cell table:style-name="ce1" office:value-type="string">
            <text:p>to version</text:p>
          </table:table-cell>
          <table:table-cell table:style-name="ce1" office:value-type="string">
            <text:p>original jps'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resulting jps'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added jps'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remove jps'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PCE texual change?</text:p>
          </table:table-cell>
          <table:table-cell table:style-name="ce1" office:value-type="string">
            <text:p>type I error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type 2 error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time (s)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distribution*HWClientDistribution.aj}HWClientDistribution&amp;arou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ORG.SISTEMA.OO.SQL.JAGUARSQL.EXECUTESQL(&quot;org.postgresql.Driver&quot;;&quot;jdbc:postgresql://localhost/rejuv-pc?user=raffi&quot;;[.F2]))" office:value-type="float" office:value="19">
            <text:p>19</text:p>
          </table:table-cell>
          <table:table-cell table:formula="of:=CONCATENATE(&quot;SELECT to_char(count(1),'999') FROM advises_shadow WHERE advice_key ='&quot;;[.$B2];&quot;' and version = &quot;; [.$C2])" office:value-type="string" office:string-value="SELECT to_char(count(1),'999') FROM advises_shadow WHERE advice_key ='healthwatcher.aspects.distribution*HWClientDistribution.aj}HWClientDistribution&amp;around' and version = 1">
            <text:p>SELECT to_char(count(1),'999') FROM advises_shadow WHERE advice_key ='healthwatcher.aspects.distribution*HWClientDistribution.aj}HWClientDistribution&amp;around' and version = 1</text:p>
          </table:table-cell>
          <table:table-cell table:formula="of:=VALUE(ORG.SISTEMA.OO.SQL.JAGUARSQL.EXECUTESQL(&quot;org.postgresql.Driver&quot;;&quot;jdbc:postgresql://localhost/rejuv-pc?user=raffi&quot;;[.H2]))" office:value-type="float" office:value="19">
            <text:p>19</text:p>
          </table:table-cell>
          <table:table-cell table:formula="of:=CONCATENATE(&quot;SELECT to_char(count(1),'999') FROM advises_shadow WHERE advice_key ='&quot;;[.$B2];&quot;' and version = &quot;; [.$D2])" office:value-type="string" office:string-value="SELECT to_char(count(1),'999') FROM advises_shadow WHERE advice_key ='healthwatcher.aspects.distribution*HWClientDistribution.aj}HWClientDistribution&amp;around' and version = 2">
            <text:p>SELECT to_char(count(1),'999') FROM advises_shadow WHERE advice_key ='healthwatcher.aspects.distribution*HWClientDistribution.aj}HWClientDistribution&amp;around' and version = 2</text:p>
          </table:table-cell>
          <table:table-cell table:formula="of:=VALUE(ORG.SISTEMA.OO.SQL.JAGUARSQL.EXECUTESQL(&quot;org.postgresql.Driver&quot;;&quot;jdbc:postgresql://localhost/rejuv-pc?user=raffi&quot;;[.J2]))" office:value-type="float" office:value="19">
            <text:p>1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D2];&quot; except 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C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) as foo</text:p>
          </table:table-cell>
          <table:table-cell table:formula="of:=VALUE(ORG.SISTEMA.OO.SQL.JAGUARSQL.EXECUTESQL(&quot;org.postgresql.Driver&quot;;&quot;jdbc:postgresql://localhost/rejuv-pc?user=raffi&quot;;[.L2]))" office:value-type="float" office:value="19">
            <text:p>1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C2];&quot; except 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D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 [.$D2]; &quot; except SELECT shadows.key FROM suggested_shadows INNER JOIN shadows ON suggested_shadows.shadow_key = shadows.key AND suggested_shadows.version = shadows.version INNER JOIN advice ON advice.key = suggested_shadows.advice_key WHERE advice.key = '&quot;; [.$B2]; &quot;' and suggested_shadows.version = &quot;; [.$D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) as foo</text:p>
          </table:table-cell>
          <table:table-cell table:formula="of:=VALUE(ORG.SISTEMA.OO.SQL.JAGUARSQL.EXECUTESQL(&quot;org.postgresql.Driver&quot;;&quot;jdbc:postgresql://localhost/rejuv-pc?user=raffi&quot;;[.Q2]))" office:value-type="float" office:value="0">
            <text:p>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]; &quot;' and suggested_shadows.version = &quot;; [.$D2];&quot; except 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 [.$D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exceptionHandling*HWPersistenceExceptionHandler.aj}HWPersistenceExceptionHandler&amp;around&amp;QHttpServletResponse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ORG.SISTEMA.OO.SQL.JAGUARSQL.EXECUTESQL(&quot;org.postgresql.Driver&quot;;&quot;jdbc:postgresql://localhost/rejuv-pc?user=raffi&quot;;[.F3]))" office:value-type="float" office:value="8">
            <text:p>8</text:p>
          </table:table-cell>
          <table:table-cell table:formula="of:=CONCATENATE(&quot;SELECT to_char(count(1),'999') FROM advises_shadow WHERE advice_key ='&quot;;[.$B3];&quot;' and version = &quot;; [.$C3])" office:value-type="string" office:string-value="SELECT to_char(count(1),'999') FROM advises_shadow WHERE advice_key ='healthwatcher.aspects.exceptionHandling*HWPersistenceExceptionHandler.aj}HWPersistenceExceptionHandler&amp;around&amp;QHttpServletResponse;' and version = 1">
            <text:p>SELECT to_char(count(1),'999') FROM advises_shadow WHERE advice_key ='healthwatcher.aspects.exceptionHandling*HWPersistenceExceptionHandler.aj}HWPersistenceExceptionHandler&amp;around&amp;QHttpServletResponse;' and version = 1</text:p>
          </table:table-cell>
          <table:table-cell table:formula="of:=VALUE(ORG.SISTEMA.OO.SQL.JAGUARSQL.EXECUTESQL(&quot;org.postgresql.Driver&quot;;&quot;jdbc:postgresql://localhost/rejuv-pc?user=raffi&quot;;[.H3]))" office:value-type="float" office:value="4">
            <text:p>4</text:p>
          </table:table-cell>
          <table:table-cell table:formula="of:=CONCATENATE(&quot;SELECT to_char(count(1),'999') FROM advises_shadow WHERE advice_key ='&quot;;[.$B3];&quot;' and version = &quot;; [.$D3])" office:value-type="string" office:string-value="SELECT to_char(count(1),'999') FROM advises_shadow WHERE advice_key ='healthwatcher.aspects.exceptionHandling*HWPersistenceExceptionHandler.aj}HWPersistenceExceptionHandler&amp;around&amp;QHttpServletResponse;' and version = 2">
            <text:p>SELECT to_char(count(1),'999') FROM advises_shadow WHERE advice_key ='healthwatcher.aspects.exceptionHandling*HWPersistenceExceptionHandler.aj}HWPersistenceExceptionHandler&amp;around&amp;QHttpServletResponse;' and version = 2</text:p>
          </table:table-cell>
          <table:table-cell table:formula="of:=VALUE(ORG.SISTEMA.OO.SQL.JAGUARSQL.EXECUTESQL(&quot;org.postgresql.Driver&quot;;&quot;jdbc:postgresql://localhost/rejuv-pc?user=raffi&quot;;[.J3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[.$D3];&quot; except 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[.$C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1) as foo</text:p>
          </table:table-cell>
          <table:table-cell table:formula="of:=VALUE(ORG.SISTEMA.OO.SQL.JAGUARSQL.EXECUTESQL(&quot;org.postgresql.Driver&quot;;&quot;jdbc:postgresql://localhost/rejuv-pc?user=raffi&quot;;[.L3]))" office:value-type="float" office:value="7">
            <text:p>7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[.$C3];&quot; except 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[.$D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 [.$D3]; &quot; except SELECT shadows.key FROM suggested_shadows INNER JOIN shadows ON suggested_shadows.shadow_key = shadows.key AND suggested_shadows.version = shadows.version INNER JOIN advice ON advice.key = suggested_shadows.advice_key WHERE advice.key = '&quot;; [.$B3]; &quot;' and suggested_shadows.version = &quot;; [.$D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PersistenceExceptionHandler.aj}HWPersistenceExceptionHandler&amp;around&amp;QHttpServletResponse;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PersistenceExceptionHandler.aj}HWPersistenceExceptionHandler&amp;around&amp;QHttpServletResponse;' and suggested_shadows.version = 2) as foo</text:p>
          </table:table-cell>
          <table:table-cell table:formula="of:=VALUE(ORG.SISTEMA.OO.SQL.JAGUARSQL.EXECUTESQL(&quot;org.postgresql.Driver&quot;;&quot;jdbc:postgresql://localhost/rejuv-pc?user=raffi&quot;;[.Q3]))" office:value-type="float" office:value="26">
            <text:p>26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]; &quot;' and suggested_shadows.version = &quot;; [.$D3];&quot; except 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 [.$D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PersistenceExceptionHandler.aj}HWPersistenceExceptionHandler&amp;around&amp;QHttpServletResponse;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PersistenceExceptionHandler.aj}HWPersistenceExceptionHandler&amp;around&amp;QHttpServletResponse;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) as fo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exceptionHandling*HWTransactionExceptionHandler.aj}HWTransactionExceptionHandler&amp;around&amp;QHttpServletResponse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ORG.SISTEMA.OO.SQL.JAGUARSQL.EXECUTESQL(&quot;org.postgresql.Driver&quot;;&quot;jdbc:postgresql://localhost/rejuv-pc?user=raffi&quot;;[.F4]))" office:value-type="float" office:value="8">
            <text:p>8</text:p>
          </table:table-cell>
          <table:table-cell table:formula="of:=CONCATENATE(&quot;SELECT to_char(count(1),'999') FROM advises_shadow WHERE advice_key ='&quot;;[.$B4];&quot;' and version = &quot;; [.$C4])" office:value-type="string" office:string-value="SELECT to_char(count(1),'999') FROM advises_shadow WHERE advice_key ='healthwatcher.aspects.exceptionHandling*HWTransactionExceptionHandler.aj}HWTransactionExceptionHandler&amp;around&amp;QHttpServletResponse;' and version = 1">
            <text:p>SELECT to_char(count(1),'999') FROM advises_shadow WHERE advice_key ='healthwatcher.aspects.exceptionHandling*HWTransactionExceptionHandler.aj}HWTransactionExceptionHandler&amp;around&amp;QHttpServletResponse;' and version = 1</text:p>
          </table:table-cell>
          <table:table-cell table:formula="of:=VALUE(ORG.SISTEMA.OO.SQL.JAGUARSQL.EXECUTESQL(&quot;org.postgresql.Driver&quot;;&quot;jdbc:postgresql://localhost/rejuv-pc?user=raffi&quot;;[.H4]))" office:value-type="float" office:value="4">
            <text:p>4</text:p>
          </table:table-cell>
          <table:table-cell table:formula="of:=CONCATENATE(&quot;SELECT to_char(count(1),'999') FROM advises_shadow WHERE advice_key ='&quot;;[.$B4];&quot;' and version = &quot;; [.$D4])" office:value-type="string" office:string-value="SELECT to_char(count(1),'999') FROM advises_shadow WHERE advice_key ='healthwatcher.aspects.exceptionHandling*HWTransactionExceptionHandler.aj}HWTransactionExceptionHandler&amp;around&amp;QHttpServletResponse;' and version = 2">
            <text:p>SELECT to_char(count(1),'999') FROM advises_shadow WHERE advice_key ='healthwatcher.aspects.exceptionHandling*HWTransactionExceptionHandler.aj}HWTransactionExceptionHandler&amp;around&amp;QHttpServletResponse;' and version = 2</text:p>
          </table:table-cell>
          <table:table-cell table:formula="of:=VALUE(ORG.SISTEMA.OO.SQL.JAGUARSQL.EXECUTESQL(&quot;org.postgresql.Driver&quot;;&quot;jdbc:postgresql://localhost/rejuv-pc?user=raffi&quot;;[.J4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[.$D4];&quot; except 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[.$C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1) as foo</text:p>
          </table:table-cell>
          <table:table-cell table:formula="of:=VALUE(ORG.SISTEMA.OO.SQL.JAGUARSQL.EXECUTESQL(&quot;org.postgresql.Driver&quot;;&quot;jdbc:postgresql://localhost/rejuv-pc?user=raffi&quot;;[.L4]))" office:value-type="float" office:value="7">
            <text:p>7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[.$C4];&quot; except 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[.$D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 [.$D4]; &quot; except SELECT shadows.key FROM suggested_shadows INNER JOIN shadows ON suggested_shadows.shadow_key = shadows.key AND suggested_shadows.version = shadows.version INNER JOIN advice ON advice.key = suggested_shadows.advice_key WHERE advice.key = '&quot;; [.$B4]; &quot;' and suggested_shadows.version = &quot;; [.$D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TransactionExceptionHandler.aj}HWTransactionExceptionHandler&amp;around&amp;QHttpServletResponse;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TransactionExceptionHandler.aj}HWTransactionExceptionHandler&amp;around&amp;QHttpServletResponse;' and suggested_shadows.version = 2) as foo</text:p>
          </table:table-cell>
          <table:table-cell table:formula="of:=VALUE(ORG.SISTEMA.OO.SQL.JAGUARSQL.EXECUTESQL(&quot;org.postgresql.Driver&quot;;&quot;jdbc:postgresql://localhost/rejuv-pc?user=raffi&quot;;[.Q4]))" office:value-type="float" office:value="141">
            <text:p>14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]; &quot;' and suggested_shadows.version = &quot;; [.$D4];&quot; except 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 [.$D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TransactionExceptionHandler.aj}HWTransactionExceptionHandler&amp;around&amp;QHttpServletResponse;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TransactionExceptionHandler.aj}HWTransactionExceptionHandler&amp;around&amp;QHttpServletResponse;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) as foo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distribution*HWClientDistribution.aj}HWClientDistribution&amp;aroun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VALUE(ORG.SISTEMA.OO.SQL.JAGUARSQL.EXECUTESQL(&quot;org.postgresql.Driver&quot;;&quot;jdbc:postgresql://localhost/rejuv-pc?user=raffi&quot;;[.F5]))" office:value-type="float" office:value="19">
            <text:p>19</text:p>
          </table:table-cell>
          <table:table-cell table:formula="of:=CONCATENATE(&quot;SELECT to_char(count(1),'999') FROM advises_shadow WHERE advice_key ='&quot;;[.$B5];&quot;' and version = &quot;; [.$C5])" office:value-type="string" office:string-value="SELECT to_char(count(1),'999') FROM advises_shadow WHERE advice_key ='healthwatcher.aspects.distribution*HWClientDistribution.aj}HWClientDistribution&amp;around' and version = 3">
            <text:p>SELECT to_char(count(1),'999') FROM advises_shadow WHERE advice_key ='healthwatcher.aspects.distribution*HWClientDistribution.aj}HWClientDistribution&amp;around' and version = 3</text:p>
          </table:table-cell>
          <table:table-cell table:formula="of:=VALUE(ORG.SISTEMA.OO.SQL.JAGUARSQL.EXECUTESQL(&quot;org.postgresql.Driver&quot;;&quot;jdbc:postgresql://localhost/rejuv-pc?user=raffi&quot;;[.H5]))" office:value-type="float" office:value="16">
            <text:p>16</text:p>
          </table:table-cell>
          <table:table-cell table:formula="of:=CONCATENATE(&quot;SELECT to_char(count(1),'999') FROM advises_shadow WHERE advice_key ='&quot;;[.$B5];&quot;' and version = &quot;; [.$D5])" office:value-type="string" office:string-value="SELECT to_char(count(1),'999') FROM advises_shadow WHERE advice_key ='healthwatcher.aspects.distribution*HWClientDistribution.aj}HWClientDistribution&amp;around' and version = 4">
            <text:p>SELECT to_char(count(1),'999') FROM advises_shadow WHERE advice_key ='healthwatcher.aspects.distribution*HWClientDistribution.aj}HWClientDistribution&amp;around' and version = 4</text:p>
          </table:table-cell>
          <table:table-cell table:formula="of:=VALUE(ORG.SISTEMA.OO.SQL.JAGUARSQL.EXECUTESQL(&quot;org.postgresql.Driver&quot;;&quot;jdbc:postgresql://localhost/rejuv-pc?user=raffi&quot;;[.J5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[.$D5];&quot; except 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[.$C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3) as foo</text:p>
          </table:table-cell>
          <table:table-cell table:formula="of:=VALUE(ORG.SISTEMA.OO.SQL.JAGUARSQL.EXECUTESQL(&quot;org.postgresql.Driver&quot;;&quot;jdbc:postgresql://localhost/rejuv-pc?user=raffi&quot;;[.L5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[.$C5];&quot; except 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[.$D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3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3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5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 [.$D5]; &quot; except SELECT shadows.key FROM suggested_shadows INNER JOIN shadows ON suggested_shadows.shadow_key = shadows.key AND suggested_shadows.version = shadows.version INNER JOIN advice ON advice.key = suggested_shadows.advice_key WHERE advice.key = '&quot;; [.$B5]; &quot;' and suggested_shadows.version = &quot;; [.$D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4) as foo</text:p>
          </table:table-cell>
          <table:table-cell table:formula="of:=VALUE(ORG.SISTEMA.OO.SQL.JAGUARSQL.EXECUTESQL(&quot;org.postgresql.Driver&quot;;&quot;jdbc:postgresql://localhost/rejuv-pc?user=raffi&quot;;[.Q5]))" office:value-type="float" office:value="387">
            <text:p>38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]; &quot;' and suggested_shadows.version = &quot;; [.$D5];&quot; except 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 [.$D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4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4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) as foo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atterns*UpdateStateObserver.aj}UpdateStateObserver&amp;after&amp;QSubject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6]))" office:value-type="float" office:value="3">
            <text:p>3</text:p>
          </table:table-cell>
          <table:table-cell table:formula="of:=CONCATENATE(&quot;SELECT to_char(count(1),'999') FROM advises_shadow WHERE advice_key ='&quot;;[.$B6];&quot;' and version = &quot;; [.$C6])" office:value-type="string" office:string-value="SELECT to_char(count(1),'999') FROM advises_shadow WHERE advice_key ='healthwatcher.aspects.patterns*UpdateStateObserver.aj}UpdateStateObserver&amp;after&amp;QSubject;' and version = 6">
            <text:p>SELECT to_char(count(1),'999') FROM advises_shadow WHERE advice_key ='healthwatcher.aspects.patterns*UpdateStateObserver.aj}UpdateStateObserver&amp;after&amp;QSubject;' and version = 6</text:p>
          </table:table-cell>
          <table:table-cell table:formula="of:=VALUE(ORG.SISTEMA.OO.SQL.JAGUARSQL.EXECUTESQL(&quot;org.postgresql.Driver&quot;;&quot;jdbc:postgresql://localhost/rejuv-pc?user=raffi&quot;;[.H6]))" office:value-type="float" office:value="3">
            <text:p>3</text:p>
          </table:table-cell>
          <table:table-cell table:formula="of:=CONCATENATE(&quot;SELECT to_char(count(1),'999') FROM advises_shadow WHERE advice_key ='&quot;;[.$B6];&quot;' and version = &quot;; [.$D6])" office:value-type="string" office:string-value="SELECT to_char(count(1),'999') FROM advises_shadow WHERE advice_key ='healthwatcher.aspects.patterns*UpdateStateObserver.aj}UpdateStateObserver&amp;after&amp;QSubject;' and version = 7">
            <text:p>SELECT to_char(count(1),'999') FROM advises_shadow WHERE advice_key ='healthwatcher.aspects.patterns*UpdateStateObserver.aj}UpdateStateObserver&amp;after&amp;QSubject;' and version = 7</text:p>
          </table:table-cell>
          <table:table-cell table:formula="of:=VALUE(ORG.SISTEMA.OO.SQL.JAGUARSQL.EXECUTESQL(&quot;org.postgresql.Driver&quot;;&quot;jdbc:postgresql://localhost/rejuv-pc?user=raffi&quot;;[.J6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[.$D6];&quot; except 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[.$C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6) as foo</text:p>
          </table:table-cell>
          <table:table-cell table:formula="of:=VALUE(ORG.SISTEMA.OO.SQL.JAGUARSQL.EXECUTESQL(&quot;org.postgresql.Driver&quot;;&quot;jdbc:postgresql://localhost/rejuv-pc?user=raffi&quot;;[.L6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[.$C6];&quot; except 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[.$D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6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6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6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 [.$D6]; &quot; except SELECT shadows.key FROM suggested_shadows INNER JOIN shadows ON suggested_shadows.shadow_key = shadows.key AND suggested_shadows.version = shadows.version INNER JOIN advice ON advice.key = suggested_shadows.advice_key WHERE advice.key = '&quot;; [.$B6]; &quot;' and suggested_shadows.version = &quot;; [.$D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 except 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 except 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7) as foo</text:p>
          </table:table-cell>
          <table:table-cell table:formula="of:=VALUE(ORG.SISTEMA.OO.SQL.JAGUARSQL.EXECUTESQL(&quot;org.postgresql.Driver&quot;;&quot;jdbc:postgresql://localhost/rejuv-pc?user=raffi&quot;;[.Q6]))" office:value-type="float" office:value="59">
            <text:p>59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6]; &quot;' and suggested_shadows.version = &quot;; [.$D6];&quot; except 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 [.$D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7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7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) as fo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concurrency*HWManagedSynchronization.aj}HWManagedSynchronization&amp;before&amp;QObject;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7]))" office:value-type="float" office:value="1">
            <text:p>1</text:p>
          </table:table-cell>
          <table:table-cell table:formula="of:=CONCATENATE(&quot;SELECT to_char(count(1),'999') FROM advises_shadow WHERE advice_key ='&quot;;[.$B7];&quot;' and version = &quot;; [.$C7])" office:value-type="string" office:string-value="SELECT to_char(count(1),'999') FROM advises_shadow WHERE advice_key ='healthwatcher.aspects.concurrency*HWManagedSynchronization.aj}HWManagedSynchronization&amp;before&amp;QObject;' and version = 8">
            <text:p>SELECT to_char(count(1),'999') FROM advises_shadow WHERE advice_key ='healthwatcher.aspects.concurrency*HWManagedSynchronization.aj}HWManagedSynchronization&amp;before&amp;QObject;' and version = 8</text:p>
          </table:table-cell>
          <table:table-cell table:formula="of:=VALUE(ORG.SISTEMA.OO.SQL.JAGUARSQL.EXECUTESQL(&quot;org.postgresql.Driver&quot;;&quot;jdbc:postgresql://localhost/rejuv-pc?user=raffi&quot;;[.H7]))" office:value-type="float" office:value="3">
            <text:p>3</text:p>
          </table:table-cell>
          <table:table-cell table:formula="of:=CONCATENATE(&quot;SELECT to_char(count(1),'999') FROM advises_shadow WHERE advice_key ='&quot;;[.$B7];&quot;' and version = &quot;; [.$D7])" office:value-type="string" office:string-value="SELECT to_char(count(1),'999') FROM advises_shadow WHERE advice_key ='healthwatcher.aspects.concurrency*HWManagedSynchronization.aj}HWManagedSynchronization&amp;before&amp;QObject;' and version = 9">
            <text:p>SELECT to_char(count(1),'999') FROM advises_shadow WHERE advice_key ='healthwatcher.aspects.concurrency*HWManagedSynchronization.aj}HWManagedSynchronization&amp;before&amp;QObject;' and version = 9</text:p>
          </table:table-cell>
          <table:table-cell table:formula="of:=VALUE(ORG.SISTEMA.OO.SQL.JAGUARSQL.EXECUTESQL(&quot;org.postgresql.Driver&quot;;&quot;jdbc:postgresql://localhost/rejuv-pc?user=raffi&quot;;[.J7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[.$D7];&quot; except 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[.$C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8) as foo</text:p>
          </table:table-cell>
          <table:table-cell table:formula="of:=VALUE(ORG.SISTEMA.OO.SQL.JAGUARSQL.EXECUTESQL(&quot;org.postgresql.Driver&quot;;&quot;jdbc:postgresql://localhost/rejuv-pc?user=raffi&quot;;[.L7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[.$C7];&quot; except 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[.$D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7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 [.$D7]; &quot; except SELECT shadows.key FROM suggested_shadows INNER JOIN shadows ON suggested_shadows.shadow_key = shadows.key AND suggested_shadows.version = shadows.version INNER JOIN advice ON advice.key = suggested_shadows.advice_key WHERE advice.key = '&quot;; [.$B7]; &quot;' and suggested_shadows.version = &quot;; [.$D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' and suggested_shadows.version = 9) as foo</text:p>
          </table:table-cell>
          <table:table-cell table:formula="of:=VALUE(ORG.SISTEMA.OO.SQL.JAGUARSQL.EXECUTESQL(&quot;org.postgresql.Driver&quot;;&quot;jdbc:postgresql://localhost/rejuv-pc?user=raffi&quot;;[.Q7]))" office:value-type="float" office:value="137">
            <text:p>13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7]; &quot;' and suggested_shadows.version = &quot;; [.$D7];&quot; except 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 [.$D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) as fo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concurrency*HWManagedSynchronization.aj}HWManagedSynchronization&amp;before&amp;QObject;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8]))" office:value-type="float" office:value="1">
            <text:p>1</text:p>
          </table:table-cell>
          <table:table-cell table:formula="of:=CONCATENATE(&quot;SELECT to_char(count(1),'999') FROM advises_shadow WHERE advice_key ='&quot;;[.$B8];&quot;' and version = &quot;; [.$C8])" office:value-type="string" office:string-value="SELECT to_char(count(1),'999') FROM advises_shadow WHERE advice_key ='healthwatcher.aspects.concurrency*HWManagedSynchronization.aj}HWManagedSynchronization&amp;before&amp;QObject;2' and version = 8">
            <text:p>SELECT to_char(count(1),'999') FROM advises_shadow WHERE advice_key ='healthwatcher.aspects.concurrency*HWManagedSynchronization.aj}HWManagedSynchronization&amp;before&amp;QObject;2' and version = 8</text:p>
          </table:table-cell>
          <table:table-cell table:formula="of:=VALUE(ORG.SISTEMA.OO.SQL.JAGUARSQL.EXECUTESQL(&quot;org.postgresql.Driver&quot;;&quot;jdbc:postgresql://localhost/rejuv-pc?user=raffi&quot;;[.H8]))" office:value-type="float" office:value="3">
            <text:p>3</text:p>
          </table:table-cell>
          <table:table-cell table:formula="of:=CONCATENATE(&quot;SELECT to_char(count(1),'999') FROM advises_shadow WHERE advice_key ='&quot;;[.$B8];&quot;' and version = &quot;; [.$D8])" office:value-type="string" office:string-value="SELECT to_char(count(1),'999') FROM advises_shadow WHERE advice_key ='healthwatcher.aspects.concurrency*HWManagedSynchronization.aj}HWManagedSynchronization&amp;before&amp;QObject;2' and version = 9">
            <text:p>SELECT to_char(count(1),'999') FROM advises_shadow WHERE advice_key ='healthwatcher.aspects.concurrency*HWManagedSynchronization.aj}HWManagedSynchronization&amp;before&amp;QObject;2' and version = 9</text:p>
          </table:table-cell>
          <table:table-cell table:formula="of:=VALUE(ORG.SISTEMA.OO.SQL.JAGUARSQL.EXECUTESQL(&quot;org.postgresql.Driver&quot;;&quot;jdbc:postgresql://localhost/rejuv-pc?user=raffi&quot;;[.J8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[.$D8];&quot; except 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[.$C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8) as foo</text:p>
          </table:table-cell>
          <table:table-cell table:formula="of:=VALUE(ORG.SISTEMA.OO.SQL.JAGUARSQL.EXECUTESQL(&quot;org.postgresql.Driver&quot;;&quot;jdbc:postgresql://localhost/rejuv-pc?user=raffi&quot;;[.L8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[.$C8];&quot; except 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[.$D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8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 [.$D8]; &quot; except SELECT shadows.key FROM suggested_shadows INNER JOIN shadows ON suggested_shadows.shadow_key = shadows.key AND suggested_shadows.version = shadows.version INNER JOIN advice ON advice.key = suggested_shadows.advice_key WHERE advice.key = '&quot;; [.$B8]; &quot;' and suggested_shadows.version = &quot;; [.$D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2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2' and suggested_shadows.version = 9) as foo</text:p>
          </table:table-cell>
          <table:table-cell table:formula="of:=VALUE(ORG.SISTEMA.OO.SQL.JAGUARSQL.EXECUTESQL(&quot;org.postgresql.Driver&quot;;&quot;jdbc:postgresql://localhost/rejuv-pc?user=raffi&quot;;[.Q8]))" office:value-type="float" office:value="137">
            <text:p>13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8]; &quot;' and suggested_shadows.version = &quot;; [.$D8];&quot; except 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 [.$D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2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2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) as foo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ersistence*HWTransactionManagement.aj}HWTransactionManagement&amp;befor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9]))" office:value-type="float" office:value="16">
            <text:p>16</text:p>
          </table:table-cell>
          <table:table-cell table:formula="of:=CONCATENATE(&quot;SELECT to_char(count(1),'999') FROM advises_shadow WHERE advice_key ='&quot;;[.$B9];&quot;' and version = &quot;; [.$C9])" office:value-type="string" office:string-value="SELECT to_char(count(1),'999') FROM advises_shadow WHERE advice_key ='healthwatcher.aspects.persistence*HWTransactionManagement.aj}HWTransactionManagement&amp;before' and version = 8">
            <text:p>SELECT to_char(count(1),'999') FROM advises_shadow WHERE advice_key ='healthwatcher.aspects.persistence*HWTransactionManagement.aj}HWTransactionManagement&amp;before' and version = 8</text:p>
          </table:table-cell>
          <table:table-cell table:formula="of:=VALUE(ORG.SISTEMA.OO.SQL.JAGUARSQL.EXECUTESQL(&quot;org.postgresql.Driver&quot;;&quot;jdbc:postgresql://localhost/rejuv-pc?user=raffi&quot;;[.H9]))" office:value-type="float" office:value="25">
            <text:p>25</text:p>
          </table:table-cell>
          <table:table-cell table:formula="of:=CONCATENATE(&quot;SELECT to_char(count(1),'999') FROM advises_shadow WHERE advice_key ='&quot;;[.$B9];&quot;' and version = &quot;; [.$D9])" office:value-type="string" office:string-value="SELECT to_char(count(1),'999') FROM advises_shadow WHERE advice_key ='healthwatcher.aspects.persistence*HWTransactionManagement.aj}HWTransactionManagement&amp;before' and version = 9">
            <text:p>SELECT to_char(count(1),'999') FROM advises_shadow WHERE advice_key ='healthwatcher.aspects.persistence*HWTransactionManagement.aj}HWTransactionManagement&amp;before' and version = 9</text:p>
          </table:table-cell>
          <table:table-cell table:formula="of:=VALUE(ORG.SISTEMA.OO.SQL.JAGUARSQL.EXECUTESQL(&quot;org.postgresql.Driver&quot;;&quot;jdbc:postgresql://localhost/rejuv-pc?user=raffi&quot;;[.J9]))" office:value-type="float" office:value="9">
            <text:p>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[.$D9];&quot; except 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[.$C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8) as foo</text:p>
          </table:table-cell>
          <table:table-cell table:formula="of:=VALUE(ORG.SISTEMA.OO.SQL.JAGUARSQL.EXECUTESQL(&quot;org.postgresql.Driver&quot;;&quot;jdbc:postgresql://localhost/rejuv-pc?user=raffi&quot;;[.L9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[.$C9];&quot; except 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[.$D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9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 [.$D9]; &quot; except SELECT shadows.key FROM suggested_shadows INNER JOIN shadows ON suggested_shadows.shadow_key = shadows.key AND suggested_shadows.version = shadows.version INNER JOIN advice ON advice.key = suggested_shadows.advice_key WHERE advice.key = '&quot;; [.$B9]; &quot;' and suggested_shadows.version = &quot;; [.$D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before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before' and suggested_shadows.version = 9) as foo</text:p>
          </table:table-cell>
          <table:table-cell table:formula="of:=VALUE(ORG.SISTEMA.OO.SQL.JAGUARSQL.EXECUTESQL(&quot;org.postgresql.Driver&quot;;&quot;jdbc:postgresql://localhost/rejuv-pc?user=raffi&quot;;[.Q9]))" office:value-type="float" office:value="124">
            <text:p>124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9]; &quot;' and suggested_shadows.version = &quot;; [.$D9];&quot; except 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 [.$D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before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before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) as fo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ersistence*HWTransactionManagement.aj}HWTransactionManagement&amp;afterReturning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0]))" office:value-type="float" office:value="16">
            <text:p>16</text:p>
          </table:table-cell>
          <table:table-cell table:formula="of:=CONCATENATE(&quot;SELECT to_char(count(1),'999') FROM advises_shadow WHERE advice_key ='&quot;;[.$B10];&quot;' and version = &quot;; [.$C10])" office:value-type="string" office:string-value="SELECT to_char(count(1),'999') FROM advises_shadow WHERE advice_key ='healthwatcher.aspects.persistence*HWTransactionManagement.aj}HWTransactionManagement&amp;afterReturning' and version = 8">
            <text:p>SELECT to_char(count(1),'999') FROM advises_shadow WHERE advice_key ='healthwatcher.aspects.persistence*HWTransactionManagement.aj}HWTransactionManagement&amp;afterReturning' and version = 8</text:p>
          </table:table-cell>
          <table:table-cell table:formula="of:=VALUE(ORG.SISTEMA.OO.SQL.JAGUARSQL.EXECUTESQL(&quot;org.postgresql.Driver&quot;;&quot;jdbc:postgresql://localhost/rejuv-pc?user=raffi&quot;;[.H10]))" office:value-type="float" office:value="25">
            <text:p>25</text:p>
          </table:table-cell>
          <table:table-cell table:formula="of:=CONCATENATE(&quot;SELECT to_char(count(1),'999') FROM advises_shadow WHERE advice_key ='&quot;;[.$B10];&quot;' and version = &quot;; [.$D10])" office:value-type="string" office:string-value="SELECT to_char(count(1),'999') FROM advises_shadow WHERE advice_key ='healthwatcher.aspects.persistence*HWTransactionManagement.aj}HWTransactionManagement&amp;afterReturning' and version = 9">
            <text:p>SELECT to_char(count(1),'999') FROM advises_shadow WHERE advice_key ='healthwatcher.aspects.persistence*HWTransactionManagement.aj}HWTransactionManagement&amp;afterReturning' and version = 9</text:p>
          </table:table-cell>
          <table:table-cell table:formula="of:=VALUE(ORG.SISTEMA.OO.SQL.JAGUARSQL.EXECUTESQL(&quot;org.postgresql.Driver&quot;;&quot;jdbc:postgresql://localhost/rejuv-pc?user=raffi&quot;;[.J10]))" office:value-type="float" office:value="9">
            <text:p>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[.$D10];&quot; except 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[.$C1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8) as foo</text:p>
          </table:table-cell>
          <table:table-cell table:formula="of:=VALUE(ORG.SISTEMA.OO.SQL.JAGUARSQL.EXECUTESQL(&quot;org.postgresql.Driver&quot;;&quot;jdbc:postgresql://localhost/rejuv-pc?user=raffi&quot;;[.L10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[.$C10];&quot; except 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[.$D1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0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 [.$D10]; &quot; except SELECT shadows.key FROM suggested_shadows INNER JOIN shadows ON suggested_shadows.shadow_key = shadows.key AND suggested_shadows.version = shadows.version INNER JOIN advice ON advice.key = suggested_shadows.advice_key WHERE advice.key = '&quot;; [.$B10]; &quot;' and suggested_shadows.version = &quot;; [.$D10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Returning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Returning' and suggested_shadows.version = 9) as foo</text:p>
          </table:table-cell>
          <table:table-cell table:formula="of:=VALUE(ORG.SISTEMA.OO.SQL.JAGUARSQL.EXECUTESQL(&quot;org.postgresql.Driver&quot;;&quot;jdbc:postgresql://localhost/rejuv-pc?user=raffi&quot;;[.Q10]))" office:value-type="float" office:value="124">
            <text:p>124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0]; &quot;' and suggested_shadows.version = &quot;; [.$D10];&quot; except 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 [.$D10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Returning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Returning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) as foo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ersistence*HWTransactionManagement.aj}HWTransactionManagement&amp;afterThrowing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1]))" office:value-type="float" office:value="16">
            <text:p>16</text:p>
          </table:table-cell>
          <table:table-cell table:formula="of:=CONCATENATE(&quot;SELECT to_char(count(1),'999') FROM advises_shadow WHERE advice_key ='&quot;;[.$B11];&quot;' and version = &quot;; [.$C11])" office:value-type="string" office:string-value="SELECT to_char(count(1),'999') FROM advises_shadow WHERE advice_key ='healthwatcher.aspects.persistence*HWTransactionManagement.aj}HWTransactionManagement&amp;afterThrowing' and version = 8">
            <text:p>SELECT to_char(count(1),'999') FROM advises_shadow WHERE advice_key ='healthwatcher.aspects.persistence*HWTransactionManagement.aj}HWTransactionManagement&amp;afterThrowing' and version = 8</text:p>
          </table:table-cell>
          <table:table-cell table:formula="of:=VALUE(ORG.SISTEMA.OO.SQL.JAGUARSQL.EXECUTESQL(&quot;org.postgresql.Driver&quot;;&quot;jdbc:postgresql://localhost/rejuv-pc?user=raffi&quot;;[.H11]))" office:value-type="float" office:value="25">
            <text:p>25</text:p>
          </table:table-cell>
          <table:table-cell table:formula="of:=CONCATENATE(&quot;SELECT to_char(count(1),'999') FROM advises_shadow WHERE advice_key ='&quot;;[.$B11];&quot;' and version = &quot;; [.$D11])" office:value-type="string" office:string-value="SELECT to_char(count(1),'999') FROM advises_shadow WHERE advice_key ='healthwatcher.aspects.persistence*HWTransactionManagement.aj}HWTransactionManagement&amp;afterThrowing' and version = 9">
            <text:p>SELECT to_char(count(1),'999') FROM advises_shadow WHERE advice_key ='healthwatcher.aspects.persistence*HWTransactionManagement.aj}HWTransactionManagement&amp;afterThrowing' and version = 9</text:p>
          </table:table-cell>
          <table:table-cell table:formula="of:=VALUE(ORG.SISTEMA.OO.SQL.JAGUARSQL.EXECUTESQL(&quot;org.postgresql.Driver&quot;;&quot;jdbc:postgresql://localhost/rejuv-pc?user=raffi&quot;;[.J11]))" office:value-type="float" office:value="9">
            <text:p>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[.$D11];&quot; except 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[.$C1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8) as foo</text:p>
          </table:table-cell>
          <table:table-cell table:formula="of:=VALUE(ORG.SISTEMA.OO.SQL.JAGUARSQL.EXECUTESQL(&quot;org.postgresql.Driver&quot;;&quot;jdbc:postgresql://localhost/rejuv-pc?user=raffi&quot;;[.L11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[.$C11];&quot; except 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[.$D1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1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 [.$D11]; &quot; except SELECT shadows.key FROM suggested_shadows INNER JOIN shadows ON suggested_shadows.shadow_key = shadows.key AND suggested_shadows.version = shadows.version INNER JOIN advice ON advice.key = suggested_shadows.advice_key WHERE advice.key = '&quot;; [.$B11]; &quot;' and suggested_shadows.version = &quot;; [.$D11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Throwing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Throwing' and suggested_shadows.version = 9) as foo</text:p>
          </table:table-cell>
          <table:table-cell table:formula="of:=VALUE(ORG.SISTEMA.OO.SQL.JAGUARSQL.EXECUTESQL(&quot;org.postgresql.Driver&quot;;&quot;jdbc:postgresql://localhost/rejuv-pc?user=raffi&quot;;[.Q11]))" office:value-type="float" office:value="124">
            <text:p>124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1]; &quot;' and suggested_shadows.version = &quot;; [.$D11];&quot; except 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 [.$D11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Throwing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Throwing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) as fo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ersistence*HWDataCollection.aj}HWDataCollection&amp;around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2]))" office:value-type="float" office:value="5">
            <text:p>5</text:p>
          </table:table-cell>
          <table:table-cell table:formula="of:=CONCATENATE(&quot;SELECT to_char(count(1),'999') FROM advises_shadow WHERE advice_key ='&quot;;[.$B12];&quot;' and version = &quot;; [.$C12])" office:value-type="string" office:string-value="SELECT to_char(count(1),'999') FROM advises_shadow WHERE advice_key ='healthwatcher.aspects.persistence*HWDataCollection.aj}HWDataCollection&amp;around' and version = 8">
            <text:p>SELECT to_char(count(1),'999') FROM advises_shadow WHERE advice_key ='healthwatcher.aspects.persistence*HWDataCollection.aj}HWDataCollection&amp;around' and version = 8</text:p>
          </table:table-cell>
          <table:table-cell table:formula="of:=VALUE(ORG.SISTEMA.OO.SQL.JAGUARSQL.EXECUTESQL(&quot;org.postgresql.Driver&quot;;&quot;jdbc:postgresql://localhost/rejuv-pc?user=raffi&quot;;[.H12]))" office:value-type="float" office:value="6">
            <text:p>6</text:p>
          </table:table-cell>
          <table:table-cell table:formula="of:=CONCATENATE(&quot;SELECT to_char(count(1),'999') FROM advises_shadow WHERE advice_key ='&quot;;[.$B12];&quot;' and version = &quot;; [.$D12])" office:value-type="string" office:string-value="SELECT to_char(count(1),'999') FROM advises_shadow WHERE advice_key ='healthwatcher.aspects.persistence*HWDataCollection.aj}HWDataCollection&amp;around' and version = 9">
            <text:p>SELECT to_char(count(1),'999') FROM advises_shadow WHERE advice_key ='healthwatcher.aspects.persistence*HWDataCollection.aj}HWDataCollection&amp;around' and version = 9</text:p>
          </table:table-cell>
          <table:table-cell table:formula="of:=VALUE(ORG.SISTEMA.OO.SQL.JAGUARSQL.EXECUTESQL(&quot;org.postgresql.Driver&quot;;&quot;jdbc:postgresql://localhost/rejuv-pc?user=raffi&quot;;[.J1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[.$D12];&quot; except 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[.$C1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8) as foo</text:p>
          </table:table-cell>
          <table:table-cell table:formula="of:=VALUE(ORG.SISTEMA.OO.SQL.JAGUARSQL.EXECUTESQL(&quot;org.postgresql.Driver&quot;;&quot;jdbc:postgresql://localhost/rejuv-pc?user=raffi&quot;;[.L12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[.$C12];&quot; except 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[.$D1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 [.$D12]; &quot; except SELECT shadows.key FROM suggested_shadows INNER JOIN shadows ON suggested_shadows.shadow_key = shadows.key AND suggested_shadows.version = shadows.version INNER JOIN advice ON advice.key = suggested_shadows.advice_key WHERE advice.key = '&quot;; [.$B12]; &quot;' and suggested_shadows.version = &quot;; [.$D1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DataCollection.aj}HWDataCollection&amp;around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DataCollection.aj}HWDataCollection&amp;around' and suggested_shadows.version = 9) as foo</text:p>
          </table:table-cell>
          <table:table-cell table:formula="of:=VALUE(ORG.SISTEMA.OO.SQL.JAGUARSQL.EXECUTESQL(&quot;org.postgresql.Driver&quot;;&quot;jdbc:postgresql://localhost/rejuv-pc?user=raffi&quot;;[.Q12]))" office:value-type="float" office:value="26">
            <text:p>26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2]; &quot;' and suggested_shadows.version = &quot;; [.$D12];&quot; except 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 [.$D1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DataCollection.aj}HWDataCollection&amp;around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DataCollection.aj}HWDataCollection&amp;around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) as foo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exceptionHandling*HWUpdateObserverExceptionHandler.aj}HWUpdateObserverExceptionHandler&amp;around&amp;QCommandServlet;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3]))" office:value-type="float" office:value="3">
            <text:p>3</text:p>
          </table:table-cell>
          <table:table-cell table:formula="of:=CONCATENATE(&quot;SELECT to_char(count(1),'999') FROM advises_shadow WHERE advice_key ='&quot;;[.$B13];&quot;' and version = &quot;; [.$C13])" office:value-type="string" office:string-value="SELECT to_char(count(1),'999') FROM advises_shadow WHERE advice_key ='healthwatcher.aspects.exceptionHandling*HWUpdateObserverExceptionHandler.aj}HWUpdateObserverExceptionHandler&amp;around&amp;QCommandServlet;' and version = 8">
            <text:p>SELECT to_char(count(1),'999') FROM advises_shadow WHERE advice_key ='healthwatcher.aspects.exceptionHandling*HWUpdateObserverExceptionHandler.aj}HWUpdateObserverExceptionHandler&amp;around&amp;QCommandServlet;' and version = 8</text:p>
          </table:table-cell>
          <table:table-cell table:formula="of:=VALUE(ORG.SISTEMA.OO.SQL.JAGUARSQL.EXECUTESQL(&quot;org.postgresql.Driver&quot;;&quot;jdbc:postgresql://localhost/rejuv-pc?user=raffi&quot;;[.H13]))" office:value-type="float" office:value="5">
            <text:p>5</text:p>
          </table:table-cell>
          <table:table-cell table:formula="of:=CONCATENATE(&quot;SELECT to_char(count(1),'999') FROM advises_shadow WHERE advice_key ='&quot;;[.$B13];&quot;' and version = &quot;; [.$D13])" office:value-type="string" office:string-value="SELECT to_char(count(1),'999') FROM advises_shadow WHERE advice_key ='healthwatcher.aspects.exceptionHandling*HWUpdateObserverExceptionHandler.aj}HWUpdateObserverExceptionHandler&amp;around&amp;QCommandServlet;' and version = 9">
            <text:p>SELECT to_char(count(1),'999') FROM advises_shadow WHERE advice_key ='healthwatcher.aspects.exceptionHandling*HWUpdateObserverExceptionHandler.aj}HWUpdateObserverExceptionHandler&amp;around&amp;QCommandServlet;' and version = 9</text:p>
          </table:table-cell>
          <table:table-cell table:formula="of:=VALUE(ORG.SISTEMA.OO.SQL.JAGUARSQL.EXECUTESQL(&quot;org.postgresql.Driver&quot;;&quot;jdbc:postgresql://localhost/rejuv-pc?user=raffi&quot;;[.J13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[.$D13];&quot; except 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[.$C1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8) as foo</text:p>
          </table:table-cell>
          <table:table-cell table:formula="of:=VALUE(ORG.SISTEMA.OO.SQL.JAGUARSQL.EXECUTESQL(&quot;org.postgresql.Driver&quot;;&quot;jdbc:postgresql://localhost/rejuv-pc?user=raffi&quot;;[.L13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[.$C13];&quot; except 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[.$D1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3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 [.$D13]; &quot; except SELECT shadows.key FROM suggested_shadows INNER JOIN shadows ON suggested_shadows.shadow_key = shadows.key AND suggested_shadows.version = shadows.version INNER JOIN advice ON advice.key = suggested_shadows.advice_key WHERE advice.key = '&quot;; [.$B13]; &quot;' and suggested_shadows.version = &quot;; [.$D1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UpdateObserverExceptionHandler.aj}HWUpdateObserverExceptionHandler&amp;around&amp;QCommandServlet;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UpdateObserverExceptionHandler.aj}HWUpdateObserverExceptionHandler&amp;around&amp;QCommandServlet;' and suggested_shadows.version = 9) as foo</text:p>
          </table:table-cell>
          <table:table-cell table:formula="of:=VALUE(ORG.SISTEMA.OO.SQL.JAGUARSQL.EXECUTESQL(&quot;org.postgresql.Driver&quot;;&quot;jdbc:postgresql://localhost/rejuv-pc?user=raffi&quot;;[.Q13]))" office:value-type="float" office:value="118">
            <text:p>118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3]; &quot;' and suggested_shadows.version = &quot;; [.$D13];&quot; except 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 [.$D1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UpdateObserverExceptionHandler.aj}HWUpdateObserverExceptionHandler&amp;around&amp;QCommandServle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UpdateObserverExceptionHandler.aj}HWUpdateObserverExceptionHandler&amp;around&amp;QCommandServle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) as foo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atterns*UpdateStateObserver.aj}UpdateStateObserver&amp;after&amp;QSubject;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4]))" office:value-type="float" office:value="3">
            <text:p>3</text:p>
          </table:table-cell>
          <table:table-cell table:formula="of:=CONCATENATE(&quot;SELECT to_char(count(1),'999') FROM advises_shadow WHERE advice_key ='&quot;;[.$B14];&quot;' and version = &quot;; [.$C14])" office:value-type="string" office:string-value="SELECT to_char(count(1),'999') FROM advises_shadow WHERE advice_key ='healthwatcher.aspects.patterns*UpdateStateObserver.aj}UpdateStateObserver&amp;after&amp;QSubject;' and version = 8">
            <text:p>SELECT to_char(count(1),'999') FROM advises_shadow WHERE advice_key ='healthwatcher.aspects.patterns*UpdateStateObserver.aj}UpdateStateObserver&amp;after&amp;QSubject;' and version = 8</text:p>
          </table:table-cell>
          <table:table-cell table:formula="of:=VALUE(ORG.SISTEMA.OO.SQL.JAGUARSQL.EXECUTESQL(&quot;org.postgresql.Driver&quot;;&quot;jdbc:postgresql://localhost/rejuv-pc?user=raffi&quot;;[.H14]))" office:value-type="float" office:value="5">
            <text:p>5</text:p>
          </table:table-cell>
          <table:table-cell table:formula="of:=CONCATENATE(&quot;SELECT to_char(count(1),'999') FROM advises_shadow WHERE advice_key ='&quot;;[.$B14];&quot;' and version = &quot;; [.$D14])" office:value-type="string" office:string-value="SELECT to_char(count(1),'999') FROM advises_shadow WHERE advice_key ='healthwatcher.aspects.patterns*UpdateStateObserver.aj}UpdateStateObserver&amp;after&amp;QSubject;' and version = 9">
            <text:p>SELECT to_char(count(1),'999') FROM advises_shadow WHERE advice_key ='healthwatcher.aspects.patterns*UpdateStateObserver.aj}UpdateStateObserver&amp;after&amp;QSubject;' and version = 9</text:p>
          </table:table-cell>
          <table:table-cell table:formula="of:=VALUE(ORG.SISTEMA.OO.SQL.JAGUARSQL.EXECUTESQL(&quot;org.postgresql.Driver&quot;;&quot;jdbc:postgresql://localhost/rejuv-pc?user=raffi&quot;;[.J14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[.$D14];&quot; except 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[.$C1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8) as foo</text:p>
          </table:table-cell>
          <table:table-cell table:formula="of:=VALUE(ORG.SISTEMA.OO.SQL.JAGUARSQL.EXECUTESQL(&quot;org.postgresql.Driver&quot;;&quot;jdbc:postgresql://localhost/rejuv-pc?user=raffi&quot;;[.L14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[.$C14];&quot; except 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[.$D1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 [.$D14]; &quot; except SELECT shadows.key FROM suggested_shadows INNER JOIN shadows ON suggested_shadows.shadow_key = shadows.key AND suggested_shadows.version = shadows.version INNER JOIN advice ON advice.key = suggested_shadows.advice_key WHERE advice.key = '&quot;; [.$B14]; &quot;' and suggested_shadows.version = &quot;; [.$D1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9) as foo</text:p>
          </table:table-cell>
          <table:table-cell table:formula="of:=VALUE(ORG.SISTEMA.OO.SQL.JAGUARSQL.EXECUTESQL(&quot;org.postgresql.Driver&quot;;&quot;jdbc:postgresql://localhost/rejuv-pc?user=raffi&quot;;[.Q14]))" office:value-type="float" office:value="58">
            <text:p>58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4]; &quot;' and suggested_shadows.version = &quot;; [.$D14];&quot; except 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 [.$D1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) as foo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lib.patterns*ObserverProtocol.aj}ObserverProtocol&amp;after&amp;QSubject;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5]))" office:value-type="float" office:value="7">
            <text:p>7</text:p>
          </table:table-cell>
          <table:table-cell table:formula="of:=CONCATENATE(&quot;SELECT to_char(count(1),'999') FROM advises_shadow WHERE advice_key ='&quot;;[.$B15];&quot;' and version = &quot;; [.$C15])" office:value-type="string" office:string-value="SELECT to_char(count(1),'999') FROM advises_shadow WHERE advice_key ='lib.patterns*ObserverProtocol.aj}ObserverProtocol&amp;after&amp;QSubject;' and version = 8">
            <text:p>SELECT to_char(count(1),'999') FROM advises_shadow WHERE advice_key ='lib.patterns*ObserverProtocol.aj}ObserverProtocol&amp;after&amp;QSubject;' and version = 8</text:p>
          </table:table-cell>
          <table:table-cell table:formula="of:=VALUE(ORG.SISTEMA.OO.SQL.JAGUARSQL.EXECUTESQL(&quot;org.postgresql.Driver&quot;;&quot;jdbc:postgresql://localhost/rejuv-pc?user=raffi&quot;;[.H15]))" office:value-type="float" office:value="12">
            <text:p>12</text:p>
          </table:table-cell>
          <table:table-cell table:formula="of:=CONCATENATE(&quot;SELECT to_char(count(1),'999') FROM advises_shadow WHERE advice_key ='&quot;;[.$B15];&quot;' and version = &quot;; [.$D15])" office:value-type="string" office:string-value="SELECT to_char(count(1),'999') FROM advises_shadow WHERE advice_key ='lib.patterns*ObserverProtocol.aj}ObserverProtocol&amp;after&amp;QSubject;' and version = 9">
            <text:p>SELECT to_char(count(1),'999') FROM advises_shadow WHERE advice_key ='lib.patterns*ObserverProtocol.aj}ObserverProtocol&amp;after&amp;QSubject;' and version = 9</text:p>
          </table:table-cell>
          <table:table-cell table:formula="of:=VALUE(ORG.SISTEMA.OO.SQL.JAGUARSQL.EXECUTESQL(&quot;org.postgresql.Driver&quot;;&quot;jdbc:postgresql://localhost/rejuv-pc?user=raffi&quot;;[.J15]))" office:value-type="float" office:value="5">
            <text:p>5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[.$D15];&quot; except 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[.$C1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8) as foo</text:p>
          </table:table-cell>
          <table:table-cell table:formula="of:=VALUE(ORG.SISTEMA.OO.SQL.JAGUARSQL.EXECUTESQL(&quot;org.postgresql.Driver&quot;;&quot;jdbc:postgresql://localhost/rejuv-pc?user=raffi&quot;;[.L15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[.$C15];&quot; except 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[.$D1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8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8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5]))" office:value-type="float" office:value="5">
            <text:p>5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 [.$D15]; &quot; except SELECT shadows.key FROM suggested_shadows INNER JOIN shadows ON suggested_shadows.shadow_key = shadows.key AND suggested_shadows.version = shadows.version INNER JOIN advice ON advice.key = suggested_shadows.advice_key WHERE advice.key = '&quot;; [.$B15]; &quot;' and suggested_shadows.version = &quot;; [.$D1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lib.patterns*ObserverProtocol.aj}ObserverProtocol&amp;after&amp;QSubject;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lib.patterns*ObserverProtocol.aj}ObserverProtocol&amp;after&amp;QSubject;' and suggested_shadows.version = 9) as foo</text:p>
          </table:table-cell>
          <table:table-cell table:formula="of:=VALUE(ORG.SISTEMA.OO.SQL.JAGUARSQL.EXECUTESQL(&quot;org.postgresql.Driver&quot;;&quot;jdbc:postgresql://localhost/rejuv-pc?user=raffi&quot;;[.Q15]))" office:value-type="float" office:value="134">
            <text:p>134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5]; &quot;' and suggested_shadows.version = &quot;; [.$D15];&quot; except 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 [.$D1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ib.patterns*ObserverProtocol.aj}ObserverProtocol&amp;after&amp;QSubject;' and suggested_shadows.version = 9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ib.patterns*ObserverProtocol.aj}ObserverProtocol&amp;after&amp;QSubject;' and suggested_shadows.version = 9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) as foo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distribution*RMIClientDistribution.aj}RMIClientDistribution&amp;around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6]))" office:value-type="float" office:value="16">
            <text:p>16</text:p>
          </table:table-cell>
          <table:table-cell table:formula="of:=CONCATENATE(&quot;SELECT to_char(count(1),'999') FROM advises_shadow WHERE advice_key ='&quot;;[.$B16];&quot;' and version = &quot;; [.$C16])" office:value-type="string" office:string-value="SELECT to_char(count(1),'999') FROM advises_shadow WHERE advice_key ='healthwatcher.aspects.distribution*RMIClientDistribution.aj}RMIClientDistribution&amp;around' and version = 8">
            <text:p>SELECT to_char(count(1),'999') FROM advises_shadow WHERE advice_key ='healthwatcher.aspects.distribution*RMIClientDistribution.aj}RMIClientDistribution&amp;around' and version = 8</text:p>
          </table:table-cell>
          <table:table-cell table:formula="of:=VALUE(ORG.SISTEMA.OO.SQL.JAGUARSQL.EXECUTESQL(&quot;org.postgresql.Driver&quot;;&quot;jdbc:postgresql://localhost/rejuv-pc?user=raffi&quot;;[.H16]))" office:value-type="float" office:value="24">
            <text:p>24</text:p>
          </table:table-cell>
          <table:table-cell table:formula="of:=CONCATENATE(&quot;SELECT to_char(count(1),'999') FROM advises_shadow WHERE advice_key ='&quot;;[.$B16];&quot;' and version = &quot;; [.$D16])" office:value-type="string" office:string-value="SELECT to_char(count(1),'999') FROM advises_shadow WHERE advice_key ='healthwatcher.aspects.distribution*RMIClientDistribution.aj}RMIClientDistribution&amp;around' and version = 9">
            <text:p>SELECT to_char(count(1),'999') FROM advises_shadow WHERE advice_key ='healthwatcher.aspects.distribution*RMIClientDistribution.aj}RMIClientDistribution&amp;around' and version = 9</text:p>
          </table:table-cell>
          <table:table-cell table:formula="of:=VALUE(ORG.SISTEMA.OO.SQL.JAGUARSQL.EXECUTESQL(&quot;org.postgresql.Driver&quot;;&quot;jdbc:postgresql://localhost/rejuv-pc?user=raffi&quot;;[.J16]))" office:value-type="float" office:value="8">
            <text:p>8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[.$D16];&quot; except 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[.$C1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8) as foo</text:p>
          </table:table-cell>
          <table:table-cell table:formula="of:=VALUE(ORG.SISTEMA.OO.SQL.JAGUARSQL.EXECUTESQL(&quot;org.postgresql.Driver&quot;;&quot;jdbc:postgresql://localhost/rejuv-pc?user=raffi&quot;;[.L16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[.$C16];&quot; except 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[.$D1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6]))" office:value-type="float" office:value="7">
            <text:p>7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 [.$D16]; &quot; except SELECT shadows.key FROM suggested_shadows INNER JOIN shadows ON suggested_shadows.shadow_key = shadows.key AND suggested_shadows.version = shadows.version INNER JOIN advice ON advice.key = suggested_shadows.advice_key WHERE advice.key = '&quot;; [.$B16]; &quot;' and suggested_shadows.version = &quot;; [.$D1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RMIClientDistribution.aj}RMIClientDistribution&amp;around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RMIClientDistribution.aj}RMIClientDistribution&amp;around' and suggested_shadows.version = 9) as foo</text:p>
          </table:table-cell>
          <table:table-cell table:formula="of:=VALUE(ORG.SISTEMA.OO.SQL.JAGUARSQL.EXECUTESQL(&quot;org.postgresql.Driver&quot;;&quot;jdbc:postgresql://localhost/rejuv-pc?user=raffi&quot;;[.Q16]))" office:value-type="float" office:value="355">
            <text:p>35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6]; &quot;' and suggested_shadows.version = &quot;; [.$D16];&quot; except 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 [.$D1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RMIClientDistribution.aj}RMIClientDistribution&amp;around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RMIClientDistribution.aj}RMIClientDistribution&amp;around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) as fo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DataModelAspectEH.aj}DataModelAspectEH&amp;afterThrowing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ORG.SISTEMA.OO.SQL.JAGUARSQL.EXECUTESQL(&quot;org.postgresql.Driver&quot;;&quot;jdbc:postgresql://localhost/rejuv-pc?user=raffi&quot;;[.F17]))" office:value-type="float" office:value="1">
            <text:p>1</text:p>
          </table:table-cell>
          <table:table-cell table:formula="of:=CONCATENATE(&quot;SELECT to_char(count(1),'999') FROM advises_shadow WHERE advice_key ='&quot;;[.$B17];&quot;' and version = &quot;; [.$C17])" office:value-type="string" office:string-value="SELECT to_char(count(1),'999') FROM advises_shadow WHERE advice_key ='lancs.midp.aspects.exceptionblocks*DataModelAspectEH.aj}DataModelAspectEH&amp;afterThrowing6' and version = 2">
            <text:p>SELECT to_char(count(1),'999') FROM advises_shadow WHERE advice_key ='lancs.midp.aspects.exceptionblocks*DataModelAspectEH.aj}DataModelAspectEH&amp;afterThrowing6' and version = 2</text:p>
          </table:table-cell>
          <table:table-cell table:formula="of:=VALUE(ORG.SISTEMA.OO.SQL.JAGUARSQL.EXECUTESQL(&quot;org.postgresql.Driver&quot;;&quot;jdbc:postgresql://localhost/rejuv-pc?user=raffi&quot;;[.H17]))" office:value-type="float" office:value="1">
            <text:p>1</text:p>
          </table:table-cell>
          <table:table-cell table:formula="of:=CONCATENATE(&quot;SELECT to_char(count(1),'999') FROM advises_shadow WHERE advice_key ='&quot;;[.$B17];&quot;' and version = &quot;; [.$D17])" office:value-type="string" office:string-value="SELECT to_char(count(1),'999') FROM advises_shadow WHERE advice_key ='lancs.midp.aspects.exceptionblocks*DataModelAspectEH.aj}DataModelAspectEH&amp;afterThrowing6' and version = 3">
            <text:p>SELECT to_char(count(1),'999') FROM advises_shadow WHERE advice_key ='lancs.midp.aspects.exceptionblocks*DataModelAspectEH.aj}DataModelAspectEH&amp;afterThrowing6' and version = 3</text:p>
          </table:table-cell>
          <table:table-cell table:formula="of:=VALUE(ORG.SISTEMA.OO.SQL.JAGUARSQL.EXECUTESQL(&quot;org.postgresql.Driver&quot;;&quot;jdbc:postgresql://localhost/rejuv-pc?user=raffi&quot;;[.J1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[.$D17];&quot; except 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[.$C1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2) as foo</text:p>
          </table:table-cell>
          <table:table-cell table:formula="of:=VALUE(ORG.SISTEMA.OO.SQL.JAGUARSQL.EXECUTESQL(&quot;org.postgresql.Driver&quot;;&quot;jdbc:postgresql://localhost/rejuv-pc?user=raffi&quot;;[.L1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[.$C17];&quot; except 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[.$D1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2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2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17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 [.$D17]; &quot; except SELECT shadows.key FROM suggested_shadows INNER JOIN shadows ON suggested_shadows.shadow_key = shadows.key AND suggested_shadows.version = shadows.version INNER JOIN advice ON advice.key = suggested_shadows.advice_key WHERE advice.key = '&quot;; [.$B17]; &quot;' and suggested_shadows.version = &quot;; [.$D1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3) as foo</text:p>
          </table:table-cell>
          <table:table-cell table:formula="of:=VALUE(ORG.SISTEMA.OO.SQL.JAGUARSQL.EXECUTESQL(&quot;org.postgresql.Driver&quot;;&quot;jdbc:postgresql://localhost/rejuv-pc?user=raffi&quot;;[.Q17]))" office:value-type="float" office:value="92">
            <text:p>92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7]; &quot;' and suggested_shadows.version = &quot;; [.$D17];&quot; except 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 [.$D1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BaseController;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ORG.SISTEMA.OO.SQL.JAGUARSQL.EXECUTESQL(&quot;org.postgresql.Driver&quot;;&quot;jdbc:postgresql://localhost/rejuv-pc?user=raffi&quot;;[.F18]))" office:value-type="float" office:value="1">
            <text:p>1</text:p>
          </table:table-cell>
          <table:table-cell table:formula="of:=CONCATENATE(&quot;SELECT to_char(count(1),'999') FROM advises_shadow WHERE advice_key ='&quot;;[.$B18];&quot;' and version = &quot;; [.$C18])" office:value-type="string" office:string-value="SELECT to_char(count(1),'999') FROM advises_shadow WHERE advice_key ='lancs.midp.aspects.exceptionblocks*ControllerAspectEH.aj}ControllerAspectEH&amp;around&amp;QBaseController;2' and version = 2">
            <text:p>SELECT to_char(count(1),'999') FROM advises_shadow WHERE advice_key ='lancs.midp.aspects.exceptionblocks*ControllerAspectEH.aj}ControllerAspectEH&amp;around&amp;QBaseController;2' and version = 2</text:p>
          </table:table-cell>
          <table:table-cell table:formula="of:=VALUE(ORG.SISTEMA.OO.SQL.JAGUARSQL.EXECUTESQL(&quot;org.postgresql.Driver&quot;;&quot;jdbc:postgresql://localhost/rejuv-pc?user=raffi&quot;;[.H18]))" office:value-type="float" office:value="1">
            <text:p>1</text:p>
          </table:table-cell>
          <table:table-cell table:formula="of:=CONCATENATE(&quot;SELECT to_char(count(1),'999') FROM advises_shadow WHERE advice_key ='&quot;;[.$B18];&quot;' and version = &quot;; [.$D18])" office:value-type="string" office:string-value="SELECT to_char(count(1),'999') FROM advises_shadow WHERE advice_key ='lancs.midp.aspects.exceptionblocks*ControllerAspectEH.aj}ControllerAspectEH&amp;around&amp;QBaseController;2' and version = 3">
            <text:p>SELECT to_char(count(1),'999') FROM advises_shadow WHERE advice_key ='lancs.midp.aspects.exceptionblocks*ControllerAspectEH.aj}ControllerAspectEH&amp;around&amp;QBaseController;2' and version = 3</text:p>
          </table:table-cell>
          <table:table-cell table:formula="of:=VALUE(ORG.SISTEMA.OO.SQL.JAGUARSQL.EXECUTESQL(&quot;org.postgresql.Driver&quot;;&quot;jdbc:postgresql://localhost/rejuv-pc?user=raffi&quot;;[.J1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[.$D18];&quot; except 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[.$C1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2) as foo</text:p>
          </table:table-cell>
          <table:table-cell table:formula="of:=VALUE(ORG.SISTEMA.OO.SQL.JAGUARSQL.EXECUTESQL(&quot;org.postgresql.Driver&quot;;&quot;jdbc:postgresql://localhost/rejuv-pc?user=raffi&quot;;[.L1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[.$C18];&quot; except 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[.$D1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2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2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18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 [.$D18]; &quot; except SELECT shadows.key FROM suggested_shadows INNER JOIN shadows ON suggested_shadows.shadow_key = shadows.key AND suggested_shadows.version = shadows.version INNER JOIN advice ON advice.key = suggested_shadows.advice_key WHERE advice.key = '&quot;; [.$B18]; &quot;' and suggested_shadows.version = &quot;; [.$D1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BaseController;2' and suggested_shadows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BaseController;2' and suggested_shadows.version = 3) as foo</text:p>
          </table:table-cell>
          <table:table-cell table:formula="of:=VALUE(ORG.SISTEMA.OO.SQL.JAGUARSQL.EXECUTESQL(&quot;org.postgresql.Driver&quot;;&quot;jdbc:postgresql://localhost/rejuv-pc?user=raffi&quot;;[.Q18]))" office:value-type="float" office:value="87">
            <text:p>8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8]; &quot;' and suggested_shadows.version = &quot;; [.$D18];&quot; except 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 [.$D1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BaseController;2' and suggested_shadows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BaseController;2' and suggested_shadows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) as foo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javax.microedition.lcdui.CommandListener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19]))" office:value-type="float" office:value="1">
            <text:p>1</text:p>
          </table:table-cell>
          <table:table-cell table:formula="of:=CONCATENATE(&quot;SELECT to_char(count(1),'999') FROM advises_shadow WHERE advice_key ='&quot;;[.$B19];&quot;' and version = &quot;; [.$C19])" office:value-type="string" office:string-value="SELECT to_char(count(1),'999') FROM advises_shadow WHERE advice_key ='lancs.midp.aspects.exceptionblocks*ControllerAspectEH.aj}ControllerAspectEH&amp;around&amp;Qjavax.microedition.lcdui.CommandListener;' and version = 4">
            <text:p>SELECT to_char(count(1),'999') FROM advises_shadow WHERE advice_key ='lancs.midp.aspects.exceptionblocks*ControllerAspectEH.aj}ControllerAspectEH&amp;around&amp;Qjavax.microedition.lcdui.CommandListener;' and version = 4</text:p>
          </table:table-cell>
          <table:table-cell table:formula="of:=VALUE(ORG.SISTEMA.OO.SQL.JAGUARSQL.EXECUTESQL(&quot;org.postgresql.Driver&quot;;&quot;jdbc:postgresql://localhost/rejuv-pc?user=raffi&quot;;[.H19]))" office:value-type="float" office:value="1">
            <text:p>1</text:p>
          </table:table-cell>
          <table:table-cell table:formula="of:=CONCATENATE(&quot;SELECT to_char(count(1),'999') FROM advises_shadow WHERE advice_key ='&quot;;[.$B19];&quot;' and version = &quot;; [.$D19])" office:value-type="string" office:string-value="SELECT to_char(count(1),'999') FROM advises_shadow WHERE advice_key ='lancs.midp.aspects.exceptionblocks*ControllerAspectEH.aj}ControllerAspectEH&amp;around&amp;Qjavax.microedition.lcdui.CommandListener;' and version = 5">
            <text:p>SELECT to_char(count(1),'999') FROM advises_shadow WHERE advice_key ='lancs.midp.aspects.exceptionblocks*ControllerAspectEH.aj}ControllerAspectEH&amp;around&amp;Qjavax.microedition.lcdui.CommandListener;' and version = 5</text:p>
          </table:table-cell>
          <table:table-cell table:formula="of:=VALUE(ORG.SISTEMA.OO.SQL.JAGUARSQL.EXECUTESQL(&quot;org.postgresql.Driver&quot;;&quot;jdbc:postgresql://localhost/rejuv-pc?user=raffi&quot;;[.J19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[.$D19];&quot; except 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[.$C1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4) as foo</text:p>
          </table:table-cell>
          <table:table-cell table:formula="of:=VALUE(ORG.SISTEMA.OO.SQL.JAGUARSQL.EXECUTESQL(&quot;org.postgresql.Driver&quot;;&quot;jdbc:postgresql://localhost/rejuv-pc?user=raffi&quot;;[.L19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[.$C19];&quot; except 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[.$D1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19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 [.$D19]; &quot; except SELECT shadows.key FROM suggested_shadows INNER JOIN shadows ON suggested_shadows.shadow_key = shadows.key AND suggested_shadows.version = shadows.version INNER JOIN advice ON advice.key = suggested_shadows.advice_key WHERE advice.key = '&quot;; [.$B19]; &quot;' and suggested_shadows.version = &quot;; [.$D1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' and suggested_shadows.version = 5) as foo</text:p>
          </table:table-cell>
          <table:table-cell table:formula="of:=VALUE(ORG.SISTEMA.OO.SQL.JAGUARSQL.EXECUTESQL(&quot;org.postgresql.Driver&quot;;&quot;jdbc:postgresql://localhost/rejuv-pc?user=raffi&quot;;[.Q19]))" office:value-type="float" office:value="63">
            <text:p>63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9]; &quot;' and suggested_shadows.version = &quot;; [.$D19];&quot; except 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 [.$D1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) as foo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javax.microedition.lcdui.CommandListener;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0]))" office:value-type="float" office:value="1">
            <text:p>1</text:p>
          </table:table-cell>
          <table:table-cell table:formula="of:=CONCATENATE(&quot;SELECT to_char(count(1),'999') FROM advises_shadow WHERE advice_key ='&quot;;[.$B20];&quot;' and version = &quot;; [.$C20])" office:value-type="string" office:string-value="SELECT to_char(count(1),'999') FROM advises_shadow WHERE advice_key ='lancs.midp.aspects.exceptionblocks*ControllerAspectEH.aj}ControllerAspectEH&amp;around&amp;Qjavax.microedition.lcdui.CommandListener;2' and version = 4">
            <text:p>SELECT to_char(count(1),'999') FROM advises_shadow WHERE advice_key ='lancs.midp.aspects.exceptionblocks*ControllerAspectEH.aj}ControllerAspectEH&amp;around&amp;Qjavax.microedition.lcdui.CommandListener;2' and version = 4</text:p>
          </table:table-cell>
          <table:table-cell table:formula="of:=VALUE(ORG.SISTEMA.OO.SQL.JAGUARSQL.EXECUTESQL(&quot;org.postgresql.Driver&quot;;&quot;jdbc:postgresql://localhost/rejuv-pc?user=raffi&quot;;[.H20]))" office:value-type="float" office:value="1">
            <text:p>1</text:p>
          </table:table-cell>
          <table:table-cell table:formula="of:=CONCATENATE(&quot;SELECT to_char(count(1),'999') FROM advises_shadow WHERE advice_key ='&quot;;[.$B20];&quot;' and version = &quot;; [.$D20])" office:value-type="string" office:string-value="SELECT to_char(count(1),'999') FROM advises_shadow WHERE advice_key ='lancs.midp.aspects.exceptionblocks*ControllerAspectEH.aj}ControllerAspectEH&amp;around&amp;Qjavax.microedition.lcdui.CommandListener;2' and version = 5">
            <text:p>SELECT to_char(count(1),'999') FROM advises_shadow WHERE advice_key ='lancs.midp.aspects.exceptionblocks*ControllerAspectEH.aj}ControllerAspectEH&amp;around&amp;Qjavax.microedition.lcdui.CommandListener;2' and version = 5</text:p>
          </table:table-cell>
          <table:table-cell table:formula="of:=VALUE(ORG.SISTEMA.OO.SQL.JAGUARSQL.EXECUTESQL(&quot;org.postgresql.Driver&quot;;&quot;jdbc:postgresql://localhost/rejuv-pc?user=raffi&quot;;[.J2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0]; &quot;' and advises_shadow.version = &quot;;[.$D20];&quot; except SELECT shadows.key FROM advises_shadow INNER JOIN shadows ON advises_shadow.shadow_key = shadows.key AND advises_shadow.version = shadows.version INNER JOIN advice ON advice.key = advises_shadow.advice_key WHERE advice.key = '&quot;; [.$B20]; &quot;' and advises_shadow.version = &quot;;[.$C2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4) as foo</text:p>
          </table:table-cell>
          <table:table-cell table:formula="of:=VALUE(ORG.SISTEMA.OO.SQL.JAGUARSQL.EXECUTESQL(&quot;org.postgresql.Driver&quot;;&quot;jdbc:postgresql://localhost/rejuv-pc?user=raffi&quot;;[.L2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0]; &quot;' and advises_shadow.version = &quot;;[.$C20];&quot; except SELECT shadows.key FROM advises_shadow INNER JOIN shadows ON advises_shadow.shadow_key = shadows.key AND advises_shadow.version = shadows.version INNER JOIN advice ON advice.key = advises_shadow.advice_key WHERE advice.key = '&quot;; [.$B20]; &quot;' and advises_shadow.version = &quot;;[.$D2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0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0]; &quot;' and advises_shadow.version = &quot;; [.$D20]; &quot; except SELECT shadows.key FROM suggested_shadows INNER JOIN shadows ON suggested_shadows.shadow_key = shadows.key AND suggested_shadows.version = shadows.version INNER JOIN advice ON advice.key = suggested_shadows.advice_key WHERE advice.key = '&quot;; [.$B20]; &quot;' and suggested_shadows.version = &quot;; [.$D20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2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2' and suggested_shadows.version = 5) as foo</text:p>
          </table:table-cell>
          <table:table-cell table:formula="of:=VALUE(ORG.SISTEMA.OO.SQL.JAGUARSQL.EXECUTESQL(&quot;org.postgresql.Driver&quot;;&quot;jdbc:postgresql://localhost/rejuv-pc?user=raffi&quot;;[.Q20]))" office:value-type="float" office:value="63">
            <text:p>63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0]; &quot;' and suggested_shadows.version = &quot;; [.$D20];&quot; except SELECT shadows.key FROM advises_shadow INNER JOIN shadows ON advises_shadow.shadow_key = shadows.key AND advises_shadow.version = shadows.version INNER JOIN advice ON advice.key = advises_shadow.advice_key WHERE advice.key = '&quot;; [.$B20]; &quot;' and advises_shadow.version = &quot;; [.$D20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2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2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String;&amp;Qjavax.microedition.lcdui.CommandListener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1]))" office:value-type="float" office:value="1">
            <text:p>1</text:p>
          </table:table-cell>
          <table:table-cell table:formula="of:=CONCATENATE(&quot;SELECT to_char(count(1),'999') FROM advises_shadow WHERE advice_key ='&quot;;[.$B21];&quot;' and version = &quot;; [.$C21])" office:value-type="string" office:string-value="SELECT to_char(count(1),'999') FROM advises_shadow WHERE advice_key ='lancs.midp.aspects.exceptionblocks*ControllerAspectEH.aj}ControllerAspectEH&amp;around&amp;QString;&amp;Qjavax.microedition.lcdui.CommandListener;' and version = 4">
            <text:p>SELECT to_char(count(1),'999') FROM advises_shadow WHERE advice_key ='lancs.midp.aspects.exceptionblocks*ControllerAspectEH.aj}ControllerAspectEH&amp;around&amp;QString;&amp;Qjavax.microedition.lcdui.CommandListener;' and version = 4</text:p>
          </table:table-cell>
          <table:table-cell table:formula="of:=VALUE(ORG.SISTEMA.OO.SQL.JAGUARSQL.EXECUTESQL(&quot;org.postgresql.Driver&quot;;&quot;jdbc:postgresql://localhost/rejuv-pc?user=raffi&quot;;[.H21]))" office:value-type="float" office:value="1">
            <text:p>1</text:p>
          </table:table-cell>
          <table:table-cell table:formula="of:=CONCATENATE(&quot;SELECT to_char(count(1),'999') FROM advises_shadow WHERE advice_key ='&quot;;[.$B21];&quot;' and version = &quot;; [.$D21])" office:value-type="string" office:string-value="SELECT to_char(count(1),'999') FROM advises_shadow WHERE advice_key ='lancs.midp.aspects.exceptionblocks*ControllerAspectEH.aj}ControllerAspectEH&amp;around&amp;QString;&amp;Qjavax.microedition.lcdui.CommandListener;' and version = 5">
            <text:p>SELECT to_char(count(1),'999') FROM advises_shadow WHERE advice_key ='lancs.midp.aspects.exceptionblocks*ControllerAspectEH.aj}ControllerAspectEH&amp;around&amp;QString;&amp;Qjavax.microedition.lcdui.CommandListener;' and version = 5</text:p>
          </table:table-cell>
          <table:table-cell table:formula="of:=VALUE(ORG.SISTEMA.OO.SQL.JAGUARSQL.EXECUTESQL(&quot;org.postgresql.Driver&quot;;&quot;jdbc:postgresql://localhost/rejuv-pc?user=raffi&quot;;[.J2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1]; &quot;' and advises_shadow.version = &quot;;[.$D21];&quot; except SELECT shadows.key FROM advises_shadow INNER JOIN shadows ON advises_shadow.shadow_key = shadows.key AND advises_shadow.version = shadows.version INNER JOIN advice ON advice.key = advises_shadow.advice_key WHERE advice.key = '&quot;; [.$B21]; &quot;' and advises_shadow.version = &quot;;[.$C2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4) as foo</text:p>
          </table:table-cell>
          <table:table-cell table:formula="of:=VALUE(ORG.SISTEMA.OO.SQL.JAGUARSQL.EXECUTESQL(&quot;org.postgresql.Driver&quot;;&quot;jdbc:postgresql://localhost/rejuv-pc?user=raffi&quot;;[.L2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1]; &quot;' and advises_shadow.version = &quot;;[.$C21];&quot; except SELECT shadows.key FROM advises_shadow INNER JOIN shadows ON advises_shadow.shadow_key = shadows.key AND advises_shadow.version = shadows.version INNER JOIN advice ON advice.key = advises_shadow.advice_key WHERE advice.key = '&quot;; [.$B21]; &quot;' and advises_shadow.version = &quot;;[.$D2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1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1]; &quot;' and advises_shadow.version = &quot;; [.$D21]; &quot; except SELECT shadows.key FROM suggested_shadows INNER JOIN shadows ON suggested_shadows.shadow_key = shadows.key AND suggested_shadows.version = shadows.version INNER JOIN advice ON advice.key = suggested_shadows.advice_key WHERE advice.key = '&quot;; [.$B21]; &quot;' and suggested_shadows.version = &quot;; [.$D21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' and suggested_shadows.version = 5) as foo</text:p>
          </table:table-cell>
          <table:table-cell table:formula="of:=VALUE(ORG.SISTEMA.OO.SQL.JAGUARSQL.EXECUTESQL(&quot;org.postgresql.Driver&quot;;&quot;jdbc:postgresql://localhost/rejuv-pc?user=raffi&quot;;[.Q21]))" office:value-type="float" office:value="39">
            <text:p>39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1]; &quot;' and suggested_shadows.version = &quot;; [.$D21];&quot; except SELECT shadows.key FROM advises_shadow INNER JOIN shadows ON advises_shadow.shadow_key = shadows.key AND advises_shadow.version = shadows.version INNER JOIN advice ON advice.key = advises_shadow.advice_key WHERE advice.key = '&quot;; [.$B21]; &quot;' and advises_shadow.version = &quot;; [.$D21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String;&amp;Qjavax.microedition.lcdui.CommandListener;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2]))" office:value-type="float" office:value="1">
            <text:p>1</text:p>
          </table:table-cell>
          <table:table-cell table:formula="of:=CONCATENATE(&quot;SELECT to_char(count(1),'999') FROM advises_shadow WHERE advice_key ='&quot;;[.$B22];&quot;' and version = &quot;; [.$C22])" office:value-type="string" office:string-value="SELECT to_char(count(1),'999') FROM advises_shadow WHERE advice_key ='lancs.midp.aspects.exceptionblocks*ControllerAspectEH.aj}ControllerAspectEH&amp;around&amp;QString;&amp;Qjavax.microedition.lcdui.CommandListener;2' and version = 4">
            <text:p>SELECT to_char(count(1),'999') FROM advises_shadow WHERE advice_key ='lancs.midp.aspects.exceptionblocks*ControllerAspectEH.aj}ControllerAspectEH&amp;around&amp;QString;&amp;Qjavax.microedition.lcdui.CommandListener;2' and version = 4</text:p>
          </table:table-cell>
          <table:table-cell table:formula="of:=VALUE(ORG.SISTEMA.OO.SQL.JAGUARSQL.EXECUTESQL(&quot;org.postgresql.Driver&quot;;&quot;jdbc:postgresql://localhost/rejuv-pc?user=raffi&quot;;[.H22]))" office:value-type="float" office:value="1">
            <text:p>1</text:p>
          </table:table-cell>
          <table:table-cell table:formula="of:=CONCATENATE(&quot;SELECT to_char(count(1),'999') FROM advises_shadow WHERE advice_key ='&quot;;[.$B22];&quot;' and version = &quot;; [.$D22])" office:value-type="string" office:string-value="SELECT to_char(count(1),'999') FROM advises_shadow WHERE advice_key ='lancs.midp.aspects.exceptionblocks*ControllerAspectEH.aj}ControllerAspectEH&amp;around&amp;QString;&amp;Qjavax.microedition.lcdui.CommandListener;2' and version = 5">
            <text:p>SELECT to_char(count(1),'999') FROM advises_shadow WHERE advice_key ='lancs.midp.aspects.exceptionblocks*ControllerAspectEH.aj}ControllerAspectEH&amp;around&amp;QString;&amp;Qjavax.microedition.lcdui.CommandListener;2' and version = 5</text:p>
          </table:table-cell>
          <table:table-cell table:formula="of:=VALUE(ORG.SISTEMA.OO.SQL.JAGUARSQL.EXECUTESQL(&quot;org.postgresql.Driver&quot;;&quot;jdbc:postgresql://localhost/rejuv-pc?user=raffi&quot;;[.J2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2]; &quot;' and advises_shadow.version = &quot;;[.$D22];&quot; except SELECT shadows.key FROM advises_shadow INNER JOIN shadows ON advises_shadow.shadow_key = shadows.key AND advises_shadow.version = shadows.version INNER JOIN advice ON advice.key = advises_shadow.advice_key WHERE advice.key = '&quot;; [.$B22]; &quot;' and advises_shadow.version = &quot;;[.$C2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4) as foo</text:p>
          </table:table-cell>
          <table:table-cell table:formula="of:=VALUE(ORG.SISTEMA.OO.SQL.JAGUARSQL.EXECUTESQL(&quot;org.postgresql.Driver&quot;;&quot;jdbc:postgresql://localhost/rejuv-pc?user=raffi&quot;;[.L2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2]; &quot;' and advises_shadow.version = &quot;;[.$C22];&quot; except SELECT shadows.key FROM advises_shadow INNER JOIN shadows ON advises_shadow.shadow_key = shadows.key AND advises_shadow.version = shadows.version INNER JOIN advice ON advice.key = advises_shadow.advice_key WHERE advice.key = '&quot;; [.$B22]; &quot;' and advises_shadow.version = &quot;;[.$D2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2]; &quot;' and advises_shadow.version = &quot;; [.$D22]; &quot; except SELECT shadows.key FROM suggested_shadows INNER JOIN shadows ON suggested_shadows.shadow_key = shadows.key AND suggested_shadows.version = shadows.version INNER JOIN advice ON advice.key = suggested_shadows.advice_key WHERE advice.key = '&quot;; [.$B22]; &quot;' and suggested_shadows.version = &quot;; [.$D2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2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2' and suggested_shadows.version = 5) as foo</text:p>
          </table:table-cell>
          <table:table-cell table:formula="of:=VALUE(ORG.SISTEMA.OO.SQL.JAGUARSQL.EXECUTESQL(&quot;org.postgresql.Driver&quot;;&quot;jdbc:postgresql://localhost/rejuv-pc?user=raffi&quot;;[.Q22]))" office:value-type="float" office:value="85">
            <text:p>8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2]; &quot;' and suggested_shadows.version = &quot;; [.$D22];&quot; except SELECT shadows.key FROM advises_shadow INNER JOIN shadows ON advises_shadow.shadow_key = shadows.key AND advises_shadow.version = shadows.version INNER JOIN advice ON advice.key = advises_shadow.advice_key WHERE advice.key = '&quot;; [.$B22]; &quot;' and advises_shadow.version = &quot;; [.$D2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2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2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fter&amp;Qjavax.microedition.lcdui.CommandListener;&amp;[QImageData;&amp;QPhotoListScreen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3]))" office:value-type="float" office:value="1">
            <text:p>1</text:p>
          </table:table-cell>
          <table:table-cell table:formula="of:=CONCATENATE(&quot;SELECT to_char(count(1),'999') FROM advises_shadow WHERE advice_key ='&quot;;[.$B23];&quot;' and version = &quot;; [.$C23])" office:value-type="string" office:string-value="SELECT to_char(count(1),'999') FROM advises_shadow WHERE advice_key ='lancs.midp.mobilephoto.optional.favourites*FavouritesAspect.aj}FavouritesAspect&amp;after&amp;Qjavax.microedition.lcdui.CommandListener;&amp;[QImageData;&amp;QPhotoListScreen;' and version = 4">
            <text:p>SELECT to_char(count(1),'999') FROM advises_shadow WHERE advice_key ='lancs.midp.mobilephoto.optional.favourites*FavouritesAspect.aj}FavouritesAspect&amp;after&amp;Qjavax.microedition.lcdui.CommandListener;&amp;[QImageData;&amp;QPhotoListScreen;' and version = 4</text:p>
          </table:table-cell>
          <table:table-cell table:formula="of:=VALUE(ORG.SISTEMA.OO.SQL.JAGUARSQL.EXECUTESQL(&quot;org.postgresql.Driver&quot;;&quot;jdbc:postgresql://localhost/rejuv-pc?user=raffi&quot;;[.H23]))" office:value-type="float" office:value="1">
            <text:p>1</text:p>
          </table:table-cell>
          <table:table-cell table:formula="of:=CONCATENATE(&quot;SELECT to_char(count(1),'999') FROM advises_shadow WHERE advice_key ='&quot;;[.$B23];&quot;' and version = &quot;; [.$D23])" office:value-type="string" office:string-value="SELECT to_char(count(1),'999') FROM advises_shadow WHERE advice_key ='lancs.midp.mobilephoto.optional.favourites*FavouritesAspect.aj}FavouritesAspect&amp;after&amp;Qjavax.microedition.lcdui.CommandListener;&amp;[QImageData;&amp;QPhotoListScreen;' and version = 5">
            <text:p>SELECT to_char(count(1),'999') FROM advises_shadow WHERE advice_key ='lancs.midp.mobilephoto.optional.favourites*FavouritesAspect.aj}FavouritesAspect&amp;after&amp;Qjavax.microedition.lcdui.CommandListener;&amp;[QImageData;&amp;QPhotoListScreen;' and version = 5</text:p>
          </table:table-cell>
          <table:table-cell table:formula="of:=VALUE(ORG.SISTEMA.OO.SQL.JAGUARSQL.EXECUTESQL(&quot;org.postgresql.Driver&quot;;&quot;jdbc:postgresql://localhost/rejuv-pc?user=raffi&quot;;[.J2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3]; &quot;' and advises_shadow.version = &quot;;[.$D23];&quot; except SELECT shadows.key FROM advises_shadow INNER JOIN shadows ON advises_shadow.shadow_key = shadows.key AND advises_shadow.version = shadows.version INNER JOIN advice ON advice.key = advises_shadow.advice_key WHERE advice.key = '&quot;; [.$B23]; &quot;' and advises_shadow.version = &quot;;[.$C2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4) as foo</text:p>
          </table:table-cell>
          <table:table-cell table:formula="of:=VALUE(ORG.SISTEMA.OO.SQL.JAGUARSQL.EXECUTESQL(&quot;org.postgresql.Driver&quot;;&quot;jdbc:postgresql://localhost/rejuv-pc?user=raffi&quot;;[.L2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3]; &quot;' and advises_shadow.version = &quot;;[.$C23];&quot; except SELECT shadows.key FROM advises_shadow INNER JOIN shadows ON advises_shadow.shadow_key = shadows.key AND advises_shadow.version = shadows.version INNER JOIN advice ON advice.key = advises_shadow.advice_key WHERE advice.key = '&quot;; [.$B23]; &quot;' and advises_shadow.version = &quot;;[.$D2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3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3]; &quot;' and advises_shadow.version = &quot;; [.$D23]; &quot; except SELECT shadows.key FROM suggested_shadows INNER JOIN shadows ON suggested_shadows.shadow_key = shadows.key AND suggested_shadows.version = shadows.version INNER JOIN advice ON advice.key = suggested_shadows.advice_key WHERE advice.key = '&quot;; [.$B23]; &quot;' and suggested_shadows.version = &quot;; [.$D2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&amp;Qjavax.microedition.lcdui.CommandListener;&amp;[QImageData;&amp;QPhotoListScreen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&amp;Qjavax.microedition.lcdui.CommandListener;&amp;[QImageData;&amp;QPhotoListScreen;' and suggested_shadows.version = 5) as foo</text:p>
          </table:table-cell>
          <table:table-cell table:formula="of:=VALUE(ORG.SISTEMA.OO.SQL.JAGUARSQL.EXECUTESQL(&quot;org.postgresql.Driver&quot;;&quot;jdbc:postgresql://localhost/rejuv-pc?user=raffi&quot;;[.Q23]))" office:value-type="float" office:value="51">
            <text:p>5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3]; &quot;' and suggested_shadows.version = &quot;; [.$D23];&quot; except SELECT shadows.key FROM advises_shadow INNER JOIN shadows ON advises_shadow.shadow_key = shadows.key AND advises_shadow.version = shadows.version INNER JOIN advice ON advice.key = advises_shadow.advice_key WHERE advice.key = '&quot;; [.$B23]; &quot;' and advises_shadow.version = &quot;; [.$D2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&amp;Qjavax.microedition.lcdui.CommandListener;&amp;[QImageData;&amp;QPhotoListScreen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&amp;Qjavax.microedition.lcdui.CommandListener;&amp;[QImageData;&amp;QPhotoListScreen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round&amp;Qjavax.microedition.lcdui.CommandListener;&amp;QCommand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4]))" office:value-type="float" office:value="1">
            <text:p>1</text:p>
          </table:table-cell>
          <table:table-cell table:formula="of:=CONCATENATE(&quot;SELECT to_char(count(1),'999') FROM advises_shadow WHERE advice_key ='&quot;;[.$B24];&quot;' and version = &quot;; [.$C24])" office:value-type="string" office:string-value="SELECT to_char(count(1),'999') FROM advises_shadow WHERE advice_key ='lancs.midp.mobilephoto.optional.favourites*FavouritesAspect.aj}FavouritesAspect&amp;around&amp;Qjavax.microedition.lcdui.CommandListener;&amp;QCommand;' and version = 4">
            <text:p>SELECT to_char(count(1),'999') FROM advises_shadow WHERE advice_key ='lancs.midp.mobilephoto.optional.favourites*FavouritesAspect.aj}FavouritesAspect&amp;around&amp;Qjavax.microedition.lcdui.CommandListener;&amp;QCommand;' and version = 4</text:p>
          </table:table-cell>
          <table:table-cell table:formula="of:=VALUE(ORG.SISTEMA.OO.SQL.JAGUARSQL.EXECUTESQL(&quot;org.postgresql.Driver&quot;;&quot;jdbc:postgresql://localhost/rejuv-pc?user=raffi&quot;;[.H24]))" office:value-type="float" office:value="1">
            <text:p>1</text:p>
          </table:table-cell>
          <table:table-cell table:formula="of:=CONCATENATE(&quot;SELECT to_char(count(1),'999') FROM advises_shadow WHERE advice_key ='&quot;;[.$B24];&quot;' and version = &quot;; [.$D24])" office:value-type="string" office:string-value="SELECT to_char(count(1),'999') FROM advises_shadow WHERE advice_key ='lancs.midp.mobilephoto.optional.favourites*FavouritesAspect.aj}FavouritesAspect&amp;around&amp;Qjavax.microedition.lcdui.CommandListener;&amp;QCommand;' and version = 5">
            <text:p>SELECT to_char(count(1),'999') FROM advises_shadow WHERE advice_key ='lancs.midp.mobilephoto.optional.favourites*FavouritesAspect.aj}FavouritesAspect&amp;around&amp;Qjavax.microedition.lcdui.CommandListener;&amp;QCommand;' and version = 5</text:p>
          </table:table-cell>
          <table:table-cell table:formula="of:=VALUE(ORG.SISTEMA.OO.SQL.JAGUARSQL.EXECUTESQL(&quot;org.postgresql.Driver&quot;;&quot;jdbc:postgresql://localhost/rejuv-pc?user=raffi&quot;;[.J24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4]; &quot;' and advises_shadow.version = &quot;;[.$D24];&quot; except SELECT shadows.key FROM advises_shadow INNER JOIN shadows ON advises_shadow.shadow_key = shadows.key AND advises_shadow.version = shadows.version INNER JOIN advice ON advice.key = advises_shadow.advice_key WHERE advice.key = '&quot;; [.$B24]; &quot;' and advises_shadow.version = &quot;;[.$C2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4) as foo</text:p>
          </table:table-cell>
          <table:table-cell table:formula="of:=VALUE(ORG.SISTEMA.OO.SQL.JAGUARSQL.EXECUTESQL(&quot;org.postgresql.Driver&quot;;&quot;jdbc:postgresql://localhost/rejuv-pc?user=raffi&quot;;[.L24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4]; &quot;' and advises_shadow.version = &quot;;[.$C24];&quot; except SELECT shadows.key FROM advises_shadow INNER JOIN shadows ON advises_shadow.shadow_key = shadows.key AND advises_shadow.version = shadows.version INNER JOIN advice ON advice.key = advises_shadow.advice_key WHERE advice.key = '&quot;; [.$B24]; &quot;' and advises_shadow.version = &quot;;[.$D2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4]; &quot;' and advises_shadow.version = &quot;; [.$D24]; &quot; except SELECT shadows.key FROM suggested_shadows INNER JOIN shadows ON suggested_shadows.shadow_key = shadows.key AND suggested_shadows.version = shadows.version INNER JOIN advice ON advice.key = suggested_shadows.advice_key WHERE advice.key = '&quot;; [.$B24]; &quot;' and suggested_shadows.version = &quot;; [.$D2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Command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Command;' and suggested_shadows.version = 5) as foo</text:p>
          </table:table-cell>
          <table:table-cell table:formula="of:=VALUE(ORG.SISTEMA.OO.SQL.JAGUARSQL.EXECUTESQL(&quot;org.postgresql.Driver&quot;;&quot;jdbc:postgresql://localhost/rejuv-pc?user=raffi&quot;;[.Q24]))" office:value-type="float" office:value="82">
            <text:p>82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4]; &quot;' and suggested_shadows.version = &quot;; [.$D24];&quot; except SELECT shadows.key FROM advises_shadow INNER JOIN shadows ON advises_shadow.shadow_key = shadows.key AND advises_shadow.version = shadows.version INNER JOIN advice ON advice.key = advises_shadow.advice_key WHERE advice.key = '&quot;; [.$B24]; &quot;' and advises_shadow.version = &quot;; [.$D2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Command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Command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round&amp;Qjavax.microedition.lcdui.CommandListener;&amp;QImageData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5]))" office:value-type="float" office:value="1">
            <text:p>1</text:p>
          </table:table-cell>
          <table:table-cell table:formula="of:=CONCATENATE(&quot;SELECT to_char(count(1),'999') FROM advises_shadow WHERE advice_key ='&quot;;[.$B25];&quot;' and version = &quot;; [.$C25])" office:value-type="string" office:string-value="SELECT to_char(count(1),'999') FROM advises_shadow WHERE advice_key ='lancs.midp.mobilephoto.optional.favourites*FavouritesAspect.aj}FavouritesAspect&amp;around&amp;Qjavax.microedition.lcdui.CommandListener;&amp;QImageData;' and version = 4">
            <text:p>SELECT to_char(count(1),'999') FROM advises_shadow WHERE advice_key ='lancs.midp.mobilephoto.optional.favourites*FavouritesAspect.aj}FavouritesAspect&amp;around&amp;Qjavax.microedition.lcdui.CommandListener;&amp;QImageData;' and version = 4</text:p>
          </table:table-cell>
          <table:table-cell table:formula="of:=VALUE(ORG.SISTEMA.OO.SQL.JAGUARSQL.EXECUTESQL(&quot;org.postgresql.Driver&quot;;&quot;jdbc:postgresql://localhost/rejuv-pc?user=raffi&quot;;[.H25]))" office:value-type="float" office:value="1">
            <text:p>1</text:p>
          </table:table-cell>
          <table:table-cell table:formula="of:=CONCATENATE(&quot;SELECT to_char(count(1),'999') FROM advises_shadow WHERE advice_key ='&quot;;[.$B25];&quot;' and version = &quot;; [.$D25])" office:value-type="string" office:string-value="SELECT to_char(count(1),'999') FROM advises_shadow WHERE advice_key ='lancs.midp.mobilephoto.optional.favourites*FavouritesAspect.aj}FavouritesAspect&amp;around&amp;Qjavax.microedition.lcdui.CommandListener;&amp;QImageData;' and version = 5">
            <text:p>SELECT to_char(count(1),'999') FROM advises_shadow WHERE advice_key ='lancs.midp.mobilephoto.optional.favourites*FavouritesAspect.aj}FavouritesAspect&amp;around&amp;Qjavax.microedition.lcdui.CommandListener;&amp;QImageData;' and version = 5</text:p>
          </table:table-cell>
          <table:table-cell table:formula="of:=VALUE(ORG.SISTEMA.OO.SQL.JAGUARSQL.EXECUTESQL(&quot;org.postgresql.Driver&quot;;&quot;jdbc:postgresql://localhost/rejuv-pc?user=raffi&quot;;[.J2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5]; &quot;' and advises_shadow.version = &quot;;[.$D25];&quot; except SELECT shadows.key FROM advises_shadow INNER JOIN shadows ON advises_shadow.shadow_key = shadows.key AND advises_shadow.version = shadows.version INNER JOIN advice ON advice.key = advises_shadow.advice_key WHERE advice.key = '&quot;; [.$B25]; &quot;' and advises_shadow.version = &quot;;[.$C2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4) as foo</text:p>
          </table:table-cell>
          <table:table-cell table:formula="of:=VALUE(ORG.SISTEMA.OO.SQL.JAGUARSQL.EXECUTESQL(&quot;org.postgresql.Driver&quot;;&quot;jdbc:postgresql://localhost/rejuv-pc?user=raffi&quot;;[.L2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5]; &quot;' and advises_shadow.version = &quot;;[.$C25];&quot; except SELECT shadows.key FROM advises_shadow INNER JOIN shadows ON advises_shadow.shadow_key = shadows.key AND advises_shadow.version = shadows.version INNER JOIN advice ON advice.key = advises_shadow.advice_key WHERE advice.key = '&quot;; [.$B25]; &quot;' and advises_shadow.version = &quot;;[.$D2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5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5]; &quot;' and advises_shadow.version = &quot;; [.$D25]; &quot; except SELECT shadows.key FROM suggested_shadows INNER JOIN shadows ON suggested_shadows.shadow_key = shadows.key AND suggested_shadows.version = shadows.version INNER JOIN advice ON advice.key = suggested_shadows.advice_key WHERE advice.key = '&quot;; [.$B25]; &quot;' and suggested_shadows.version = &quot;; [.$D2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ImageData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ImageData;' and suggested_shadows.version = 5) as foo</text:p>
          </table:table-cell>
          <table:table-cell table:formula="of:=VALUE(ORG.SISTEMA.OO.SQL.JAGUARSQL.EXECUTESQL(&quot;org.postgresql.Driver&quot;;&quot;jdbc:postgresql://localhost/rejuv-pc?user=raffi&quot;;[.Q25]))" office:value-type="float" office:value="39">
            <text:p>39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5]; &quot;' and suggested_shadows.version = &quot;; [.$D25];&quot; except SELECT shadows.key FROM advises_shadow INNER JOIN shadows ON advises_shadow.shadow_key = shadows.key AND advises_shadow.version = shadows.version INNER JOIN advice ON advice.key = advises_shadow.advice_key WHERE advice.key = '&quot;; [.$B25]; &quot;' and advises_shadow.version = &quot;; [.$D2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ImageData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ImageData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) as fo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orting*CountViewsAspect.aj}CountViewsAspect&amp;after&amp;Qjavax.microedition.lcdui.CommandListener;&amp;QString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6]))" office:value-type="float" office:value="1">
            <text:p>1</text:p>
          </table:table-cell>
          <table:table-cell table:formula="of:=CONCATENATE(&quot;SELECT to_char(count(1),'999') FROM advises_shadow WHERE advice_key ='&quot;;[.$B26];&quot;' and version = &quot;; [.$C26])" office:value-type="string" office:string-value="SELECT to_char(count(1),'999') FROM advises_shadow WHERE advice_key ='lancs.midp.mobilephoto.optional.sorting*CountViewsAspect.aj}CountViewsAspect&amp;after&amp;Qjavax.microedition.lcdui.CommandListener;&amp;QString;' and version = 4">
            <text:p>SELECT to_char(count(1),'999') FROM advises_shadow WHERE advice_key ='lancs.midp.mobilephoto.optional.sorting*CountViewsAspect.aj}CountViewsAspect&amp;after&amp;Qjavax.microedition.lcdui.CommandListener;&amp;QString;' and version = 4</text:p>
          </table:table-cell>
          <table:table-cell table:formula="of:=VALUE(ORG.SISTEMA.OO.SQL.JAGUARSQL.EXECUTESQL(&quot;org.postgresql.Driver&quot;;&quot;jdbc:postgresql://localhost/rejuv-pc?user=raffi&quot;;[.H26]))" office:value-type="float" office:value="1">
            <text:p>1</text:p>
          </table:table-cell>
          <table:table-cell table:formula="of:=CONCATENATE(&quot;SELECT to_char(count(1),'999') FROM advises_shadow WHERE advice_key ='&quot;;[.$B26];&quot;' and version = &quot;; [.$D26])" office:value-type="string" office:string-value="SELECT to_char(count(1),'999') FROM advises_shadow WHERE advice_key ='lancs.midp.mobilephoto.optional.sorting*CountViewsAspect.aj}CountViewsAspect&amp;after&amp;Qjavax.microedition.lcdui.CommandListener;&amp;QString;' and version = 5">
            <text:p>SELECT to_char(count(1),'999') FROM advises_shadow WHERE advice_key ='lancs.midp.mobilephoto.optional.sorting*CountViewsAspect.aj}CountViewsAspect&amp;after&amp;Qjavax.microedition.lcdui.CommandListener;&amp;QString;' and version = 5</text:p>
          </table:table-cell>
          <table:table-cell table:formula="of:=VALUE(ORG.SISTEMA.OO.SQL.JAGUARSQL.EXECUTESQL(&quot;org.postgresql.Driver&quot;;&quot;jdbc:postgresql://localhost/rejuv-pc?user=raffi&quot;;[.J26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6]; &quot;' and advises_shadow.version = &quot;;[.$D26];&quot; except SELECT shadows.key FROM advises_shadow INNER JOIN shadows ON advises_shadow.shadow_key = shadows.key AND advises_shadow.version = shadows.version INNER JOIN advice ON advice.key = advises_shadow.advice_key WHERE advice.key = '&quot;; [.$B26]; &quot;' and advises_shadow.version = &quot;;[.$C2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4) as foo</text:p>
          </table:table-cell>
          <table:table-cell table:formula="of:=VALUE(ORG.SISTEMA.OO.SQL.JAGUARSQL.EXECUTESQL(&quot;org.postgresql.Driver&quot;;&quot;jdbc:postgresql://localhost/rejuv-pc?user=raffi&quot;;[.L26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6]; &quot;' and advises_shadow.version = &quot;;[.$C26];&quot; except SELECT shadows.key FROM advises_shadow INNER JOIN shadows ON advises_shadow.shadow_key = shadows.key AND advises_shadow.version = shadows.version INNER JOIN advice ON advice.key = advises_shadow.advice_key WHERE advice.key = '&quot;; [.$B26]; &quot;' and advises_shadow.version = &quot;;[.$D2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6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6]; &quot;' and advises_shadow.version = &quot;; [.$D26]; &quot; except SELECT shadows.key FROM suggested_shadows INNER JOIN shadows ON suggested_shadows.shadow_key = shadows.key AND suggested_shadows.version = shadows.version INNER JOIN advice ON advice.key = suggested_shadows.advice_key WHERE advice.key = '&quot;; [.$B26]; &quot;' and suggested_shadows.version = &quot;; [.$D2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&amp;Qjavax.microedition.lcdui.CommandListener;&amp;QString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&amp;Qjavax.microedition.lcdui.CommandListener;&amp;QString;' and suggested_shadows.version = 5) as foo</text:p>
          </table:table-cell>
          <table:table-cell table:formula="of:=VALUE(ORG.SISTEMA.OO.SQL.JAGUARSQL.EXECUTESQL(&quot;org.postgresql.Driver&quot;;&quot;jdbc:postgresql://localhost/rejuv-pc?user=raffi&quot;;[.Q26]))" office:value-type="float" office:value="62">
            <text:p>62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6]; &quot;' and suggested_shadows.version = &quot;; [.$D26];&quot; except SELECT shadows.key FROM advises_shadow INNER JOIN shadows ON advises_shadow.shadow_key = shadows.key AND advises_shadow.version = shadows.version INNER JOIN advice ON advice.key = advises_shadow.advice_key WHERE advice.key = '&quot;; [.$B26]; &quot;' and advises_shadow.version = &quot;; [.$D2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&amp;Qjavax.microedition.lcdui.CommandListener;&amp;QString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&amp;Qjavax.microedition.lcdui.CommandListener;&amp;QString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) as fo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orting*CountViewsAspect.aj}CountViewsAspect&amp;around&amp;Qjavax.microedition.lcdui.CommandListener;&amp;QCommand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7]))" office:value-type="float" office:value="1">
            <text:p>1</text:p>
          </table:table-cell>
          <table:table-cell table:formula="of:=CONCATENATE(&quot;SELECT to_char(count(1),'999') FROM advises_shadow WHERE advice_key ='&quot;;[.$B27];&quot;' and version = &quot;; [.$C27])" office:value-type="string" office:string-value="SELECT to_char(count(1),'999') FROM advises_shadow WHERE advice_key ='lancs.midp.mobilephoto.optional.sorting*CountViewsAspect.aj}CountViewsAspect&amp;around&amp;Qjavax.microedition.lcdui.CommandListener;&amp;QCommand;' and version = 4">
            <text:p>SELECT to_char(count(1),'999') FROM advises_shadow WHERE advice_key ='lancs.midp.mobilephoto.optional.sorting*CountViewsAspect.aj}CountViewsAspect&amp;around&amp;Qjavax.microedition.lcdui.CommandListener;&amp;QCommand;' and version = 4</text:p>
          </table:table-cell>
          <table:table-cell table:formula="of:=VALUE(ORG.SISTEMA.OO.SQL.JAGUARSQL.EXECUTESQL(&quot;org.postgresql.Driver&quot;;&quot;jdbc:postgresql://localhost/rejuv-pc?user=raffi&quot;;[.H27]))" office:value-type="float" office:value="1">
            <text:p>1</text:p>
          </table:table-cell>
          <table:table-cell table:formula="of:=CONCATENATE(&quot;SELECT to_char(count(1),'999') FROM advises_shadow WHERE advice_key ='&quot;;[.$B27];&quot;' and version = &quot;; [.$D27])" office:value-type="string" office:string-value="SELECT to_char(count(1),'999') FROM advises_shadow WHERE advice_key ='lancs.midp.mobilephoto.optional.sorting*CountViewsAspect.aj}CountViewsAspect&amp;around&amp;Qjavax.microedition.lcdui.CommandListener;&amp;QCommand;' and version = 5">
            <text:p>SELECT to_char(count(1),'999') FROM advises_shadow WHERE advice_key ='lancs.midp.mobilephoto.optional.sorting*CountViewsAspect.aj}CountViewsAspect&amp;around&amp;Qjavax.microedition.lcdui.CommandListener;&amp;QCommand;' and version = 5</text:p>
          </table:table-cell>
          <table:table-cell table:formula="of:=VALUE(ORG.SISTEMA.OO.SQL.JAGUARSQL.EXECUTESQL(&quot;org.postgresql.Driver&quot;;&quot;jdbc:postgresql://localhost/rejuv-pc?user=raffi&quot;;[.J2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7]; &quot;' and advises_shadow.version = &quot;;[.$D27];&quot; except SELECT shadows.key FROM advises_shadow INNER JOIN shadows ON advises_shadow.shadow_key = shadows.key AND advises_shadow.version = shadows.version INNER JOIN advice ON advice.key = advises_shadow.advice_key WHERE advice.key = '&quot;; [.$B27]; &quot;' and advises_shadow.version = &quot;;[.$C2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4) as foo</text:p>
          </table:table-cell>
          <table:table-cell table:formula="of:=VALUE(ORG.SISTEMA.OO.SQL.JAGUARSQL.EXECUTESQL(&quot;org.postgresql.Driver&quot;;&quot;jdbc:postgresql://localhost/rejuv-pc?user=raffi&quot;;[.L2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7]; &quot;' and advises_shadow.version = &quot;;[.$C27];&quot; except SELECT shadows.key FROM advises_shadow INNER JOIN shadows ON advises_shadow.shadow_key = shadows.key AND advises_shadow.version = shadows.version INNER JOIN advice ON advice.key = advises_shadow.advice_key WHERE advice.key = '&quot;; [.$B27]; &quot;' and advises_shadow.version = &quot;;[.$D2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7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7]; &quot;' and advises_shadow.version = &quot;; [.$D27]; &quot; except SELECT shadows.key FROM suggested_shadows INNER JOIN shadows ON suggested_shadows.shadow_key = shadows.key AND suggested_shadows.version = shadows.version INNER JOIN advice ON advice.key = suggested_shadows.advice_key WHERE advice.key = '&quot;; [.$B27]; &quot;' and suggested_shadows.version = &quot;; [.$D2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&amp;Qjavax.microedition.lcdui.CommandListener;&amp;QCommand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&amp;Qjavax.microedition.lcdui.CommandListener;&amp;QCommand;' and suggested_shadows.version = 5) as foo</text:p>
          </table:table-cell>
          <table:table-cell table:formula="of:=VALUE(ORG.SISTEMA.OO.SQL.JAGUARSQL.EXECUTESQL(&quot;org.postgresql.Driver&quot;;&quot;jdbc:postgresql://localhost/rejuv-pc?user=raffi&quot;;[.Q27]))" office:value-type="float" office:value="82">
            <text:p>82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7]; &quot;' and suggested_shadows.version = &quot;; [.$D27];&quot; except SELECT shadows.key FROM advises_shadow INNER JOIN shadows ON advises_shadow.shadow_key = shadows.key AND advises_shadow.version = shadows.version INNER JOIN advice ON advice.key = advises_shadow.advice_key WHERE advice.key = '&quot;; [.$B27]; &quot;' and advises_shadow.version = &quot;; [.$D2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&amp;Qjavax.microedition.lcdui.CommandListener;&amp;QCommand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&amp;Qjavax.microedition.lcdui.CommandListener;&amp;QCommand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orting*CountViewsAspect.aj}CountViewsAspect&amp;before&amp;Qjavax.microedition.lcdui.CommandListener;&amp;[QImageData;&amp;QPhotoListScreen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8]))" office:value-type="float" office:value="1">
            <text:p>1</text:p>
          </table:table-cell>
          <table:table-cell table:formula="of:=CONCATENATE(&quot;SELECT to_char(count(1),'999') FROM advises_shadow WHERE advice_key ='&quot;;[.$B28];&quot;' and version = &quot;; [.$C28])" office:value-type="string" office:string-value="SELECT to_char(count(1),'999') FROM advises_shadow WHERE advice_key ='lancs.midp.mobilephoto.optional.sorting*CountViewsAspect.aj}CountViewsAspect&amp;before&amp;Qjavax.microedition.lcdui.CommandListener;&amp;[QImageData;&amp;QPhotoListScreen;' and version = 4">
            <text:p>SELECT to_char(count(1),'999') FROM advises_shadow WHERE advice_key ='lancs.midp.mobilephoto.optional.sorting*CountViewsAspect.aj}CountViewsAspect&amp;before&amp;Qjavax.microedition.lcdui.CommandListener;&amp;[QImageData;&amp;QPhotoListScreen;' and version = 4</text:p>
          </table:table-cell>
          <table:table-cell table:formula="of:=VALUE(ORG.SISTEMA.OO.SQL.JAGUARSQL.EXECUTESQL(&quot;org.postgresql.Driver&quot;;&quot;jdbc:postgresql://localhost/rejuv-pc?user=raffi&quot;;[.H28]))" office:value-type="float" office:value="1">
            <text:p>1</text:p>
          </table:table-cell>
          <table:table-cell table:formula="of:=CONCATENATE(&quot;SELECT to_char(count(1),'999') FROM advises_shadow WHERE advice_key ='&quot;;[.$B28];&quot;' and version = &quot;; [.$D28])" office:value-type="string" office:string-value="SELECT to_char(count(1),'999') FROM advises_shadow WHERE advice_key ='lancs.midp.mobilephoto.optional.sorting*CountViewsAspect.aj}CountViewsAspect&amp;before&amp;Qjavax.microedition.lcdui.CommandListener;&amp;[QImageData;&amp;QPhotoListScreen;' and version = 5">
            <text:p>SELECT to_char(count(1),'999') FROM advises_shadow WHERE advice_key ='lancs.midp.mobilephoto.optional.sorting*CountViewsAspect.aj}CountViewsAspect&amp;before&amp;Qjavax.microedition.lcdui.CommandListener;&amp;[QImageData;&amp;QPhotoListScreen;' and version = 5</text:p>
          </table:table-cell>
          <table:table-cell table:formula="of:=VALUE(ORG.SISTEMA.OO.SQL.JAGUARSQL.EXECUTESQL(&quot;org.postgresql.Driver&quot;;&quot;jdbc:postgresql://localhost/rejuv-pc?user=raffi&quot;;[.J2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8]; &quot;' and advises_shadow.version = &quot;;[.$D28];&quot; except SELECT shadows.key FROM advises_shadow INNER JOIN shadows ON advises_shadow.shadow_key = shadows.key AND advises_shadow.version = shadows.version INNER JOIN advice ON advice.key = advises_shadow.advice_key WHERE advice.key = '&quot;; [.$B28]; &quot;' and advises_shadow.version = &quot;;[.$C2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4) as foo</text:p>
          </table:table-cell>
          <table:table-cell table:formula="of:=VALUE(ORG.SISTEMA.OO.SQL.JAGUARSQL.EXECUTESQL(&quot;org.postgresql.Driver&quot;;&quot;jdbc:postgresql://localhost/rejuv-pc?user=raffi&quot;;[.L2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8]; &quot;' and advises_shadow.version = &quot;;[.$C28];&quot; except SELECT shadows.key FROM advises_shadow INNER JOIN shadows ON advises_shadow.shadow_key = shadows.key AND advises_shadow.version = shadows.version INNER JOIN advice ON advice.key = advises_shadow.advice_key WHERE advice.key = '&quot;; [.$B28]; &quot;' and advises_shadow.version = &quot;;[.$D2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8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8]; &quot;' and advises_shadow.version = &quot;; [.$D28]; &quot; except SELECT shadows.key FROM suggested_shadows INNER JOIN shadows ON suggested_shadows.shadow_key = shadows.key AND suggested_shadows.version = shadows.version INNER JOIN advice ON advice.key = suggested_shadows.advice_key WHERE advice.key = '&quot;; [.$B28]; &quot;' and suggested_shadows.version = &quot;; [.$D2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before&amp;Qjavax.microedition.lcdui.CommandListener;&amp;[QImageData;&amp;QPhotoListScreen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before&amp;Qjavax.microedition.lcdui.CommandListener;&amp;[QImageData;&amp;QPhotoListScreen;' and suggested_shadows.version = 5) as foo</text:p>
          </table:table-cell>
          <table:table-cell table:formula="of:=VALUE(ORG.SISTEMA.OO.SQL.JAGUARSQL.EXECUTESQL(&quot;org.postgresql.Driver&quot;;&quot;jdbc:postgresql://localhost/rejuv-pc?user=raffi&quot;;[.Q28]))" office:value-type="float" office:value="51">
            <text:p>5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8]; &quot;' and suggested_shadows.version = &quot;; [.$D28];&quot; except SELECT shadows.key FROM advises_shadow INNER JOIN shadows ON advises_shadow.shadow_key = shadows.key AND advises_shadow.version = shadows.version INNER JOIN advice ON advice.key = advises_shadow.advice_key WHERE advice.key = '&quot;; [.$B28]; &quot;' and advises_shadow.version = &quot;; [.$D2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before&amp;Qjavax.microedition.lcdui.CommandListener;&amp;[QImageData;&amp;QPhotoListScreen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before&amp;Qjavax.microedition.lcdui.CommandListener;&amp;[QImageData;&amp;QPhotoListScreen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copyPhoto*CopyPhotoAspect.aj}CopyPhotoAspect&amp;afterReturning&amp;QImage;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VALUE(ORG.SISTEMA.OO.SQL.JAGUARSQL.EXECUTESQL(&quot;org.postgresql.Driver&quot;;&quot;jdbc:postgresql://localhost/rejuv-pc?user=raffi&quot;;[.F29]))" office:value-type="float" office:value="1">
            <text:p>1</text:p>
          </table:table-cell>
          <table:table-cell table:formula="of:=CONCATENATE(&quot;SELECT to_char(count(1),'999') FROM advises_shadow WHERE advice_key ='&quot;;[.$B29];&quot;' and version = &quot;; [.$C29])" office:value-type="string" office:string-value="SELECT to_char(count(1),'999') FROM advises_shadow WHERE advice_key ='lancs.midp.mobilephoto.optional.copyPhoto*CopyPhotoAspect.aj}CopyPhotoAspect&amp;afterReturning&amp;QImage;' and version = 5">
            <text:p>SELECT to_char(count(1),'999') FROM advises_shadow WHERE advice_key ='lancs.midp.mobilephoto.optional.copyPhoto*CopyPhotoAspect.aj}CopyPhotoAspect&amp;afterReturning&amp;QImage;' and version = 5</text:p>
          </table:table-cell>
          <table:table-cell table:formula="of:=VALUE(ORG.SISTEMA.OO.SQL.JAGUARSQL.EXECUTESQL(&quot;org.postgresql.Driver&quot;;&quot;jdbc:postgresql://localhost/rejuv-pc?user=raffi&quot;;[.H29]))" office:value-type="float" office:value="2">
            <text:p>2</text:p>
          </table:table-cell>
          <table:table-cell table:formula="of:=CONCATENATE(&quot;SELECT to_char(count(1),'999') FROM advises_shadow WHERE advice_key ='&quot;;[.$B29];&quot;' and version = &quot;; [.$D29])" office:value-type="string" office:string-value="SELECT to_char(count(1),'999') FROM advises_shadow WHERE advice_key ='lancs.midp.mobilephoto.optional.copyPhoto*CopyPhotoAspect.aj}CopyPhotoAspect&amp;afterReturning&amp;QImage;' and version = 6">
            <text:p>SELECT to_char(count(1),'999') FROM advises_shadow WHERE advice_key ='lancs.midp.mobilephoto.optional.copyPhoto*CopyPhotoAspect.aj}CopyPhotoAspect&amp;afterReturning&amp;QImage;' and version = 6</text:p>
          </table:table-cell>
          <table:table-cell table:formula="of:=VALUE(ORG.SISTEMA.OO.SQL.JAGUARSQL.EXECUTESQL(&quot;org.postgresql.Driver&quot;;&quot;jdbc:postgresql://localhost/rejuv-pc?user=raffi&quot;;[.J29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9]; &quot;' and advises_shadow.version = &quot;;[.$D29];&quot; except SELECT shadows.key FROM advises_shadow INNER JOIN shadows ON advises_shadow.shadow_key = shadows.key AND advises_shadow.version = shadows.version INNER JOIN advice ON advice.key = advises_shadow.advice_key WHERE advice.key = '&quot;; [.$B29]; &quot;' and advises_shadow.version = &quot;;[.$C2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5) as foo</text:p>
          </table:table-cell>
          <table:table-cell table:formula="of:=VALUE(ORG.SISTEMA.OO.SQL.JAGUARSQL.EXECUTESQL(&quot;org.postgresql.Driver&quot;;&quot;jdbc:postgresql://localhost/rejuv-pc?user=raffi&quot;;[.L29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9]; &quot;' and advises_shadow.version = &quot;;[.$C29];&quot; except SELECT shadows.key FROM advises_shadow INNER JOIN shadows ON advises_shadow.shadow_key = shadows.key AND advises_shadow.version = shadows.version INNER JOIN advice ON advice.key = advises_shadow.advice_key WHERE advice.key = '&quot;; [.$B29]; &quot;' and advises_shadow.version = &quot;;[.$D2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29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9]; &quot;' and advises_shadow.version = &quot;; [.$D29]; &quot; except SELECT shadows.key FROM suggested_shadows INNER JOIN shadows ON suggested_shadows.shadow_key = shadows.key AND suggested_shadows.version = shadows.version INNER JOIN advice ON advice.key = suggested_shadows.advice_key WHERE advice.key = '&quot;; [.$B29]; &quot;' and suggested_shadows.version = &quot;; [.$D2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 except 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 except 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6) as foo</text:p>
          </table:table-cell>
          <table:table-cell table:formula="of:=VALUE(ORG.SISTEMA.OO.SQL.JAGUARSQL.EXECUTESQL(&quot;org.postgresql.Driver&quot;;&quot;jdbc:postgresql://localhost/rejuv-pc?user=raffi&quot;;[.Q29]))" office:value-type="float" office:value="108">
            <text:p>108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9]; &quot;' and suggested_shadows.version = &quot;; [.$D29];&quot; except SELECT shadows.key FROM advises_shadow INNER JOIN shadows ON advises_shadow.shadow_key = shadows.key AND advises_shadow.version = shadows.version INNER JOIN advice ON advice.key = advises_shadow.advice_key WHERE advice.key = '&quot;; [.$B29]; &quot;' and advises_shadow.version = &quot;; [.$D2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6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6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) as fo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AlbumController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0]))" office:value-type="float" office:value="1">
            <text:p>1</text:p>
          </table:table-cell>
          <table:table-cell table:formula="of:=CONCATENATE(&quot;SELECT to_char(count(1),'999') FROM advises_shadow WHERE advice_key ='&quot;;[.$B30];&quot;' and version = &quot;; [.$C30])" office:value-type="string" office:string-value="SELECT to_char(count(1),'999') FROM advises_shadow WHERE advice_key ='lancs.midp.aspects.exceptionblocks*ControllerAspectEH.aj}ControllerAspectEH&amp;around&amp;QAlbumController;' and version = 6">
            <text:p>SELECT to_char(count(1),'999') FROM advises_shadow WHERE advice_key ='lancs.midp.aspects.exceptionblocks*ControllerAspectEH.aj}ControllerAspectEH&amp;around&amp;QAlbumController;' and version = 6</text:p>
          </table:table-cell>
          <table:table-cell table:formula="of:=VALUE(ORG.SISTEMA.OO.SQL.JAGUARSQL.EXECUTESQL(&quot;org.postgresql.Driver&quot;;&quot;jdbc:postgresql://localhost/rejuv-pc?user=raffi&quot;;[.H30]))" office:value-type="float" office:value="1">
            <text:p>1</text:p>
          </table:table-cell>
          <table:table-cell table:formula="of:=CONCATENATE(&quot;SELECT to_char(count(1),'999') FROM advises_shadow WHERE advice_key ='&quot;;[.$B30];&quot;' and version = &quot;; [.$D30])" office:value-type="string" office:string-value="SELECT to_char(count(1),'999') FROM advises_shadow WHERE advice_key ='lancs.midp.aspects.exceptionblocks*ControllerAspectEH.aj}ControllerAspectEH&amp;around&amp;QAlbumController;' and version = 7">
            <text:p>SELECT to_char(count(1),'999') FROM advises_shadow WHERE advice_key ='lancs.midp.aspects.exceptionblocks*ControllerAspectEH.aj}ControllerAspectEH&amp;around&amp;QAlbumController;' and version = 7</text:p>
          </table:table-cell>
          <table:table-cell table:formula="of:=VALUE(ORG.SISTEMA.OO.SQL.JAGUARSQL.EXECUTESQL(&quot;org.postgresql.Driver&quot;;&quot;jdbc:postgresql://localhost/rejuv-pc?user=raffi&quot;;[.J3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0]; &quot;' and advises_shadow.version = &quot;;[.$D30];&quot; except SELECT shadows.key FROM advises_shadow INNER JOIN shadows ON advises_shadow.shadow_key = shadows.key AND advises_shadow.version = shadows.version INNER JOIN advice ON advice.key = advises_shadow.advice_key WHERE advice.key = '&quot;; [.$B30]; &quot;' and advises_shadow.version = &quot;;[.$C3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6) as foo</text:p>
          </table:table-cell>
          <table:table-cell table:formula="of:=VALUE(ORG.SISTEMA.OO.SQL.JAGUARSQL.EXECUTESQL(&quot;org.postgresql.Driver&quot;;&quot;jdbc:postgresql://localhost/rejuv-pc?user=raffi&quot;;[.L3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0]; &quot;' and advises_shadow.version = &quot;;[.$C30];&quot; except SELECT shadows.key FROM advises_shadow INNER JOIN shadows ON advises_shadow.shadow_key = shadows.key AND advises_shadow.version = shadows.version INNER JOIN advice ON advice.key = advises_shadow.advice_key WHERE advice.key = '&quot;; [.$B30]; &quot;' and advises_shadow.version = &quot;;[.$D3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0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0]; &quot;' and advises_shadow.version = &quot;; [.$D30]; &quot; except SELECT shadows.key FROM suggested_shadows INNER JOIN shadows ON suggested_shadows.shadow_key = shadows.key AND suggested_shadows.version = shadows.version INNER JOIN advice ON advice.key = suggested_shadows.advice_key WHERE advice.key = '&quot;; [.$B30]; &quot;' and suggested_shadows.version = &quot;; [.$D30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AlbumController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AlbumController;' and suggested_shadows.version = 7) as foo</text:p>
          </table:table-cell>
          <table:table-cell table:formula="of:=VALUE(ORG.SISTEMA.OO.SQL.JAGUARSQL.EXECUTESQL(&quot;org.postgresql.Driver&quot;;&quot;jdbc:postgresql://localhost/rejuv-pc?user=raffi&quot;;[.Q30]))" office:value-type="float" office:value="123">
            <text:p>123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0]; &quot;' and suggested_shadows.version = &quot;; [.$D30];&quot; except SELECT shadows.key FROM advises_shadow INNER JOIN shadows ON advises_shadow.shadow_key = shadows.key AND advises_shadow.version = shadows.version INNER JOIN advice ON advice.key = advises_shadow.advice_key WHERE advice.key = '&quot;; [.$B30]; &quot;' and advises_shadow.version = &quot;; [.$D30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AlbumController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AlbumController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) as fo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String;&amp;QAlbumController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1]))" office:value-type="float" office:value="1">
            <text:p>1</text:p>
          </table:table-cell>
          <table:table-cell table:formula="of:=CONCATENATE(&quot;SELECT to_char(count(1),'999') FROM advises_shadow WHERE advice_key ='&quot;;[.$B31];&quot;' and version = &quot;; [.$C31])" office:value-type="string" office:string-value="SELECT to_char(count(1),'999') FROM advises_shadow WHERE advice_key ='lancs.midp.aspects.exceptionblocks*ControllerAspectEH.aj}ControllerAspectEH&amp;around&amp;QString;&amp;QAlbumController;' and version = 6">
            <text:p>SELECT to_char(count(1),'999') FROM advises_shadow WHERE advice_key ='lancs.midp.aspects.exceptionblocks*ControllerAspectEH.aj}ControllerAspectEH&amp;around&amp;QString;&amp;QAlbumController;' and version = 6</text:p>
          </table:table-cell>
          <table:table-cell table:formula="of:=VALUE(ORG.SISTEMA.OO.SQL.JAGUARSQL.EXECUTESQL(&quot;org.postgresql.Driver&quot;;&quot;jdbc:postgresql://localhost/rejuv-pc?user=raffi&quot;;[.H31]))" office:value-type="float" office:value="1">
            <text:p>1</text:p>
          </table:table-cell>
          <table:table-cell table:formula="of:=CONCATENATE(&quot;SELECT to_char(count(1),'999') FROM advises_shadow WHERE advice_key ='&quot;;[.$B31];&quot;' and version = &quot;; [.$D31])" office:value-type="string" office:string-value="SELECT to_char(count(1),'999') FROM advises_shadow WHERE advice_key ='lancs.midp.aspects.exceptionblocks*ControllerAspectEH.aj}ControllerAspectEH&amp;around&amp;QString;&amp;QAlbumController;' and version = 7">
            <text:p>SELECT to_char(count(1),'999') FROM advises_shadow WHERE advice_key ='lancs.midp.aspects.exceptionblocks*ControllerAspectEH.aj}ControllerAspectEH&amp;around&amp;QString;&amp;QAlbumController;' and version = 7</text:p>
          </table:table-cell>
          <table:table-cell table:formula="of:=VALUE(ORG.SISTEMA.OO.SQL.JAGUARSQL.EXECUTESQL(&quot;org.postgresql.Driver&quot;;&quot;jdbc:postgresql://localhost/rejuv-pc?user=raffi&quot;;[.J3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1]; &quot;' and advises_shadow.version = &quot;;[.$D31];&quot; except SELECT shadows.key FROM advises_shadow INNER JOIN shadows ON advises_shadow.shadow_key = shadows.key AND advises_shadow.version = shadows.version INNER JOIN advice ON advice.key = advises_shadow.advice_key WHERE advice.key = '&quot;; [.$B31]; &quot;' and advises_shadow.version = &quot;;[.$C3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6) as foo</text:p>
          </table:table-cell>
          <table:table-cell table:formula="of:=VALUE(ORG.SISTEMA.OO.SQL.JAGUARSQL.EXECUTESQL(&quot;org.postgresql.Driver&quot;;&quot;jdbc:postgresql://localhost/rejuv-pc?user=raffi&quot;;[.L3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1]; &quot;' and advises_shadow.version = &quot;;[.$C31];&quot; except SELECT shadows.key FROM advises_shadow INNER JOIN shadows ON advises_shadow.shadow_key = shadows.key AND advises_shadow.version = shadows.version INNER JOIN advice ON advice.key = advises_shadow.advice_key WHERE advice.key = '&quot;; [.$B31]; &quot;' and advises_shadow.version = &quot;;[.$D3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31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1]; &quot;' and advises_shadow.version = &quot;; [.$D31]; &quot; except SELECT shadows.key FROM suggested_shadows INNER JOIN shadows ON suggested_shadows.shadow_key = shadows.key AND suggested_shadows.version = shadows.version INNER JOIN advice ON advice.key = suggested_shadows.advice_key WHERE advice.key = '&quot;; [.$B31]; &quot;' and suggested_shadows.version = &quot;; [.$D31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AlbumController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AlbumController;' and suggested_shadows.version = 7) as foo</text:p>
          </table:table-cell>
          <table:table-cell table:formula="of:=VALUE(ORG.SISTEMA.OO.SQL.JAGUARSQL.EXECUTESQL(&quot;org.postgresql.Driver&quot;;&quot;jdbc:postgresql://localhost/rejuv-pc?user=raffi&quot;;[.Q31]))" office:value-type="float" office:value="196">
            <text:p>196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1]; &quot;' and suggested_shadows.version = &quot;; [.$D31];&quot; except SELECT shadows.key FROM advises_shadow INNER JOIN shadows ON advises_shadow.shadow_key = shadows.key AND advises_shadow.version = shadows.version INNER JOIN advice ON advice.key = advises_shadow.advice_key WHERE advice.key = '&quot;; [.$B31]; &quot;' and advises_shadow.version = &quot;; [.$D31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AlbumController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AlbumController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) as fo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String;&amp;Qubc.midp.mobilephoto.core.ui.controller.AbstractController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2]))" office:value-type="float" office:value="1">
            <text:p>1</text:p>
          </table:table-cell>
          <table:table-cell table:formula="of:=CONCATENATE(&quot;SELECT to_char(count(1),'999') FROM advises_shadow WHERE advice_key ='&quot;;[.$B32];&quot;' and version = &quot;; [.$C32])" office:value-type="string" office:string-value="SELECT to_char(count(1),'999') FROM advises_shadow WHERE advice_key ='lancs.midp.aspects.exceptionblocks*ControllerAspectEH.aj}ControllerAspectEH&amp;around&amp;QString;&amp;Qubc.midp.mobilephoto.core.ui.controller.AbstractController;' and version = 6">
            <text:p>SELECT to_char(count(1),'999') FROM advises_shadow WHERE advice_key ='lancs.midp.aspects.exceptionblocks*ControllerAspectEH.aj}ControllerAspectEH&amp;around&amp;QString;&amp;Qubc.midp.mobilephoto.core.ui.controller.AbstractController;' and version = 6</text:p>
          </table:table-cell>
          <table:table-cell table:formula="of:=VALUE(ORG.SISTEMA.OO.SQL.JAGUARSQL.EXECUTESQL(&quot;org.postgresql.Driver&quot;;&quot;jdbc:postgresql://localhost/rejuv-pc?user=raffi&quot;;[.H32]))" office:value-type="float" office:value="1">
            <text:p>1</text:p>
          </table:table-cell>
          <table:table-cell table:formula="of:=CONCATENATE(&quot;SELECT to_char(count(1),'999') FROM advises_shadow WHERE advice_key ='&quot;;[.$B32];&quot;' and version = &quot;; [.$D32])" office:value-type="string" office:string-value="SELECT to_char(count(1),'999') FROM advises_shadow WHERE advice_key ='lancs.midp.aspects.exceptionblocks*ControllerAspectEH.aj}ControllerAspectEH&amp;around&amp;QString;&amp;Qubc.midp.mobilephoto.core.ui.controller.AbstractController;' and version = 7">
            <text:p>SELECT to_char(count(1),'999') FROM advises_shadow WHERE advice_key ='lancs.midp.aspects.exceptionblocks*ControllerAspectEH.aj}ControllerAspectEH&amp;around&amp;QString;&amp;Qubc.midp.mobilephoto.core.ui.controller.AbstractController;' and version = 7</text:p>
          </table:table-cell>
          <table:table-cell table:formula="of:=VALUE(ORG.SISTEMA.OO.SQL.JAGUARSQL.EXECUTESQL(&quot;org.postgresql.Driver&quot;;&quot;jdbc:postgresql://localhost/rejuv-pc?user=raffi&quot;;[.J3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2]; &quot;' and advises_shadow.version = &quot;;[.$D32];&quot; except SELECT shadows.key FROM advises_shadow INNER JOIN shadows ON advises_shadow.shadow_key = shadows.key AND advises_shadow.version = shadows.version INNER JOIN advice ON advice.key = advises_shadow.advice_key WHERE advice.key = '&quot;; [.$B32]; &quot;' and advises_shadow.version = &quot;;[.$C3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6) as foo</text:p>
          </table:table-cell>
          <table:table-cell table:formula="of:=VALUE(ORG.SISTEMA.OO.SQL.JAGUARSQL.EXECUTESQL(&quot;org.postgresql.Driver&quot;;&quot;jdbc:postgresql://localhost/rejuv-pc?user=raffi&quot;;[.L3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2]; &quot;' and advises_shadow.version = &quot;;[.$C32];&quot; except SELECT shadows.key FROM advises_shadow INNER JOIN shadows ON advises_shadow.shadow_key = shadows.key AND advises_shadow.version = shadows.version INNER JOIN advice ON advice.key = advises_shadow.advice_key WHERE advice.key = '&quot;; [.$B32]; &quot;' and advises_shadow.version = &quot;;[.$D3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2]; &quot;' and advises_shadow.version = &quot;; [.$D32]; &quot; except SELECT shadows.key FROM suggested_shadows INNER JOIN shadows ON suggested_shadows.shadow_key = shadows.key AND suggested_shadows.version = shadows.version INNER JOIN advice ON advice.key = suggested_shadows.advice_key WHERE advice.key = '&quot;; [.$B32]; &quot;' and suggested_shadows.version = &quot;; [.$D3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ubc.midp.mobilephoto.core.ui.controller.AbstractController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ubc.midp.mobilephoto.core.ui.controller.AbstractController;' and suggested_shadows.version = 7) as foo</text:p>
          </table:table-cell>
          <table:table-cell table:formula="of:=VALUE(ORG.SISTEMA.OO.SQL.JAGUARSQL.EXECUTESQL(&quot;org.postgresql.Driver&quot;;&quot;jdbc:postgresql://localhost/rejuv-pc?user=raffi&quot;;[.Q32]))" office:value-type="float" office:value="121">
            <text:p>12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2]; &quot;' and suggested_shadows.version = &quot;; [.$D32];&quot; except SELECT shadows.key FROM advises_shadow INNER JOIN shadows ON advises_shadow.shadow_key = shadows.key AND advises_shadow.version = shadows.version INNER JOIN advice ON advice.key = advises_shadow.advice_key WHERE advice.key = '&quot;; [.$B32]; &quot;' and advises_shadow.version = &quot;; [.$D3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ubc.midp.mobilephoto.core.ui.controller.AbstractController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ubc.midp.mobilephoto.core.ui.controller.AbstractController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) as foo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DataModelAspectEH.aj}DataModelAspectEH&amp;afterThrowing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3]))" office:value-type="float" office:value="1">
            <text:p>1</text:p>
          </table:table-cell>
          <table:table-cell table:formula="of:=CONCATENATE(&quot;SELECT to_char(count(1),'999') FROM advises_shadow WHERE advice_key ='&quot;;[.$B33];&quot;' and version = &quot;; [.$C33])" office:value-type="string" office:string-value="SELECT to_char(count(1),'999') FROM advises_shadow WHERE advice_key ='lancs.midp.aspects.exceptionblocks*DataModelAspectEH.aj}DataModelAspectEH&amp;afterThrowing6' and version = 6">
            <text:p>SELECT to_char(count(1),'999') FROM advises_shadow WHERE advice_key ='lancs.midp.aspects.exceptionblocks*DataModelAspectEH.aj}DataModelAspectEH&amp;afterThrowing6' and version = 6</text:p>
          </table:table-cell>
          <table:table-cell table:formula="of:=VALUE(ORG.SISTEMA.OO.SQL.JAGUARSQL.EXECUTESQL(&quot;org.postgresql.Driver&quot;;&quot;jdbc:postgresql://localhost/rejuv-pc?user=raffi&quot;;[.H33]))" office:value-type="float" office:value="1">
            <text:p>1</text:p>
          </table:table-cell>
          <table:table-cell table:formula="of:=CONCATENATE(&quot;SELECT to_char(count(1),'999') FROM advises_shadow WHERE advice_key ='&quot;;[.$B33];&quot;' and version = &quot;; [.$D33])" office:value-type="string" office:string-value="SELECT to_char(count(1),'999') FROM advises_shadow WHERE advice_key ='lancs.midp.aspects.exceptionblocks*DataModelAspectEH.aj}DataModelAspectEH&amp;afterThrowing6' and version = 7">
            <text:p>SELECT to_char(count(1),'999') FROM advises_shadow WHERE advice_key ='lancs.midp.aspects.exceptionblocks*DataModelAspectEH.aj}DataModelAspectEH&amp;afterThrowing6' and version = 7</text:p>
          </table:table-cell>
          <table:table-cell table:formula="of:=VALUE(ORG.SISTEMA.OO.SQL.JAGUARSQL.EXECUTESQL(&quot;org.postgresql.Driver&quot;;&quot;jdbc:postgresql://localhost/rejuv-pc?user=raffi&quot;;[.J3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3]; &quot;' and advises_shadow.version = &quot;;[.$D33];&quot; except SELECT shadows.key FROM advises_shadow INNER JOIN shadows ON advises_shadow.shadow_key = shadows.key AND advises_shadow.version = shadows.version INNER JOIN advice ON advice.key = advises_shadow.advice_key WHERE advice.key = '&quot;; [.$B33]; &quot;' and advises_shadow.version = &quot;;[.$C3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6) as foo</text:p>
          </table:table-cell>
          <table:table-cell table:formula="of:=VALUE(ORG.SISTEMA.OO.SQL.JAGUARSQL.EXECUTESQL(&quot;org.postgresql.Driver&quot;;&quot;jdbc:postgresql://localhost/rejuv-pc?user=raffi&quot;;[.L3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3]; &quot;' and advises_shadow.version = &quot;;[.$C33];&quot; except SELECT shadows.key FROM advises_shadow INNER JOIN shadows ON advises_shadow.shadow_key = shadows.key AND advises_shadow.version = shadows.version INNER JOIN advice ON advice.key = advises_shadow.advice_key WHERE advice.key = '&quot;; [.$B33]; &quot;' and advises_shadow.version = &quot;;[.$D3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3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3]; &quot;' and advises_shadow.version = &quot;; [.$D33]; &quot; except SELECT shadows.key FROM suggested_shadows INNER JOIN shadows ON suggested_shadows.shadow_key = shadows.key AND suggested_shadows.version = shadows.version INNER JOIN advice ON advice.key = suggested_shadows.advice_key WHERE advice.key = '&quot;; [.$B33]; &quot;' and suggested_shadows.version = &quot;; [.$D3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7) as foo</text:p>
          </table:table-cell>
          <table:table-cell table:formula="of:=VALUE(ORG.SISTEMA.OO.SQL.JAGUARSQL.EXECUTESQL(&quot;org.postgresql.Driver&quot;;&quot;jdbc:postgresql://localhost/rejuv-pc?user=raffi&quot;;[.Q33]))" office:value-type="float" office:value="41">
            <text:p>4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3]; &quot;' and suggested_shadows.version = &quot;; [.$D33];&quot; except SELECT shadows.key FROM advises_shadow INNER JOIN shadows ON advises_shadow.shadow_key = shadows.key AND advises_shadow.version = shadows.version INNER JOIN advice ON advice.key = advises_shadow.advice_key WHERE advice.key = '&quot;; [.$B33]; &quot;' and advises_shadow.version = &quot;; [.$D3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) as fo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DataModelAspectEH.aj}DataModelAspectEH&amp;around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4]))" office:value-type="float" office:value="1">
            <text:p>1</text:p>
          </table:table-cell>
          <table:table-cell table:formula="of:=CONCATENATE(&quot;SELECT to_char(count(1),'999') FROM advises_shadow WHERE advice_key ='&quot;;[.$B34];&quot;' and version = &quot;; [.$C34])" office:value-type="string" office:string-value="SELECT to_char(count(1),'999') FROM advises_shadow WHERE advice_key ='lancs.midp.aspects.exceptionblocks*DataModelAspectEH.aj}DataModelAspectEH&amp;around' and version = 6">
            <text:p>SELECT to_char(count(1),'999') FROM advises_shadow WHERE advice_key ='lancs.midp.aspects.exceptionblocks*DataModelAspectEH.aj}DataModelAspectEH&amp;around' and version = 6</text:p>
          </table:table-cell>
          <table:table-cell table:formula="of:=VALUE(ORG.SISTEMA.OO.SQL.JAGUARSQL.EXECUTESQL(&quot;org.postgresql.Driver&quot;;&quot;jdbc:postgresql://localhost/rejuv-pc?user=raffi&quot;;[.H34]))" office:value-type="float" office:value="1">
            <text:p>1</text:p>
          </table:table-cell>
          <table:table-cell table:formula="of:=CONCATENATE(&quot;SELECT to_char(count(1),'999') FROM advises_shadow WHERE advice_key ='&quot;;[.$B34];&quot;' and version = &quot;; [.$D34])" office:value-type="string" office:string-value="SELECT to_char(count(1),'999') FROM advises_shadow WHERE advice_key ='lancs.midp.aspects.exceptionblocks*DataModelAspectEH.aj}DataModelAspectEH&amp;around' and version = 7">
            <text:p>SELECT to_char(count(1),'999') FROM advises_shadow WHERE advice_key ='lancs.midp.aspects.exceptionblocks*DataModelAspectEH.aj}DataModelAspectEH&amp;around' and version = 7</text:p>
          </table:table-cell>
          <table:table-cell table:formula="of:=VALUE(ORG.SISTEMA.OO.SQL.JAGUARSQL.EXECUTESQL(&quot;org.postgresql.Driver&quot;;&quot;jdbc:postgresql://localhost/rejuv-pc?user=raffi&quot;;[.J34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4]; &quot;' and advises_shadow.version = &quot;;[.$D34];&quot; except SELECT shadows.key FROM advises_shadow INNER JOIN shadows ON advises_shadow.shadow_key = shadows.key AND advises_shadow.version = shadows.version INNER JOIN advice ON advice.key = advises_shadow.advice_key WHERE advice.key = '&quot;; [.$B34]; &quot;' and advises_shadow.version = &quot;;[.$C3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6) as foo</text:p>
          </table:table-cell>
          <table:table-cell table:formula="of:=VALUE(ORG.SISTEMA.OO.SQL.JAGUARSQL.EXECUTESQL(&quot;org.postgresql.Driver&quot;;&quot;jdbc:postgresql://localhost/rejuv-pc?user=raffi&quot;;[.L34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4]; &quot;' and advises_shadow.version = &quot;;[.$C34];&quot; except SELECT shadows.key FROM advises_shadow INNER JOIN shadows ON advises_shadow.shadow_key = shadows.key AND advises_shadow.version = shadows.version INNER JOIN advice ON advice.key = advises_shadow.advice_key WHERE advice.key = '&quot;; [.$B34]; &quot;' and advises_shadow.version = &quot;;[.$D3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4]; &quot;' and advises_shadow.version = &quot;; [.$D34]; &quot; except SELECT shadows.key FROM suggested_shadows INNER JOIN shadows ON suggested_shadows.shadow_key = shadows.key AND suggested_shadows.version = shadows.version INNER JOIN advice ON advice.key = suggested_shadows.advice_key WHERE advice.key = '&quot;; [.$B34]; &quot;' and suggested_shadows.version = &quot;; [.$D3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' and suggested_shadows.version = 7) as foo</text:p>
          </table:table-cell>
          <table:table-cell table:formula="of:=VALUE(ORG.SISTEMA.OO.SQL.JAGUARSQL.EXECUTESQL(&quot;org.postgresql.Driver&quot;;&quot;jdbc:postgresql://localhost/rejuv-pc?user=raffi&quot;;[.Q34]))" office:value-type="float" office:value="5">
            <text:p>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4]; &quot;' and suggested_shadows.version = &quot;; [.$D34];&quot; except SELECT shadows.key FROM advises_shadow INNER JOIN shadows ON advises_shadow.shadow_key = shadows.key AND advises_shadow.version = shadows.version INNER JOIN advice ON advice.key = advises_shadow.advice_key WHERE advice.key = '&quot;; [.$B34]; &quot;' and advises_shadow.version = &quot;; [.$D3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) as fo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DataModelAspectEH.aj}DataModelAspectEH&amp;around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5]))" office:value-type="float" office:value="1">
            <text:p>1</text:p>
          </table:table-cell>
          <table:table-cell table:formula="of:=CONCATENATE(&quot;SELECT to_char(count(1),'999') FROM advises_shadow WHERE advice_key ='&quot;;[.$B35];&quot;' and version = &quot;; [.$C35])" office:value-type="string" office:string-value="SELECT to_char(count(1),'999') FROM advises_shadow WHERE advice_key ='lancs.midp.aspects.exceptionblocks*DataModelAspectEH.aj}DataModelAspectEH&amp;around2' and version = 6">
            <text:p>SELECT to_char(count(1),'999') FROM advises_shadow WHERE advice_key ='lancs.midp.aspects.exceptionblocks*DataModelAspectEH.aj}DataModelAspectEH&amp;around2' and version = 6</text:p>
          </table:table-cell>
          <table:table-cell table:formula="of:=VALUE(ORG.SISTEMA.OO.SQL.JAGUARSQL.EXECUTESQL(&quot;org.postgresql.Driver&quot;;&quot;jdbc:postgresql://localhost/rejuv-pc?user=raffi&quot;;[.H35]))" office:value-type="float" office:value="1">
            <text:p>1</text:p>
          </table:table-cell>
          <table:table-cell table:formula="of:=CONCATENATE(&quot;SELECT to_char(count(1),'999') FROM advises_shadow WHERE advice_key ='&quot;;[.$B35];&quot;' and version = &quot;; [.$D35])" office:value-type="string" office:string-value="SELECT to_char(count(1),'999') FROM advises_shadow WHERE advice_key ='lancs.midp.aspects.exceptionblocks*DataModelAspectEH.aj}DataModelAspectEH&amp;around2' and version = 7">
            <text:p>SELECT to_char(count(1),'999') FROM advises_shadow WHERE advice_key ='lancs.midp.aspects.exceptionblocks*DataModelAspectEH.aj}DataModelAspectEH&amp;around2' and version = 7</text:p>
          </table:table-cell>
          <table:table-cell table:formula="of:=VALUE(ORG.SISTEMA.OO.SQL.JAGUARSQL.EXECUTESQL(&quot;org.postgresql.Driver&quot;;&quot;jdbc:postgresql://localhost/rejuv-pc?user=raffi&quot;;[.J3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5]; &quot;' and advises_shadow.version = &quot;;[.$D35];&quot; except SELECT shadows.key FROM advises_shadow INNER JOIN shadows ON advises_shadow.shadow_key = shadows.key AND advises_shadow.version = shadows.version INNER JOIN advice ON advice.key = advises_shadow.advice_key WHERE advice.key = '&quot;; [.$B35]; &quot;' and advises_shadow.version = &quot;;[.$C3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6) as foo</text:p>
          </table:table-cell>
          <table:table-cell table:formula="of:=VALUE(ORG.SISTEMA.OO.SQL.JAGUARSQL.EXECUTESQL(&quot;org.postgresql.Driver&quot;;&quot;jdbc:postgresql://localhost/rejuv-pc?user=raffi&quot;;[.L3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5]; &quot;' and advises_shadow.version = &quot;;[.$C35];&quot; except SELECT shadows.key FROM advises_shadow INNER JOIN shadows ON advises_shadow.shadow_key = shadows.key AND advises_shadow.version = shadows.version INNER JOIN advice ON advice.key = advises_shadow.advice_key WHERE advice.key = '&quot;; [.$B35]; &quot;' and advises_shadow.version = &quot;;[.$D3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5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5]; &quot;' and advises_shadow.version = &quot;; [.$D35]; &quot; except SELECT shadows.key FROM suggested_shadows INNER JOIN shadows ON suggested_shadows.shadow_key = shadows.key AND suggested_shadows.version = shadows.version INNER JOIN advice ON advice.key = suggested_shadows.advice_key WHERE advice.key = '&quot;; [.$B35]; &quot;' and suggested_shadows.version = &quot;; [.$D3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2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2' and suggested_shadows.version = 7) as foo</text:p>
          </table:table-cell>
          <table:table-cell table:formula="of:=VALUE(ORG.SISTEMA.OO.SQL.JAGUARSQL.EXECUTESQL(&quot;org.postgresql.Driver&quot;;&quot;jdbc:postgresql://localhost/rejuv-pc?user=raffi&quot;;[.Q35]))" office:value-type="float" office:value="62">
            <text:p>62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5]; &quot;' and suggested_shadows.version = &quot;; [.$D35];&quot; except SELECT shadows.key FROM advises_shadow INNER JOIN shadows ON advises_shadow.shadow_key = shadows.key AND advises_shadow.version = shadows.version INNER JOIN advice ON advice.key = advises_shadow.advice_key WHERE advice.key = '&quot;; [.$B35]; &quot;' and advises_shadow.version = &quot;; [.$D3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) as fo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DataModelAspectEH.aj}DataModelAspectEH&amp;around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6]))" office:value-type="float" office:value="1">
            <text:p>1</text:p>
          </table:table-cell>
          <table:table-cell table:formula="of:=CONCATENATE(&quot;SELECT to_char(count(1),'999') FROM advises_shadow WHERE advice_key ='&quot;;[.$B36];&quot;' and version = &quot;; [.$C36])" office:value-type="string" office:string-value="SELECT to_char(count(1),'999') FROM advises_shadow WHERE advice_key ='lancs.midp.aspects.exceptionblocks*DataModelAspectEH.aj}DataModelAspectEH&amp;around3' and version = 6">
            <text:p>SELECT to_char(count(1),'999') FROM advises_shadow WHERE advice_key ='lancs.midp.aspects.exceptionblocks*DataModelAspectEH.aj}DataModelAspectEH&amp;around3' and version = 6</text:p>
          </table:table-cell>
          <table:table-cell table:formula="of:=VALUE(ORG.SISTEMA.OO.SQL.JAGUARSQL.EXECUTESQL(&quot;org.postgresql.Driver&quot;;&quot;jdbc:postgresql://localhost/rejuv-pc?user=raffi&quot;;[.H36]))" office:value-type="float" office:value="1">
            <text:p>1</text:p>
          </table:table-cell>
          <table:table-cell table:formula="of:=CONCATENATE(&quot;SELECT to_char(count(1),'999') FROM advises_shadow WHERE advice_key ='&quot;;[.$B36];&quot;' and version = &quot;; [.$D36])" office:value-type="string" office:string-value="SELECT to_char(count(1),'999') FROM advises_shadow WHERE advice_key ='lancs.midp.aspects.exceptionblocks*DataModelAspectEH.aj}DataModelAspectEH&amp;around3' and version = 7">
            <text:p>SELECT to_char(count(1),'999') FROM advises_shadow WHERE advice_key ='lancs.midp.aspects.exceptionblocks*DataModelAspectEH.aj}DataModelAspectEH&amp;around3' and version = 7</text:p>
          </table:table-cell>
          <table:table-cell table:formula="of:=VALUE(ORG.SISTEMA.OO.SQL.JAGUARSQL.EXECUTESQL(&quot;org.postgresql.Driver&quot;;&quot;jdbc:postgresql://localhost/rejuv-pc?user=raffi&quot;;[.J36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6]; &quot;' and advises_shadow.version = &quot;;[.$D36];&quot; except SELECT shadows.key FROM advises_shadow INNER JOIN shadows ON advises_shadow.shadow_key = shadows.key AND advises_shadow.version = shadows.version INNER JOIN advice ON advice.key = advises_shadow.advice_key WHERE advice.key = '&quot;; [.$B36]; &quot;' and advises_shadow.version = &quot;;[.$C3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6) as foo</text:p>
          </table:table-cell>
          <table:table-cell table:formula="of:=VALUE(ORG.SISTEMA.OO.SQL.JAGUARSQL.EXECUTESQL(&quot;org.postgresql.Driver&quot;;&quot;jdbc:postgresql://localhost/rejuv-pc?user=raffi&quot;;[.L36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6]; &quot;' and advises_shadow.version = &quot;;[.$C36];&quot; except SELECT shadows.key FROM advises_shadow INNER JOIN shadows ON advises_shadow.shadow_key = shadows.key AND advises_shadow.version = shadows.version INNER JOIN advice ON advice.key = advises_shadow.advice_key WHERE advice.key = '&quot;; [.$B36]; &quot;' and advises_shadow.version = &quot;;[.$D3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36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6]; &quot;' and advises_shadow.version = &quot;; [.$D36]; &quot; except SELECT shadows.key FROM suggested_shadows INNER JOIN shadows ON suggested_shadows.shadow_key = shadows.key AND suggested_shadows.version = shadows.version INNER JOIN advice ON advice.key = suggested_shadows.advice_key WHERE advice.key = '&quot;; [.$B36]; &quot;' and suggested_shadows.version = &quot;; [.$D3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3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3' and suggested_shadows.version = 7) as foo</text:p>
          </table:table-cell>
          <table:table-cell table:formula="of:=VALUE(ORG.SISTEMA.OO.SQL.JAGUARSQL.EXECUTESQL(&quot;org.postgresql.Driver&quot;;&quot;jdbc:postgresql://localhost/rejuv-pc?user=raffi&quot;;[.Q36]))" office:value-type="float" office:value="96">
            <text:p>96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6]; &quot;' and suggested_shadows.version = &quot;; [.$D36];&quot; except SELECT shadows.key FROM advises_shadow INNER JOIN shadows ON advises_shadow.shadow_key = shadows.key AND advises_shadow.version = shadows.version INNER JOIN advice ON advice.key = advises_shadow.advice_key WHERE advice.key = '&quot;; [.$B36]; &quot;' and advises_shadow.version = &quot;; [.$D3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3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3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) as fo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SCreensAspectEH.aj}SCreensAspectEH&amp;around&amp;QAlbumData;&amp;QString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7]))" office:value-type="float" office:value="1">
            <text:p>1</text:p>
          </table:table-cell>
          <table:table-cell table:formula="of:=CONCATENATE(&quot;SELECT to_char(count(1),'999') FROM advises_shadow WHERE advice_key ='&quot;;[.$B37];&quot;' and version = &quot;; [.$C37])" office:value-type="string" office:string-value="SELECT to_char(count(1),'999') FROM advises_shadow WHERE advice_key ='lancs.midp.aspects.exceptionblocks*SCreensAspectEH.aj}SCreensAspectEH&amp;around&amp;QAlbumData;&amp;QString;' and version = 6">
            <text:p>SELECT to_char(count(1),'999') FROM advises_shadow WHERE advice_key ='lancs.midp.aspects.exceptionblocks*SCreensAspectEH.aj}SCreensAspectEH&amp;around&amp;QAlbumData;&amp;QString;' and version = 6</text:p>
          </table:table-cell>
          <table:table-cell table:formula="of:=VALUE(ORG.SISTEMA.OO.SQL.JAGUARSQL.EXECUTESQL(&quot;org.postgresql.Driver&quot;;&quot;jdbc:postgresql://localhost/rejuv-pc?user=raffi&quot;;[.H37]))" office:value-type="float" office:value="1">
            <text:p>1</text:p>
          </table:table-cell>
          <table:table-cell table:formula="of:=CONCATENATE(&quot;SELECT to_char(count(1),'999') FROM advises_shadow WHERE advice_key ='&quot;;[.$B37];&quot;' and version = &quot;; [.$D37])" office:value-type="string" office:string-value="SELECT to_char(count(1),'999') FROM advises_shadow WHERE advice_key ='lancs.midp.aspects.exceptionblocks*SCreensAspectEH.aj}SCreensAspectEH&amp;around&amp;QAlbumData;&amp;QString;' and version = 7">
            <text:p>SELECT to_char(count(1),'999') FROM advises_shadow WHERE advice_key ='lancs.midp.aspects.exceptionblocks*SCreensAspectEH.aj}SCreensAspectEH&amp;around&amp;QAlbumData;&amp;QString;' and version = 7</text:p>
          </table:table-cell>
          <table:table-cell table:formula="of:=VALUE(ORG.SISTEMA.OO.SQL.JAGUARSQL.EXECUTESQL(&quot;org.postgresql.Driver&quot;;&quot;jdbc:postgresql://localhost/rejuv-pc?user=raffi&quot;;[.J3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7]; &quot;' and advises_shadow.version = &quot;;[.$D37];&quot; except SELECT shadows.key FROM advises_shadow INNER JOIN shadows ON advises_shadow.shadow_key = shadows.key AND advises_shadow.version = shadows.version INNER JOIN advice ON advice.key = advises_shadow.advice_key WHERE advice.key = '&quot;; [.$B37]; &quot;' and advises_shadow.version = &quot;;[.$C3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6) as foo</text:p>
          </table:table-cell>
          <table:table-cell table:formula="of:=VALUE(ORG.SISTEMA.OO.SQL.JAGUARSQL.EXECUTESQL(&quot;org.postgresql.Driver&quot;;&quot;jdbc:postgresql://localhost/rejuv-pc?user=raffi&quot;;[.L3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7]; &quot;' and advises_shadow.version = &quot;;[.$C37];&quot; except SELECT shadows.key FROM advises_shadow INNER JOIN shadows ON advises_shadow.shadow_key = shadows.key AND advises_shadow.version = shadows.version INNER JOIN advice ON advice.key = advises_shadow.advice_key WHERE advice.key = '&quot;; [.$B37]; &quot;' and advises_shadow.version = &quot;;[.$D3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37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7]; &quot;' and advises_shadow.version = &quot;; [.$D37]; &quot; except SELECT shadows.key FROM suggested_shadows INNER JOIN shadows ON suggested_shadows.shadow_key = shadows.key AND suggested_shadows.version = shadows.version INNER JOIN advice ON advice.key = suggested_shadows.advice_key WHERE advice.key = '&quot;; [.$B37]; &quot;' and suggested_shadows.version = &quot;; [.$D3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SCreensAspectEH.aj}SCreensAspectEH&amp;around&amp;QAlbumData;&amp;QString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SCreensAspectEH.aj}SCreensAspectEH&amp;around&amp;QAlbumData;&amp;QString;' and suggested_shadows.version = 7) as foo</text:p>
          </table:table-cell>
          <table:table-cell table:formula="of:=VALUE(ORG.SISTEMA.OO.SQL.JAGUARSQL.EXECUTESQL(&quot;org.postgresql.Driver&quot;;&quot;jdbc:postgresql://localhost/rejuv-pc?user=raffi&quot;;[.Q37]))" office:value-type="float" office:value="31">
            <text:p>3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7]; &quot;' and suggested_shadows.version = &quot;; [.$D37];&quot; except SELECT shadows.key FROM advises_shadow INNER JOIN shadows ON advises_shadow.shadow_key = shadows.key AND advises_shadow.version = shadows.version INNER JOIN advice ON advice.key = advises_shadow.advice_key WHERE advice.key = '&quot;; [.$B37]; &quot;' and advises_shadow.version = &quot;; [.$D3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SCreensAspectEH.aj}SCreensAspectEH&amp;around&amp;QAlbumData;&amp;QString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SCreensAspectEH.aj}SCreensAspectEH&amp;around&amp;QAlbumData;&amp;QString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) as fo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UtilAspectEH.aj}UtilAspectEH&amp;afterThrowing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8]))" office:value-type="float" office:value="1">
            <text:p>1</text:p>
          </table:table-cell>
          <table:table-cell table:formula="of:=CONCATENATE(&quot;SELECT to_char(count(1),'999') FROM advises_shadow WHERE advice_key ='&quot;;[.$B38];&quot;' and version = &quot;; [.$C38])" office:value-type="string" office:string-value="SELECT to_char(count(1),'999') FROM advises_shadow WHERE advice_key ='lancs.midp.aspects.exceptionblocks*UtilAspectEH.aj}UtilAspectEH&amp;afterThrowing' and version = 6">
            <text:p>SELECT to_char(count(1),'999') FROM advises_shadow WHERE advice_key ='lancs.midp.aspects.exceptionblocks*UtilAspectEH.aj}UtilAspectEH&amp;afterThrowing' and version = 6</text:p>
          </table:table-cell>
          <table:table-cell table:formula="of:=VALUE(ORG.SISTEMA.OO.SQL.JAGUARSQL.EXECUTESQL(&quot;org.postgresql.Driver&quot;;&quot;jdbc:postgresql://localhost/rejuv-pc?user=raffi&quot;;[.H38]))" office:value-type="float" office:value="1">
            <text:p>1</text:p>
          </table:table-cell>
          <table:table-cell table:formula="of:=CONCATENATE(&quot;SELECT to_char(count(1),'999') FROM advises_shadow WHERE advice_key ='&quot;;[.$B38];&quot;' and version = &quot;; [.$D38])" office:value-type="string" office:string-value="SELECT to_char(count(1),'999') FROM advises_shadow WHERE advice_key ='lancs.midp.aspects.exceptionblocks*UtilAspectEH.aj}UtilAspectEH&amp;afterThrowing' and version = 7">
            <text:p>SELECT to_char(count(1),'999') FROM advises_shadow WHERE advice_key ='lancs.midp.aspects.exceptionblocks*UtilAspectEH.aj}UtilAspectEH&amp;afterThrowing' and version = 7</text:p>
          </table:table-cell>
          <table:table-cell table:formula="of:=VALUE(ORG.SISTEMA.OO.SQL.JAGUARSQL.EXECUTESQL(&quot;org.postgresql.Driver&quot;;&quot;jdbc:postgresql://localhost/rejuv-pc?user=raffi&quot;;[.J3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8]; &quot;' and advises_shadow.version = &quot;;[.$D38];&quot; except SELECT shadows.key FROM advises_shadow INNER JOIN shadows ON advises_shadow.shadow_key = shadows.key AND advises_shadow.version = shadows.version INNER JOIN advice ON advice.key = advises_shadow.advice_key WHERE advice.key = '&quot;; [.$B38]; &quot;' and advises_shadow.version = &quot;;[.$C3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6) as foo</text:p>
          </table:table-cell>
          <table:table-cell table:formula="of:=VALUE(ORG.SISTEMA.OO.SQL.JAGUARSQL.EXECUTESQL(&quot;org.postgresql.Driver&quot;;&quot;jdbc:postgresql://localhost/rejuv-pc?user=raffi&quot;;[.L3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8]; &quot;' and advises_shadow.version = &quot;;[.$C38];&quot; except SELECT shadows.key FROM advises_shadow INNER JOIN shadows ON advises_shadow.shadow_key = shadows.key AND advises_shadow.version = shadows.version INNER JOIN advice ON advice.key = advises_shadow.advice_key WHERE advice.key = '&quot;; [.$B38]; &quot;' and advises_shadow.version = &quot;;[.$D3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8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8]; &quot;' and advises_shadow.version = &quot;; [.$D38]; &quot; except SELECT shadows.key FROM suggested_shadows INNER JOIN shadows ON suggested_shadows.shadow_key = shadows.key AND suggested_shadows.version = shadows.version INNER JOIN advice ON advice.key = suggested_shadows.advice_key WHERE advice.key = '&quot;; [.$B38]; &quot;' and suggested_shadows.version = &quot;; [.$D3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' and suggested_shadows.version = 7) as foo</text:p>
          </table:table-cell>
          <table:table-cell table:formula="of:=VALUE(ORG.SISTEMA.OO.SQL.JAGUARSQL.EXECUTESQL(&quot;org.postgresql.Driver&quot;;&quot;jdbc:postgresql://localhost/rejuv-pc?user=raffi&quot;;[.Q38]))" office:value-type="float" office:value="9">
            <text:p>9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8]; &quot;' and suggested_shadows.version = &quot;; [.$D38];&quot; except SELECT shadows.key FROM advises_shadow INNER JOIN shadows ON advises_shadow.shadow_key = shadows.key AND advises_shadow.version = shadows.version INNER JOIN advice ON advice.key = advises_shadow.advice_key WHERE advice.key = '&quot;; [.$B38]; &quot;' and advises_shadow.version = &quot;; [.$D3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) as fo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UtilAspectEH.aj}UtilAspectEH&amp;afterThrowing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9]))" office:value-type="float" office:value="1">
            <text:p>1</text:p>
          </table:table-cell>
          <table:table-cell table:formula="of:=CONCATENATE(&quot;SELECT to_char(count(1),'999') FROM advises_shadow WHERE advice_key ='&quot;;[.$B39];&quot;' and version = &quot;; [.$C39])" office:value-type="string" office:string-value="SELECT to_char(count(1),'999') FROM advises_shadow WHERE advice_key ='lancs.midp.aspects.exceptionblocks*UtilAspectEH.aj}UtilAspectEH&amp;afterThrowing2' and version = 6">
            <text:p>SELECT to_char(count(1),'999') FROM advises_shadow WHERE advice_key ='lancs.midp.aspects.exceptionblocks*UtilAspectEH.aj}UtilAspectEH&amp;afterThrowing2' and version = 6</text:p>
          </table:table-cell>
          <table:table-cell table:formula="of:=VALUE(ORG.SISTEMA.OO.SQL.JAGUARSQL.EXECUTESQL(&quot;org.postgresql.Driver&quot;;&quot;jdbc:postgresql://localhost/rejuv-pc?user=raffi&quot;;[.H39]))" office:value-type="float" office:value="2">
            <text:p>2</text:p>
          </table:table-cell>
          <table:table-cell table:formula="of:=CONCATENATE(&quot;SELECT to_char(count(1),'999') FROM advises_shadow WHERE advice_key ='&quot;;[.$B39];&quot;' and version = &quot;; [.$D39])" office:value-type="string" office:string-value="SELECT to_char(count(1),'999') FROM advises_shadow WHERE advice_key ='lancs.midp.aspects.exceptionblocks*UtilAspectEH.aj}UtilAspectEH&amp;afterThrowing2' and version = 7">
            <text:p>SELECT to_char(count(1),'999') FROM advises_shadow WHERE advice_key ='lancs.midp.aspects.exceptionblocks*UtilAspectEH.aj}UtilAspectEH&amp;afterThrowing2' and version = 7</text:p>
          </table:table-cell>
          <table:table-cell table:formula="of:=VALUE(ORG.SISTEMA.OO.SQL.JAGUARSQL.EXECUTESQL(&quot;org.postgresql.Driver&quot;;&quot;jdbc:postgresql://localhost/rejuv-pc?user=raffi&quot;;[.J39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9]; &quot;' and advises_shadow.version = &quot;;[.$D39];&quot; except SELECT shadows.key FROM advises_shadow INNER JOIN shadows ON advises_shadow.shadow_key = shadows.key AND advises_shadow.version = shadows.version INNER JOIN advice ON advice.key = advises_shadow.advice_key WHERE advice.key = '&quot;; [.$B39]; &quot;' and advises_shadow.version = &quot;;[.$C3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6) as foo</text:p>
          </table:table-cell>
          <table:table-cell table:formula="of:=VALUE(ORG.SISTEMA.OO.SQL.JAGUARSQL.EXECUTESQL(&quot;org.postgresql.Driver&quot;;&quot;jdbc:postgresql://localhost/rejuv-pc?user=raffi&quot;;[.L39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9]; &quot;' and advises_shadow.version = &quot;;[.$C39];&quot; except SELECT shadows.key FROM advises_shadow INNER JOIN shadows ON advises_shadow.shadow_key = shadows.key AND advises_shadow.version = shadows.version INNER JOIN advice ON advice.key = advises_shadow.advice_key WHERE advice.key = '&quot;; [.$B39]; &quot;' and advises_shadow.version = &quot;;[.$D3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9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9]; &quot;' and advises_shadow.version = &quot;; [.$D39]; &quot; except SELECT shadows.key FROM suggested_shadows INNER JOIN shadows ON suggested_shadows.shadow_key = shadows.key AND suggested_shadows.version = shadows.version INNER JOIN advice ON advice.key = suggested_shadows.advice_key WHERE advice.key = '&quot;; [.$B39]; &quot;' and suggested_shadows.version = &quot;; [.$D3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2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2' and suggested_shadows.version = 7) as foo</text:p>
          </table:table-cell>
          <table:table-cell table:formula="of:=VALUE(ORG.SISTEMA.OO.SQL.JAGUARSQL.EXECUTESQL(&quot;org.postgresql.Driver&quot;;&quot;jdbc:postgresql://localhost/rejuv-pc?user=raffi&quot;;[.Q39]))" office:value-type="float" office:value="40">
            <text:p>4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9]; &quot;' and suggested_shadows.version = &quot;; [.$D39];&quot; except SELECT shadows.key FROM advises_shadow INNER JOIN shadows ON advises_shadow.shadow_key = shadows.key AND advises_shadow.version = shadows.version INNER JOIN advice ON advice.key = advises_shadow.advice_key WHERE advice.key = '&quot;; [.$B39]; &quot;' and advises_shadow.version = &quot;; [.$D3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) as foo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copyPhoto*CopyPhotoAspect.aj}CopyPhotoAspect&amp;afterReturning&amp;QImage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0]))" office:value-type="float" office:value="2">
            <text:p>2</text:p>
          </table:table-cell>
          <table:table-cell table:formula="of:=CONCATENATE(&quot;SELECT to_char(count(1),'999') FROM advises_shadow WHERE advice_key ='&quot;;[.$B40];&quot;' and version = &quot;; [.$C40])" office:value-type="string" office:string-value="SELECT to_char(count(1),'999') FROM advises_shadow WHERE advice_key ='lancs.midp.mobilephoto.optional.copyPhoto*CopyPhotoAspect.aj}CopyPhotoAspect&amp;afterReturning&amp;QImage;' and version = 6">
            <text:p>SELECT to_char(count(1),'999') FROM advises_shadow WHERE advice_key ='lancs.midp.mobilephoto.optional.copyPhoto*CopyPhotoAspect.aj}CopyPhotoAspect&amp;afterReturning&amp;QImage;' and version = 6</text:p>
          </table:table-cell>
          <table:table-cell table:formula="of:=VALUE(ORG.SISTEMA.OO.SQL.JAGUARSQL.EXECUTESQL(&quot;org.postgresql.Driver&quot;;&quot;jdbc:postgresql://localhost/rejuv-pc?user=raffi&quot;;[.H40]))" office:value-type="float" office:value="1">
            <text:p>1</text:p>
          </table:table-cell>
          <table:table-cell table:formula="of:=CONCATENATE(&quot;SELECT to_char(count(1),'999') FROM advises_shadow WHERE advice_key ='&quot;;[.$B40];&quot;' and version = &quot;; [.$D40])" office:value-type="string" office:string-value="SELECT to_char(count(1),'999') FROM advises_shadow WHERE advice_key ='lancs.midp.mobilephoto.optional.copyPhoto*CopyPhotoAspect.aj}CopyPhotoAspect&amp;afterReturning&amp;QImage;' and version = 7">
            <text:p>SELECT to_char(count(1),'999') FROM advises_shadow WHERE advice_key ='lancs.midp.mobilephoto.optional.copyPhoto*CopyPhotoAspect.aj}CopyPhotoAspect&amp;afterReturning&amp;QImage;' and version = 7</text:p>
          </table:table-cell>
          <table:table-cell table:formula="of:=VALUE(ORG.SISTEMA.OO.SQL.JAGUARSQL.EXECUTESQL(&quot;org.postgresql.Driver&quot;;&quot;jdbc:postgresql://localhost/rejuv-pc?user=raffi&quot;;[.J4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0]; &quot;' and advises_shadow.version = &quot;;[.$D40];&quot; except SELECT shadows.key FROM advises_shadow INNER JOIN shadows ON advises_shadow.shadow_key = shadows.key AND advises_shadow.version = shadows.version INNER JOIN advice ON advice.key = advises_shadow.advice_key WHERE advice.key = '&quot;; [.$B40]; &quot;' and advises_shadow.version = &quot;;[.$C4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) as foo</text:p>
          </table:table-cell>
          <table:table-cell table:formula="of:=VALUE(ORG.SISTEMA.OO.SQL.JAGUARSQL.EXECUTESQL(&quot;org.postgresql.Driver&quot;;&quot;jdbc:postgresql://localhost/rejuv-pc?user=raffi&quot;;[.L40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0]; &quot;' and advises_shadow.version = &quot;;[.$C40];&quot; except SELECT shadows.key FROM advises_shadow INNER JOIN shadows ON advises_shadow.shadow_key = shadows.key AND advises_shadow.version = shadows.version INNER JOIN advice ON advice.key = advises_shadow.advice_key WHERE advice.key = '&quot;; [.$B40]; &quot;' and advises_shadow.version = &quot;;[.$D4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40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0]; &quot;' and advises_shadow.version = &quot;; [.$D40]; &quot; except SELECT shadows.key FROM suggested_shadows INNER JOIN shadows ON suggested_shadows.shadow_key = shadows.key AND suggested_shadows.version = shadows.version INNER JOIN advice ON advice.key = suggested_shadows.advice_key WHERE advice.key = '&quot;; [.$B40]; &quot;' and suggested_shadows.version = &quot;; [.$D40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7) as foo</text:p>
          </table:table-cell>
          <table:table-cell table:formula="of:=VALUE(ORG.SISTEMA.OO.SQL.JAGUARSQL.EXECUTESQL(&quot;org.postgresql.Driver&quot;;&quot;jdbc:postgresql://localhost/rejuv-pc?user=raffi&quot;;[.Q40]))" office:value-type="float" office:value="182">
            <text:p>182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0]; &quot;' and suggested_shadows.version = &quot;; [.$D40];&quot; except SELECT shadows.key FROM advises_shadow INNER JOIN shadows ON advises_shadow.shadow_key = shadows.key AND advises_shadow.version = shadows.version INNER JOIN advice ON advice.key = advises_shadow.advice_key WHERE advice.key = '&quot;; [.$B40]; &quot;' and advises_shadow.version = &quot;; [.$D40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) as fo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office:annotation draw:style-name="gr1" draw:text-style-name="P2" svg:width="2.896cm" svg:height="4.941cm" svg:x="29.653cm" svg:y="15.089cm" draw:caption-point-x="-29.653cm" draw:caption-point-y="-15.089cm">
              <dc:date>2008-07-24T00:00:00</dc:date>
              <text:p text:style-name="P1"><text:span text:style-name="T1">This is an interesting case, all patterns will invalidated between versions and thus no suggestions were produced. The tool was completely useless here.</text:span></text:p>
            </office:annotation>
            <text:p>lancs.midp.mobilephoto.optional.favourites*FavouritesAspect.aj}FavouritesAspect&amp;aft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1]))" office:value-type="float" office:value="1">
            <text:p>1</text:p>
          </table:table-cell>
          <table:table-cell table:formula="of:=CONCATENATE(&quot;SELECT to_char(count(1),'999') FROM advises_shadow WHERE advice_key ='&quot;;[.$B41];&quot;' and version = &quot;; [.$C41])" office:value-type="string" office:string-value="SELECT to_char(count(1),'999') FROM advises_shadow WHERE advice_key ='lancs.midp.mobilephoto.optional.favourites*FavouritesAspect.aj}FavouritesAspect&amp;after' and version = 6">
            <text:p>SELECT to_char(count(1),'999') FROM advises_shadow WHERE advice_key ='lancs.midp.mobilephoto.optional.favourites*FavouritesAspect.aj}FavouritesAspect&amp;after' and version = 6</text:p>
          </table:table-cell>
          <table:table-cell table:formula="of:=VALUE(ORG.SISTEMA.OO.SQL.JAGUARSQL.EXECUTESQL(&quot;org.postgresql.Driver&quot;;&quot;jdbc:postgresql://localhost/rejuv-pc?user=raffi&quot;;[.H41]))" office:value-type="float" office:value="1">
            <text:p>1</text:p>
          </table:table-cell>
          <table:table-cell table:formula="of:=CONCATENATE(&quot;SELECT to_char(count(1),'999') FROM advises_shadow WHERE advice_key ='&quot;;[.$B41];&quot;' and version = &quot;; [.$D41])" office:value-type="string" office:string-value="SELECT to_char(count(1),'999') FROM advises_shadow WHERE advice_key ='lancs.midp.mobilephoto.optional.favourites*FavouritesAspect.aj}FavouritesAspect&amp;after' and version = 7">
            <text:p>SELECT to_char(count(1),'999') FROM advises_shadow WHERE advice_key ='lancs.midp.mobilephoto.optional.favourites*FavouritesAspect.aj}FavouritesAspect&amp;after' and version = 7</text:p>
          </table:table-cell>
          <table:table-cell table:formula="of:=VALUE(ORG.SISTEMA.OO.SQL.JAGUARSQL.EXECUTESQL(&quot;org.postgresql.Driver&quot;;&quot;jdbc:postgresql://localhost/rejuv-pc?user=raffi&quot;;[.J4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1]; &quot;' and advises_shadow.version = &quot;;[.$D41];&quot; except SELECT shadows.key FROM advises_shadow INNER JOIN shadows ON advises_shadow.shadow_key = shadows.key AND advises_shadow.version = shadows.version INNER JOIN advice ON advice.key = advises_shadow.advice_key WHERE advice.key = '&quot;; [.$B41]; &quot;' and advises_shadow.version = &quot;;[.$C4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6) as foo</text:p>
          </table:table-cell>
          <table:table-cell table:formula="of:=VALUE(ORG.SISTEMA.OO.SQL.JAGUARSQL.EXECUTESQL(&quot;org.postgresql.Driver&quot;;&quot;jdbc:postgresql://localhost/rejuv-pc?user=raffi&quot;;[.L4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1]; &quot;' and advises_shadow.version = &quot;;[.$C41];&quot; except SELECT shadows.key FROM advises_shadow INNER JOIN shadows ON advises_shadow.shadow_key = shadows.key AND advises_shadow.version = shadows.version INNER JOIN advice ON advice.key = advises_shadow.advice_key WHERE advice.key = '&quot;; [.$B41]; &quot;' and advises_shadow.version = &quot;;[.$D4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1]))" office:value-type="float" office:value="1">
            <text:p>1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1]; &quot;' and advises_shadow.version = &quot;; [.$D41]; &quot; except SELECT shadows.key FROM suggested_shadows INNER JOIN shadows ON suggested_shadows.shadow_key = shadows.key AND suggested_shadows.version = shadows.version INNER JOIN advice ON advice.key = suggested_shadows.advice_key WHERE advice.key = '&quot;; [.$B41]; &quot;' and suggested_shadows.version = &quot;; [.$D41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' and suggested_shadows.version = 7) as foo</text:p>
          </table:table-cell>
          <table:table-cell table:formula="of:=VALUE(ORG.SISTEMA.OO.SQL.JAGUARSQL.EXECUTESQL(&quot;org.postgresql.Driver&quot;;&quot;jdbc:postgresql://localhost/rejuv-pc?user=raffi&quot;;[.Q41]))" office:value-type="float" office:value="0">
            <text:p>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1]; &quot;' and suggested_shadows.version = &quot;; [.$D41];&quot; except SELECT shadows.key FROM advises_shadow INNER JOIN shadows ON advises_shadow.shadow_key = shadows.key AND advises_shadow.version = shadows.version INNER JOIN advice ON advice.key = advises_shadow.advice_key WHERE advice.key = '&quot;; [.$B41]; &quot;' and advises_shadow.version = &quot;; [.$D41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) as fo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fter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2]))" office:value-type="float" office:value="1">
            <text:p>1</text:p>
          </table:table-cell>
          <table:table-cell table:formula="of:=CONCATENATE(&quot;SELECT to_char(count(1),'999') FROM advises_shadow WHERE advice_key ='&quot;;[.$B42];&quot;' and version = &quot;; [.$C42])" office:value-type="string" office:string-value="SELECT to_char(count(1),'999') FROM advises_shadow WHERE advice_key ='lancs.midp.mobilephoto.optional.favourites*FavouritesAspect.aj}FavouritesAspect&amp;after2' and version = 6">
            <text:p>SELECT to_char(count(1),'999') FROM advises_shadow WHERE advice_key ='lancs.midp.mobilephoto.optional.favourites*FavouritesAspect.aj}FavouritesAspect&amp;after2' and version = 6</text:p>
          </table:table-cell>
          <table:table-cell table:formula="of:=VALUE(ORG.SISTEMA.OO.SQL.JAGUARSQL.EXECUTESQL(&quot;org.postgresql.Driver&quot;;&quot;jdbc:postgresql://localhost/rejuv-pc?user=raffi&quot;;[.H42]))" office:value-type="float" office:value="1">
            <text:p>1</text:p>
          </table:table-cell>
          <table:table-cell table:formula="of:=CONCATENATE(&quot;SELECT to_char(count(1),'999') FROM advises_shadow WHERE advice_key ='&quot;;[.$B42];&quot;' and version = &quot;; [.$D42])" office:value-type="string" office:string-value="SELECT to_char(count(1),'999') FROM advises_shadow WHERE advice_key ='lancs.midp.mobilephoto.optional.favourites*FavouritesAspect.aj}FavouritesAspect&amp;after2' and version = 7">
            <text:p>SELECT to_char(count(1),'999') FROM advises_shadow WHERE advice_key ='lancs.midp.mobilephoto.optional.favourites*FavouritesAspect.aj}FavouritesAspect&amp;after2' and version = 7</text:p>
          </table:table-cell>
          <table:table-cell table:formula="of:=VALUE(ORG.SISTEMA.OO.SQL.JAGUARSQL.EXECUTESQL(&quot;org.postgresql.Driver&quot;;&quot;jdbc:postgresql://localhost/rejuv-pc?user=raffi&quot;;[.J4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2]; &quot;' and advises_shadow.version = &quot;;[.$D42];&quot; except SELECT shadows.key FROM advises_shadow INNER JOIN shadows ON advises_shadow.shadow_key = shadows.key AND advises_shadow.version = shadows.version INNER JOIN advice ON advice.key = advises_shadow.advice_key WHERE advice.key = '&quot;; [.$B42]; &quot;' and advises_shadow.version = &quot;;[.$C4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6) as foo</text:p>
          </table:table-cell>
          <table:table-cell table:formula="of:=VALUE(ORG.SISTEMA.OO.SQL.JAGUARSQL.EXECUTESQL(&quot;org.postgresql.Driver&quot;;&quot;jdbc:postgresql://localhost/rejuv-pc?user=raffi&quot;;[.L4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2]; &quot;' and advises_shadow.version = &quot;;[.$C42];&quot; except SELECT shadows.key FROM advises_shadow INNER JOIN shadows ON advises_shadow.shadow_key = shadows.key AND advises_shadow.version = shadows.version INNER JOIN advice ON advice.key = advises_shadow.advice_key WHERE advice.key = '&quot;; [.$B42]; &quot;' and advises_shadow.version = &quot;;[.$D4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2]; &quot;' and advises_shadow.version = &quot;; [.$D42]; &quot; except SELECT shadows.key FROM suggested_shadows INNER JOIN shadows ON suggested_shadows.shadow_key = shadows.key AND suggested_shadows.version = shadows.version INNER JOIN advice ON advice.key = suggested_shadows.advice_key WHERE advice.key = '&quot;; [.$B42]; &quot;' and suggested_shadows.version = &quot;; [.$D4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2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2' and suggested_shadows.version = 7) as foo</text:p>
          </table:table-cell>
          <table:table-cell table:formula="of:=VALUE(ORG.SISTEMA.OO.SQL.JAGUARSQL.EXECUTESQL(&quot;org.postgresql.Driver&quot;;&quot;jdbc:postgresql://localhost/rejuv-pc?user=raffi&quot;;[.Q42]))" office:value-type="float" office:value="31">
            <text:p>3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2]; &quot;' and suggested_shadows.version = &quot;; [.$D42];&quot; except SELECT shadows.key FROM advises_shadow INNER JOIN shadows ON advises_shadow.shadow_key = shadows.key AND advises_shadow.version = shadows.version INNER JOIN advice ON advice.key = advises_shadow.advice_key WHERE advice.key = '&quot;; [.$B42]; &quot;' and advises_shadow.version = &quot;; [.$D4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) as fo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round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3]))" office:value-type="float" office:value="1">
            <text:p>1</text:p>
          </table:table-cell>
          <table:table-cell table:formula="of:=CONCATENATE(&quot;SELECT to_char(count(1),'999') FROM advises_shadow WHERE advice_key ='&quot;;[.$B43];&quot;' and version = &quot;; [.$C43])" office:value-type="string" office:string-value="SELECT to_char(count(1),'999') FROM advises_shadow WHERE advice_key ='lancs.midp.mobilephoto.optional.favourites*FavouritesAspect.aj}FavouritesAspect&amp;around' and version = 6">
            <text:p>SELECT to_char(count(1),'999') FROM advises_shadow WHERE advice_key ='lancs.midp.mobilephoto.optional.favourites*FavouritesAspect.aj}FavouritesAspect&amp;around' and version = 6</text:p>
          </table:table-cell>
          <table:table-cell table:formula="of:=VALUE(ORG.SISTEMA.OO.SQL.JAGUARSQL.EXECUTESQL(&quot;org.postgresql.Driver&quot;;&quot;jdbc:postgresql://localhost/rejuv-pc?user=raffi&quot;;[.H43]))" office:value-type="float" office:value="1">
            <text:p>1</text:p>
          </table:table-cell>
          <table:table-cell table:formula="of:=CONCATENATE(&quot;SELECT to_char(count(1),'999') FROM advises_shadow WHERE advice_key ='&quot;;[.$B43];&quot;' and version = &quot;; [.$D43])" office:value-type="string" office:string-value="SELECT to_char(count(1),'999') FROM advises_shadow WHERE advice_key ='lancs.midp.mobilephoto.optional.favourites*FavouritesAspect.aj}FavouritesAspect&amp;around' and version = 7">
            <text:p>SELECT to_char(count(1),'999') FROM advises_shadow WHERE advice_key ='lancs.midp.mobilephoto.optional.favourites*FavouritesAspect.aj}FavouritesAspect&amp;around' and version = 7</text:p>
          </table:table-cell>
          <table:table-cell table:formula="of:=VALUE(ORG.SISTEMA.OO.SQL.JAGUARSQL.EXECUTESQL(&quot;org.postgresql.Driver&quot;;&quot;jdbc:postgresql://localhost/rejuv-pc?user=raffi&quot;;[.J4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3]; &quot;' and advises_shadow.version = &quot;;[.$D43];&quot; except SELECT shadows.key FROM advises_shadow INNER JOIN shadows ON advises_shadow.shadow_key = shadows.key AND advises_shadow.version = shadows.version INNER JOIN advice ON advice.key = advises_shadow.advice_key WHERE advice.key = '&quot;; [.$B43]; &quot;' and advises_shadow.version = &quot;;[.$C4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6) as foo</text:p>
          </table:table-cell>
          <table:table-cell table:formula="of:=VALUE(ORG.SISTEMA.OO.SQL.JAGUARSQL.EXECUTESQL(&quot;org.postgresql.Driver&quot;;&quot;jdbc:postgresql://localhost/rejuv-pc?user=raffi&quot;;[.L4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3]; &quot;' and advises_shadow.version = &quot;;[.$C43];&quot; except SELECT shadows.key FROM advises_shadow INNER JOIN shadows ON advises_shadow.shadow_key = shadows.key AND advises_shadow.version = shadows.version INNER JOIN advice ON advice.key = advises_shadow.advice_key WHERE advice.key = '&quot;; [.$B43]; &quot;' and advises_shadow.version = &quot;;[.$D4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3]))" office:value-type="float" office:value="1">
            <text:p>1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3]; &quot;' and advises_shadow.version = &quot;; [.$D43]; &quot; except SELECT shadows.key FROM suggested_shadows INNER JOIN shadows ON suggested_shadows.shadow_key = shadows.key AND suggested_shadows.version = shadows.version INNER JOIN advice ON advice.key = suggested_shadows.advice_key WHERE advice.key = '&quot;; [.$B43]; &quot;' and suggested_shadows.version = &quot;; [.$D4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' and suggested_shadows.version = 7) as foo</text:p>
          </table:table-cell>
          <table:table-cell table:formula="of:=VALUE(ORG.SISTEMA.OO.SQL.JAGUARSQL.EXECUTESQL(&quot;org.postgresql.Driver&quot;;&quot;jdbc:postgresql://localhost/rejuv-pc?user=raffi&quot;;[.Q43]))" office:value-type="float" office:value="8">
            <text:p>8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3]; &quot;' and suggested_shadows.version = &quot;; [.$D43];&quot; except SELECT shadows.key FROM advises_shadow INNER JOIN shadows ON advises_shadow.shadow_key = shadows.key AND advises_shadow.version = shadows.version INNER JOIN advice ON advice.key = advises_shadow.advice_key WHERE advice.key = '&quot;; [.$B43]; &quot;' and advises_shadow.version = &quot;; [.$D4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) as fo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round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4]))" office:value-type="float" office:value="1">
            <text:p>1</text:p>
          </table:table-cell>
          <table:table-cell table:formula="of:=CONCATENATE(&quot;SELECT to_char(count(1),'999') FROM advises_shadow WHERE advice_key ='&quot;;[.$B44];&quot;' and version = &quot;; [.$C44])" office:value-type="string" office:string-value="SELECT to_char(count(1),'999') FROM advises_shadow WHERE advice_key ='lancs.midp.mobilephoto.optional.favourites*FavouritesAspect.aj}FavouritesAspect&amp;around2' and version = 6">
            <text:p>SELECT to_char(count(1),'999') FROM advises_shadow WHERE advice_key ='lancs.midp.mobilephoto.optional.favourites*FavouritesAspect.aj}FavouritesAspect&amp;around2' and version = 6</text:p>
          </table:table-cell>
          <table:table-cell table:formula="of:=VALUE(ORG.SISTEMA.OO.SQL.JAGUARSQL.EXECUTESQL(&quot;org.postgresql.Driver&quot;;&quot;jdbc:postgresql://localhost/rejuv-pc?user=raffi&quot;;[.H44]))" office:value-type="float" office:value="1">
            <text:p>1</text:p>
          </table:table-cell>
          <table:table-cell table:formula="of:=CONCATENATE(&quot;SELECT to_char(count(1),'999') FROM advises_shadow WHERE advice_key ='&quot;;[.$B44];&quot;' and version = &quot;; [.$D44])" office:value-type="string" office:string-value="SELECT to_char(count(1),'999') FROM advises_shadow WHERE advice_key ='lancs.midp.mobilephoto.optional.favourites*FavouritesAspect.aj}FavouritesAspect&amp;around2' and version = 7">
            <text:p>SELECT to_char(count(1),'999') FROM advises_shadow WHERE advice_key ='lancs.midp.mobilephoto.optional.favourites*FavouritesAspect.aj}FavouritesAspect&amp;around2' and version = 7</text:p>
          </table:table-cell>
          <table:table-cell table:formula="of:=VALUE(ORG.SISTEMA.OO.SQL.JAGUARSQL.EXECUTESQL(&quot;org.postgresql.Driver&quot;;&quot;jdbc:postgresql://localhost/rejuv-pc?user=raffi&quot;;[.J44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4]; &quot;' and advises_shadow.version = &quot;;[.$D44];&quot; except SELECT shadows.key FROM advises_shadow INNER JOIN shadows ON advises_shadow.shadow_key = shadows.key AND advises_shadow.version = shadows.version INNER JOIN advice ON advice.key = advises_shadow.advice_key WHERE advice.key = '&quot;; [.$B44]; &quot;' and advises_shadow.version = &quot;;[.$C4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6) as foo</text:p>
          </table:table-cell>
          <table:table-cell table:formula="of:=VALUE(ORG.SISTEMA.OO.SQL.JAGUARSQL.EXECUTESQL(&quot;org.postgresql.Driver&quot;;&quot;jdbc:postgresql://localhost/rejuv-pc?user=raffi&quot;;[.L44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4]; &quot;' and advises_shadow.version = &quot;;[.$C44];&quot; except SELECT shadows.key FROM advises_shadow INNER JOIN shadows ON advises_shadow.shadow_key = shadows.key AND advises_shadow.version = shadows.version INNER JOIN advice ON advice.key = advises_shadow.advice_key WHERE advice.key = '&quot;; [.$B44]; &quot;' and advises_shadow.version = &quot;;[.$D4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4]; &quot;' and advises_shadow.version = &quot;; [.$D44]; &quot; except SELECT shadows.key FROM suggested_shadows INNER JOIN shadows ON suggested_shadows.shadow_key = shadows.key AND suggested_shadows.version = shadows.version INNER JOIN advice ON advice.key = suggested_shadows.advice_key WHERE advice.key = '&quot;; [.$B44]; &quot;' and suggested_shadows.version = &quot;; [.$D4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2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2' and suggested_shadows.version = 7) as foo</text:p>
          </table:table-cell>
          <table:table-cell table:formula="of:=VALUE(ORG.SISTEMA.OO.SQL.JAGUARSQL.EXECUTESQL(&quot;org.postgresql.Driver&quot;;&quot;jdbc:postgresql://localhost/rejuv-pc?user=raffi&quot;;[.Q44]))" office:value-type="float" office:value="7">
            <text:p>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4]; &quot;' and suggested_shadows.version = &quot;; [.$D44];&quot; except SELECT shadows.key FROM advises_shadow INNER JOIN shadows ON advises_shadow.shadow_key = shadows.key AND advises_shadow.version = shadows.version INNER JOIN advice ON advice.key = advises_shadow.advice_key WHERE advice.key = '&quot;; [.$B44]; &quot;' and advises_shadow.version = &quot;; [.$D4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) as fo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round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5]))" office:value-type="float" office:value="1">
            <text:p>1</text:p>
          </table:table-cell>
          <table:table-cell table:formula="of:=CONCATENATE(&quot;SELECT to_char(count(1),'999') FROM advises_shadow WHERE advice_key ='&quot;;[.$B45];&quot;' and version = &quot;; [.$C45])" office:value-type="string" office:string-value="SELECT to_char(count(1),'999') FROM advises_shadow WHERE advice_key ='lancs.midp.mobilephoto.optional.favourites*FavouritesAspect.aj}FavouritesAspect&amp;around3' and version = 6">
            <text:p>SELECT to_char(count(1),'999') FROM advises_shadow WHERE advice_key ='lancs.midp.mobilephoto.optional.favourites*FavouritesAspect.aj}FavouritesAspect&amp;around3' and version = 6</text:p>
          </table:table-cell>
          <table:table-cell table:formula="of:=VALUE(ORG.SISTEMA.OO.SQL.JAGUARSQL.EXECUTESQL(&quot;org.postgresql.Driver&quot;;&quot;jdbc:postgresql://localhost/rejuv-pc?user=raffi&quot;;[.H45]))" office:value-type="float" office:value="1">
            <text:p>1</text:p>
          </table:table-cell>
          <table:table-cell table:formula="of:=CONCATENATE(&quot;SELECT to_char(count(1),'999') FROM advises_shadow WHERE advice_key ='&quot;;[.$B45];&quot;' and version = &quot;; [.$D45])" office:value-type="string" office:string-value="SELECT to_char(count(1),'999') FROM advises_shadow WHERE advice_key ='lancs.midp.mobilephoto.optional.favourites*FavouritesAspect.aj}FavouritesAspect&amp;around3' and version = 7">
            <text:p>SELECT to_char(count(1),'999') FROM advises_shadow WHERE advice_key ='lancs.midp.mobilephoto.optional.favourites*FavouritesAspect.aj}FavouritesAspect&amp;around3' and version = 7</text:p>
          </table:table-cell>
          <table:table-cell table:formula="of:=VALUE(ORG.SISTEMA.OO.SQL.JAGUARSQL.EXECUTESQL(&quot;org.postgresql.Driver&quot;;&quot;jdbc:postgresql://localhost/rejuv-pc?user=raffi&quot;;[.J4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5]; &quot;' and advises_shadow.version = &quot;;[.$D45];&quot; except SELECT shadows.key FROM advises_shadow INNER JOIN shadows ON advises_shadow.shadow_key = shadows.key AND advises_shadow.version = shadows.version INNER JOIN advice ON advice.key = advises_shadow.advice_key WHERE advice.key = '&quot;; [.$B45]; &quot;' and advises_shadow.version = &quot;;[.$C4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6) as foo</text:p>
          </table:table-cell>
          <table:table-cell table:formula="of:=VALUE(ORG.SISTEMA.OO.SQL.JAGUARSQL.EXECUTESQL(&quot;org.postgresql.Driver&quot;;&quot;jdbc:postgresql://localhost/rejuv-pc?user=raffi&quot;;[.L4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5]; &quot;' and advises_shadow.version = &quot;;[.$C45];&quot; except SELECT shadows.key FROM advises_shadow INNER JOIN shadows ON advises_shadow.shadow_key = shadows.key AND advises_shadow.version = shadows.version INNER JOIN advice ON advice.key = advises_shadow.advice_key WHERE advice.key = '&quot;; [.$B45]; &quot;' and advises_shadow.version = &quot;;[.$D4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5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5]; &quot;' and advises_shadow.version = &quot;; [.$D45]; &quot; except SELECT shadows.key FROM suggested_shadows INNER JOIN shadows ON suggested_shadows.shadow_key = shadows.key AND suggested_shadows.version = shadows.version INNER JOIN advice ON advice.key = suggested_shadows.advice_key WHERE advice.key = '&quot;; [.$B45]; &quot;' and suggested_shadows.version = &quot;; [.$D4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3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3' and suggested_shadows.version = 7) as foo</text:p>
          </table:table-cell>
          <table:table-cell table:formula="of:=VALUE(ORG.SISTEMA.OO.SQL.JAGUARSQL.EXECUTESQL(&quot;org.postgresql.Driver&quot;;&quot;jdbc:postgresql://localhost/rejuv-pc?user=raffi&quot;;[.Q45]))" office:value-type="float" office:value="19">
            <text:p>19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5]; &quot;' and suggested_shadows.version = &quot;; [.$D45];&quot; except SELECT shadows.key FROM advises_shadow INNER JOIN shadows ON advises_shadow.shadow_key = shadows.key AND advises_shadow.version = shadows.version INNER JOIN advice ON advice.key = advises_shadow.advice_key WHERE advice.key = '&quot;; [.$B45]; &quot;' and advises_shadow.version = &quot;; [.$D4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3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3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) as fo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PersisteFavoritesAspect.aj}PersisteFavoritesAspect&amp;around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6]))" office:value-type="float" office:value="1">
            <text:p>1</text:p>
          </table:table-cell>
          <table:table-cell table:formula="of:=CONCATENATE(&quot;SELECT to_char(count(1),'999') FROM advises_shadow WHERE advice_key ='&quot;;[.$B46];&quot;' and version = &quot;; [.$C46])" office:value-type="string" office:string-value="SELECT to_char(count(1),'999') FROM advises_shadow WHERE advice_key ='lancs.midp.mobilephoto.optional.favourites*PersisteFavoritesAspect.aj}PersisteFavoritesAspect&amp;around' and version = 6">
            <text:p>SELECT to_char(count(1),'999') FROM advises_shadow WHERE advice_key ='lancs.midp.mobilephoto.optional.favourites*PersisteFavoritesAspect.aj}PersisteFavoritesAspect&amp;around' and version = 6</text:p>
          </table:table-cell>
          <table:table-cell table:formula="of:=VALUE(ORG.SISTEMA.OO.SQL.JAGUARSQL.EXECUTESQL(&quot;org.postgresql.Driver&quot;;&quot;jdbc:postgresql://localhost/rejuv-pc?user=raffi&quot;;[.H46]))" office:value-type="float" office:value="2">
            <text:p>2</text:p>
          </table:table-cell>
          <table:table-cell table:formula="of:=CONCATENATE(&quot;SELECT to_char(count(1),'999') FROM advises_shadow WHERE advice_key ='&quot;;[.$B46];&quot;' and version = &quot;; [.$D46])" office:value-type="string" office:string-value="SELECT to_char(count(1),'999') FROM advises_shadow WHERE advice_key ='lancs.midp.mobilephoto.optional.favourites*PersisteFavoritesAspect.aj}PersisteFavoritesAspect&amp;around' and version = 7">
            <text:p>SELECT to_char(count(1),'999') FROM advises_shadow WHERE advice_key ='lancs.midp.mobilephoto.optional.favourites*PersisteFavoritesAspect.aj}PersisteFavoritesAspect&amp;around' and version = 7</text:p>
          </table:table-cell>
          <table:table-cell table:formula="of:=VALUE(ORG.SISTEMA.OO.SQL.JAGUARSQL.EXECUTESQL(&quot;org.postgresql.Driver&quot;;&quot;jdbc:postgresql://localhost/rejuv-pc?user=raffi&quot;;[.J46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6]; &quot;' and advises_shadow.version = &quot;;[.$D46];&quot; except SELECT shadows.key FROM advises_shadow INNER JOIN shadows ON advises_shadow.shadow_key = shadows.key AND advises_shadow.version = shadows.version INNER JOIN advice ON advice.key = advises_shadow.advice_key WHERE advice.key = '&quot;; [.$B46]; &quot;' and advises_shadow.version = &quot;;[.$C4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6) as foo</text:p>
          </table:table-cell>
          <table:table-cell table:formula="of:=VALUE(ORG.SISTEMA.OO.SQL.JAGUARSQL.EXECUTESQL(&quot;org.postgresql.Driver&quot;;&quot;jdbc:postgresql://localhost/rejuv-pc?user=raffi&quot;;[.L46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6]; &quot;' and advises_shadow.version = &quot;;[.$C46];&quot; except SELECT shadows.key FROM advises_shadow INNER JOIN shadows ON advises_shadow.shadow_key = shadows.key AND advises_shadow.version = shadows.version INNER JOIN advice ON advice.key = advises_shadow.advice_key WHERE advice.key = '&quot;; [.$B46]; &quot;' and advises_shadow.version = &quot;;[.$D4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6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6]; &quot;' and advises_shadow.version = &quot;; [.$D46]; &quot; except SELECT shadows.key FROM suggested_shadows INNER JOIN shadows ON suggested_shadows.shadow_key = shadows.key AND suggested_shadows.version = shadows.version INNER JOIN advice ON advice.key = suggested_shadows.advice_key WHERE advice.key = '&quot;; [.$B46]; &quot;' and suggested_shadows.version = &quot;; [.$D4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PersisteFavoritesAspect.aj}PersisteFavoritesAspect&amp;around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PersisteFavoritesAspect.aj}PersisteFavoritesAspect&amp;around' and suggested_shadows.version = 7) as foo</text:p>
          </table:table-cell>
          <table:table-cell table:formula="of:=VALUE(ORG.SISTEMA.OO.SQL.JAGUARSQL.EXECUTESQL(&quot;org.postgresql.Driver&quot;;&quot;jdbc:postgresql://localhost/rejuv-pc?user=raffi&quot;;[.Q46]))" office:value-type="float" office:value="37">
            <text:p>3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6]; &quot;' and suggested_shadows.version = &quot;; [.$D46];&quot; except SELECT shadows.key FROM advises_shadow INNER JOIN shadows ON advises_shadow.shadow_key = shadows.key AND advises_shadow.version = shadows.version INNER JOIN advice ON advice.key = advises_shadow.advice_key WHERE advice.key = '&quot;; [.$B46]; &quot;' and advises_shadow.version = &quot;; [.$D4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PersisteFavoritesAspect.aj}PersisteFavoritesAspect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PersisteFavoritesAspect.aj}PersisteFavoritesAspect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) as fo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ms*SMSAspect.aj}SMSAspect&amp;after&amp;QPhotoViewController;&amp;Qjavax.microedition.lcdui.Form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7]))" office:value-type="float" office:value="1">
            <text:p>1</text:p>
          </table:table-cell>
          <table:table-cell table:formula="of:=CONCATENATE(&quot;SELECT to_char(count(1),'999') FROM advises_shadow WHERE advice_key ='&quot;;[.$B47];&quot;' and version = &quot;; [.$C47])" office:value-type="string" office:string-value="SELECT to_char(count(1),'999') FROM advises_shadow WHERE advice_key ='lancs.midp.mobilephoto.optional.sms*SMSAspect.aj}SMSAspect&amp;after&amp;QPhotoViewController;&amp;Qjavax.microedition.lcdui.Form;' and version = 6">
            <text:p>SELECT to_char(count(1),'999') FROM advises_shadow WHERE advice_key ='lancs.midp.mobilephoto.optional.sms*SMSAspect.aj}SMSAspect&amp;after&amp;QPhotoViewController;&amp;Qjavax.microedition.lcdui.Form;' and version = 6</text:p>
          </table:table-cell>
          <table:table-cell table:formula="of:=VALUE(ORG.SISTEMA.OO.SQL.JAGUARSQL.EXECUTESQL(&quot;org.postgresql.Driver&quot;;&quot;jdbc:postgresql://localhost/rejuv-pc?user=raffi&quot;;[.H47]))" office:value-type="float" office:value="1">
            <text:p>1</text:p>
          </table:table-cell>
          <table:table-cell table:formula="of:=CONCATENATE(&quot;SELECT to_char(count(1),'999') FROM advises_shadow WHERE advice_key ='&quot;;[.$B47];&quot;' and version = &quot;; [.$D47])" office:value-type="string" office:string-value="SELECT to_char(count(1),'999') FROM advises_shadow WHERE advice_key ='lancs.midp.mobilephoto.optional.sms*SMSAspect.aj}SMSAspect&amp;after&amp;QPhotoViewController;&amp;Qjavax.microedition.lcdui.Form;' and version = 7">
            <text:p>SELECT to_char(count(1),'999') FROM advises_shadow WHERE advice_key ='lancs.midp.mobilephoto.optional.sms*SMSAspect.aj}SMSAspect&amp;after&amp;QPhotoViewController;&amp;Qjavax.microedition.lcdui.Form;' and version = 7</text:p>
          </table:table-cell>
          <table:table-cell table:formula="of:=VALUE(ORG.SISTEMA.OO.SQL.JAGUARSQL.EXECUTESQL(&quot;org.postgresql.Driver&quot;;&quot;jdbc:postgresql://localhost/rejuv-pc?user=raffi&quot;;[.J4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7]; &quot;' and advises_shadow.version = &quot;;[.$D47];&quot; except SELECT shadows.key FROM advises_shadow INNER JOIN shadows ON advises_shadow.shadow_key = shadows.key AND advises_shadow.version = shadows.version INNER JOIN advice ON advice.key = advises_shadow.advice_key WHERE advice.key = '&quot;; [.$B47]; &quot;' and advises_shadow.version = &quot;;[.$C4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6) as foo</text:p>
          </table:table-cell>
          <table:table-cell table:formula="of:=VALUE(ORG.SISTEMA.OO.SQL.JAGUARSQL.EXECUTESQL(&quot;org.postgresql.Driver&quot;;&quot;jdbc:postgresql://localhost/rejuv-pc?user=raffi&quot;;[.L4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7]; &quot;' and advises_shadow.version = &quot;;[.$C47];&quot; except SELECT shadows.key FROM advises_shadow INNER JOIN shadows ON advises_shadow.shadow_key = shadows.key AND advises_shadow.version = shadows.version INNER JOIN advice ON advice.key = advises_shadow.advice_key WHERE advice.key = '&quot;; [.$B47]; &quot;' and advises_shadow.version = &quot;;[.$D4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7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7]; &quot;' and advises_shadow.version = &quot;; [.$D47]; &quot; except SELECT shadows.key FROM suggested_shadows INNER JOIN shadows ON suggested_shadows.shadow_key = shadows.key AND suggested_shadows.version = shadows.version INNER JOIN advice ON advice.key = suggested_shadows.advice_key WHERE advice.key = '&quot;; [.$B47]; &quot;' and suggested_shadows.version = &quot;; [.$D4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&amp;QPhotoViewController;&amp;Qjavax.microedition.lcdui.Form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&amp;QPhotoViewController;&amp;Qjavax.microedition.lcdui.Form;' and suggested_shadows.version = 7) as foo</text:p>
          </table:table-cell>
          <table:table-cell table:formula="of:=VALUE(ORG.SISTEMA.OO.SQL.JAGUARSQL.EXECUTESQL(&quot;org.postgresql.Driver&quot;;&quot;jdbc:postgresql://localhost/rejuv-pc?user=raffi&quot;;[.Q47]))" office:value-type="float" office:value="87">
            <text:p>8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7]; &quot;' and suggested_shadows.version = &quot;; [.$D47];&quot; except SELECT shadows.key FROM advises_shadow INNER JOIN shadows ON advises_shadow.shadow_key = shadows.key AND advises_shadow.version = shadows.version INNER JOIN advice ON advice.key = advises_shadow.advice_key WHERE advice.key = '&quot;; [.$B47]; &quot;' and advises_shadow.version = &quot;; [.$D4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&amp;QPhotoViewController;&amp;Qjavax.microedition.lcdui.Form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&amp;QPhotoViewController;&amp;Qjavax.microedition.lcdui.Form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) as foo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ms*SMSAspect.aj}SMSAspect&amp;afterReturning&amp;QImage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8]))" office:value-type="float" office:value="2">
            <text:p>2</text:p>
          </table:table-cell>
          <table:table-cell table:formula="of:=CONCATENATE(&quot;SELECT to_char(count(1),'999') FROM advises_shadow WHERE advice_key ='&quot;;[.$B48];&quot;' and version = &quot;; [.$C48])" office:value-type="string" office:string-value="SELECT to_char(count(1),'999') FROM advises_shadow WHERE advice_key ='lancs.midp.mobilephoto.optional.sms*SMSAspect.aj}SMSAspect&amp;afterReturning&amp;QImage;' and version = 6">
            <text:p>SELECT to_char(count(1),'999') FROM advises_shadow WHERE advice_key ='lancs.midp.mobilephoto.optional.sms*SMSAspect.aj}SMSAspect&amp;afterReturning&amp;QImage;' and version = 6</text:p>
          </table:table-cell>
          <table:table-cell table:formula="of:=VALUE(ORG.SISTEMA.OO.SQL.JAGUARSQL.EXECUTESQL(&quot;org.postgresql.Driver&quot;;&quot;jdbc:postgresql://localhost/rejuv-pc?user=raffi&quot;;[.H48]))" office:value-type="float" office:value="1">
            <text:p>1</text:p>
          </table:table-cell>
          <table:table-cell table:formula="of:=CONCATENATE(&quot;SELECT to_char(count(1),'999') FROM advises_shadow WHERE advice_key ='&quot;;[.$B48];&quot;' and version = &quot;; [.$D48])" office:value-type="string" office:string-value="SELECT to_char(count(1),'999') FROM advises_shadow WHERE advice_key ='lancs.midp.mobilephoto.optional.sms*SMSAspect.aj}SMSAspect&amp;afterReturning&amp;QImage;' and version = 7">
            <text:p>SELECT to_char(count(1),'999') FROM advises_shadow WHERE advice_key ='lancs.midp.mobilephoto.optional.sms*SMSAspect.aj}SMSAspect&amp;afterReturning&amp;QImage;' and version = 7</text:p>
          </table:table-cell>
          <table:table-cell table:formula="of:=VALUE(ORG.SISTEMA.OO.SQL.JAGUARSQL.EXECUTESQL(&quot;org.postgresql.Driver&quot;;&quot;jdbc:postgresql://localhost/rejuv-pc?user=raffi&quot;;[.J4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8]; &quot;' and advises_shadow.version = &quot;;[.$D48];&quot; except SELECT shadows.key FROM advises_shadow INNER JOIN shadows ON advises_shadow.shadow_key = shadows.key AND advises_shadow.version = shadows.version INNER JOIN advice ON advice.key = advises_shadow.advice_key WHERE advice.key = '&quot;; [.$B48]; &quot;' and advises_shadow.version = &quot;;[.$C4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6) as foo</text:p>
          </table:table-cell>
          <table:table-cell table:formula="of:=VALUE(ORG.SISTEMA.OO.SQL.JAGUARSQL.EXECUTESQL(&quot;org.postgresql.Driver&quot;;&quot;jdbc:postgresql://localhost/rejuv-pc?user=raffi&quot;;[.L48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8]; &quot;' and advises_shadow.version = &quot;;[.$C48];&quot; except SELECT shadows.key FROM advises_shadow INNER JOIN shadows ON advises_shadow.shadow_key = shadows.key AND advises_shadow.version = shadows.version INNER JOIN advice ON advice.key = advises_shadow.advice_key WHERE advice.key = '&quot;; [.$B48]; &quot;' and advises_shadow.version = &quot;;[.$D4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48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8]; &quot;' and advises_shadow.version = &quot;; [.$D48]; &quot; except SELECT shadows.key FROM suggested_shadows INNER JOIN shadows ON suggested_shadows.shadow_key = shadows.key AND suggested_shadows.version = shadows.version INNER JOIN advice ON advice.key = suggested_shadows.advice_key WHERE advice.key = '&quot;; [.$B48]; &quot;' and suggested_shadows.version = &quot;; [.$D4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Returning&amp;QImage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Returning&amp;QImage;' and suggested_shadows.version = 7) as foo</text:p>
          </table:table-cell>
          <table:table-cell table:formula="of:=VALUE(ORG.SISTEMA.OO.SQL.JAGUARSQL.EXECUTESQL(&quot;org.postgresql.Driver&quot;;&quot;jdbc:postgresql://localhost/rejuv-pc?user=raffi&quot;;[.Q48]))" office:value-type="float" office:value="180">
            <text:p>18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8]; &quot;' and suggested_shadows.version = &quot;; [.$D48];&quot; except SELECT shadows.key FROM advises_shadow INNER JOIN shadows ON advises_shadow.shadow_key = shadows.key AND advises_shadow.version = shadows.version INNER JOIN advice ON advice.key = advises_shadow.advice_key WHERE advice.key = '&quot;; [.$B48]; &quot;' and advises_shadow.version = &quot;; [.$D4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Returning&amp;QImage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Returning&amp;QImage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) as fo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ms*SMSAspect.aj}SMSAspect&amp;around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9]))" office:value-type="float" office:value="1">
            <text:p>1</text:p>
          </table:table-cell>
          <table:table-cell table:formula="of:=CONCATENATE(&quot;SELECT to_char(count(1),'999') FROM advises_shadow WHERE advice_key ='&quot;;[.$B49];&quot;' and version = &quot;; [.$C49])" office:value-type="string" office:string-value="SELECT to_char(count(1),'999') FROM advises_shadow WHERE advice_key ='lancs.midp.mobilephoto.optional.sms*SMSAspect.aj}SMSAspect&amp;around' and version = 6">
            <text:p>SELECT to_char(count(1),'999') FROM advises_shadow WHERE advice_key ='lancs.midp.mobilephoto.optional.sms*SMSAspect.aj}SMSAspect&amp;around' and version = 6</text:p>
          </table:table-cell>
          <table:table-cell table:formula="of:=VALUE(ORG.SISTEMA.OO.SQL.JAGUARSQL.EXECUTESQL(&quot;org.postgresql.Driver&quot;;&quot;jdbc:postgresql://localhost/rejuv-pc?user=raffi&quot;;[.H49]))" office:value-type="float" office:value="0">
            <text:p>0</text:p>
          </table:table-cell>
          <table:table-cell table:formula="of:=CONCATENATE(&quot;SELECT to_char(count(1),'999') FROM advises_shadow WHERE advice_key ='&quot;;[.$B49];&quot;' and version = &quot;; [.$D49])" office:value-type="string" office:string-value="SELECT to_char(count(1),'999') FROM advises_shadow WHERE advice_key ='lancs.midp.mobilephoto.optional.sms*SMSAspect.aj}SMSAspect&amp;around' and version = 7">
            <text:p>SELECT to_char(count(1),'999') FROM advises_shadow WHERE advice_key ='lancs.midp.mobilephoto.optional.sms*SMSAspect.aj}SMSAspect&amp;around' and version = 7</text:p>
          </table:table-cell>
          <table:table-cell table:formula="of:=VALUE(ORG.SISTEMA.OO.SQL.JAGUARSQL.EXECUTESQL(&quot;org.postgresql.Driver&quot;;&quot;jdbc:postgresql://localhost/rejuv-pc?user=raffi&quot;;[.J49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9]; &quot;' and advises_shadow.version = &quot;;[.$D49];&quot; except SELECT shadows.key FROM advises_shadow INNER JOIN shadows ON advises_shadow.shadow_key = shadows.key AND advises_shadow.version = shadows.version INNER JOIN advice ON advice.key = advises_shadow.advice_key WHERE advice.key = '&quot;; [.$B49]; &quot;' and advises_shadow.version = &quot;;[.$C4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6) as foo</text:p>
          </table:table-cell>
          <table:table-cell table:formula="of:=VALUE(ORG.SISTEMA.OO.SQL.JAGUARSQL.EXECUTESQL(&quot;org.postgresql.Driver&quot;;&quot;jdbc:postgresql://localhost/rejuv-pc?user=raffi&quot;;[.L49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9]; &quot;' and advises_shadow.version = &quot;;[.$C49];&quot; except SELECT shadows.key FROM advises_shadow INNER JOIN shadows ON advises_shadow.shadow_key = shadows.key AND advises_shadow.version = shadows.version INNER JOIN advice ON advice.key = advises_shadow.advice_key WHERE advice.key = '&quot;; [.$B49]; &quot;' and advises_shadow.version = &quot;;[.$D4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9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9]; &quot;' and advises_shadow.version = &quot;; [.$D49]; &quot; except SELECT shadows.key FROM suggested_shadows INNER JOIN shadows ON suggested_shadows.shadow_key = shadows.key AND suggested_shadows.version = shadows.version INNER JOIN advice ON advice.key = suggested_shadows.advice_key WHERE advice.key = '&quot;; [.$B49]; &quot;' and suggested_shadows.version = &quot;; [.$D4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' and suggested_shadows.version = 7) as foo</text:p>
          </table:table-cell>
          <table:table-cell table:formula="of:=VALUE(ORG.SISTEMA.OO.SQL.JAGUARSQL.EXECUTESQL(&quot;org.postgresql.Driver&quot;;&quot;jdbc:postgresql://localhost/rejuv-pc?user=raffi&quot;;[.Q49]))" office:value-type="float" office:value="95">
            <text:p>9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9]; &quot;' and suggested_shadows.version = &quot;; [.$D49];&quot; except SELECT shadows.key FROM advises_shadow INNER JOIN shadows ON advises_shadow.shadow_key = shadows.key AND advises_shadow.version = shadows.version INNER JOIN advice ON advice.key = advises_shadow.advice_key WHERE advice.key = '&quot;; [.$B49]; &quot;' and advises_shadow.version = &quot;; [.$D4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) as fo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ms*SMSAspect.aj}SMSAspect&amp;around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50]))" office:value-type="float" office:value="1">
            <text:p>1</text:p>
          </table:table-cell>
          <table:table-cell table:formula="of:=CONCATENATE(&quot;SELECT to_char(count(1),'999') FROM advises_shadow WHERE advice_key ='&quot;;[.$B50];&quot;' and version = &quot;; [.$C50])" office:value-type="string" office:string-value="SELECT to_char(count(1),'999') FROM advises_shadow WHERE advice_key ='lancs.midp.mobilephoto.optional.sms*SMSAspect.aj}SMSAspect&amp;around2' and version = 6">
            <text:p>SELECT to_char(count(1),'999') FROM advises_shadow WHERE advice_key ='lancs.midp.mobilephoto.optional.sms*SMSAspect.aj}SMSAspect&amp;around2' and version = 6</text:p>
          </table:table-cell>
          <table:table-cell table:formula="of:=VALUE(ORG.SISTEMA.OO.SQL.JAGUARSQL.EXECUTESQL(&quot;org.postgresql.Driver&quot;;&quot;jdbc:postgresql://localhost/rejuv-pc?user=raffi&quot;;[.H50]))" office:value-type="float" office:value="1">
            <text:p>1</text:p>
          </table:table-cell>
          <table:table-cell table:formula="of:=CONCATENATE(&quot;SELECT to_char(count(1),'999') FROM advises_shadow WHERE advice_key ='&quot;;[.$B50];&quot;' and version = &quot;; [.$D50])" office:value-type="string" office:string-value="SELECT to_char(count(1),'999') FROM advises_shadow WHERE advice_key ='lancs.midp.mobilephoto.optional.sms*SMSAspect.aj}SMSAspect&amp;around2' and version = 7">
            <text:p>SELECT to_char(count(1),'999') FROM advises_shadow WHERE advice_key ='lancs.midp.mobilephoto.optional.sms*SMSAspect.aj}SMSAspect&amp;around2' and version = 7</text:p>
          </table:table-cell>
          <table:table-cell table:formula="of:=VALUE(ORG.SISTEMA.OO.SQL.JAGUARSQL.EXECUTESQL(&quot;org.postgresql.Driver&quot;;&quot;jdbc:postgresql://localhost/rejuv-pc?user=raffi&quot;;[.J5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0]; &quot;' and advises_shadow.version = &quot;;[.$D50];&quot; except SELECT shadows.key FROM advises_shadow INNER JOIN shadows ON advises_shadow.shadow_key = shadows.key AND advises_shadow.version = shadows.version INNER JOIN advice ON advice.key = advises_shadow.advice_key WHERE advice.key = '&quot;; [.$B50]; &quot;' and advises_shadow.version = &quot;;[.$C5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6) as foo</text:p>
          </table:table-cell>
          <table:table-cell table:formula="of:=VALUE(ORG.SISTEMA.OO.SQL.JAGUARSQL.EXECUTESQL(&quot;org.postgresql.Driver&quot;;&quot;jdbc:postgresql://localhost/rejuv-pc?user=raffi&quot;;[.L5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0]; &quot;' and advises_shadow.version = &quot;;[.$C50];&quot; except SELECT shadows.key FROM advises_shadow INNER JOIN shadows ON advises_shadow.shadow_key = shadows.key AND advises_shadow.version = shadows.version INNER JOIN advice ON advice.key = advises_shadow.advice_key WHERE advice.key = '&quot;; [.$B50]; &quot;' and advises_shadow.version = &quot;;[.$D5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50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0]; &quot;' and advises_shadow.version = &quot;; [.$D50]; &quot; except SELECT shadows.key FROM suggested_shadows INNER JOIN shadows ON suggested_shadows.shadow_key = shadows.key AND suggested_shadows.version = shadows.version INNER JOIN advice ON advice.key = suggested_shadows.advice_key WHERE advice.key = '&quot;; [.$B50]; &quot;' and suggested_shadows.version = &quot;; [.$D50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2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2' and suggested_shadows.version = 7) as foo</text:p>
          </table:table-cell>
          <table:table-cell table:formula="of:=VALUE(ORG.SISTEMA.OO.SQL.JAGUARSQL.EXECUTESQL(&quot;org.postgresql.Driver&quot;;&quot;jdbc:postgresql://localhost/rejuv-pc?user=raffi&quot;;[.Q50]))" office:value-type="float" office:value="102">
            <text:p>102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0]; &quot;' and suggested_shadows.version = &quot;; [.$D50];&quot; except SELECT shadows.key FROM advises_shadow INNER JOIN shadows ON advises_shadow.shadow_key = shadows.key AND advises_shadow.version = shadows.version INNER JOIN advice ON advice.key = advises_shadow.advice_key WHERE advice.key = '&quot;; [.$B50]; &quot;' and advises_shadow.version = &quot;; [.$D50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) as fo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ms*SMSAspect.aj}SMSAspect&amp;around&amp;QPhotoViewScreen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51]))" office:value-type="float" office:value="1">
            <text:p>1</text:p>
          </table:table-cell>
          <table:table-cell table:formula="of:=CONCATENATE(&quot;SELECT to_char(count(1),'999') FROM advises_shadow WHERE advice_key ='&quot;;[.$B51];&quot;' and version = &quot;; [.$C51])" office:value-type="string" office:string-value="SELECT to_char(count(1),'999') FROM advises_shadow WHERE advice_key ='lancs.midp.mobilephoto.optional.sms*SMSAspect.aj}SMSAspect&amp;around&amp;QPhotoViewScreen;' and version = 6">
            <text:p>SELECT to_char(count(1),'999') FROM advises_shadow WHERE advice_key ='lancs.midp.mobilephoto.optional.sms*SMSAspect.aj}SMSAspect&amp;around&amp;QPhotoViewScreen;' and version = 6</text:p>
          </table:table-cell>
          <table:table-cell table:formula="of:=VALUE(ORG.SISTEMA.OO.SQL.JAGUARSQL.EXECUTESQL(&quot;org.postgresql.Driver&quot;;&quot;jdbc:postgresql://localhost/rejuv-pc?user=raffi&quot;;[.H51]))" office:value-type="float" office:value="1">
            <text:p>1</text:p>
          </table:table-cell>
          <table:table-cell table:formula="of:=CONCATENATE(&quot;SELECT to_char(count(1),'999') FROM advises_shadow WHERE advice_key ='&quot;;[.$B51];&quot;' and version = &quot;; [.$D51])" office:value-type="string" office:string-value="SELECT to_char(count(1),'999') FROM advises_shadow WHERE advice_key ='lancs.midp.mobilephoto.optional.sms*SMSAspect.aj}SMSAspect&amp;around&amp;QPhotoViewScreen;' and version = 7">
            <text:p>SELECT to_char(count(1),'999') FROM advises_shadow WHERE advice_key ='lancs.midp.mobilephoto.optional.sms*SMSAspect.aj}SMSAspect&amp;around&amp;QPhotoViewScreen;' and version = 7</text:p>
          </table:table-cell>
          <table:table-cell table:formula="of:=VALUE(ORG.SISTEMA.OO.SQL.JAGUARSQL.EXECUTESQL(&quot;org.postgresql.Driver&quot;;&quot;jdbc:postgresql://localhost/rejuv-pc?user=raffi&quot;;[.J5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1]; &quot;' and advises_shadow.version = &quot;;[.$D51];&quot; except SELECT shadows.key FROM advises_shadow INNER JOIN shadows ON advises_shadow.shadow_key = shadows.key AND advises_shadow.version = shadows.version INNER JOIN advice ON advice.key = advises_shadow.advice_key WHERE advice.key = '&quot;; [.$B51]; &quot;' and advises_shadow.version = &quot;;[.$C5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6) as foo</text:p>
          </table:table-cell>
          <table:table-cell table:formula="of:=VALUE(ORG.SISTEMA.OO.SQL.JAGUARSQL.EXECUTESQL(&quot;org.postgresql.Driver&quot;;&quot;jdbc:postgresql://localhost/rejuv-pc?user=raffi&quot;;[.L5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1]; &quot;' and advises_shadow.version = &quot;;[.$C51];&quot; except SELECT shadows.key FROM advises_shadow INNER JOIN shadows ON advises_shadow.shadow_key = shadows.key AND advises_shadow.version = shadows.version INNER JOIN advice ON advice.key = advises_shadow.advice_key WHERE advice.key = '&quot;; [.$B51]; &quot;' and advises_shadow.version = &quot;;[.$D5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7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51]))" office:value-type="float" office:value="1">
            <text:p>1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1]; &quot;' and advises_shadow.version = &quot;; [.$D51]; &quot; except SELECT shadows.key FROM suggested_shadows INNER JOIN shadows ON suggested_shadows.shadow_key = shadows.key AND suggested_shadows.version = shadows.version INNER JOIN advice ON advice.key = suggested_shadows.advice_key WHERE advice.key = '&quot;; [.$B51]; &quot;' and suggested_shadows.version = &quot;; [.$D51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&amp;QPhotoViewScreen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&amp;QPhotoViewScreen;' and suggested_shadows.version = 7) as foo</text:p>
          </table:table-cell>
          <table:table-cell table:formula="of:=VALUE(ORG.SISTEMA.OO.SQL.JAGUARSQL.EXECUTESQL(&quot;org.postgresql.Driver&quot;;&quot;jdbc:postgresql://localhost/rejuv-pc?user=raffi&quot;;[.Q51]))" office:value-type="float" office:value="25">
            <text:p>2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1]; &quot;' and suggested_shadows.version = &quot;; [.$D51];&quot; except SELECT shadows.key FROM advises_shadow INNER JOIN shadows ON advises_shadow.shadow_key = shadows.key AND advises_shadow.version = shadows.version INNER JOIN advice ON advice.key = advises_shadow.advice_key WHERE advice.key = '&quot;; [.$B51]; &quot;' and advises_shadow.version = &quot;; [.$D51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&amp;QPhotoViewScreen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&amp;QPhotoViewScreen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7) as fo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orting*CountViewsAspect.aj}CountViewsAspect&amp;after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52]))" office:value-type="float" office:value="1">
            <text:p>1</text:p>
          </table:table-cell>
          <table:table-cell table:formula="of:=CONCATENATE(&quot;SELECT to_char(count(1),'999') FROM advises_shadow WHERE advice_key ='&quot;;[.$B52];&quot;' and version = &quot;; [.$C52])" office:value-type="string" office:string-value="SELECT to_char(count(1),'999') FROM advises_shadow WHERE advice_key ='lancs.midp.mobilephoto.optional.sorting*CountViewsAspect.aj}CountViewsAspect&amp;after2' and version = 6">
            <text:p>SELECT to_char(count(1),'999') FROM advises_shadow WHERE advice_key ='lancs.midp.mobilephoto.optional.sorting*CountViewsAspect.aj}CountViewsAspect&amp;after2' and version = 6</text:p>
          </table:table-cell>
          <table:table-cell table:formula="of:=VALUE(ORG.SISTEMA.OO.SQL.JAGUARSQL.EXECUTESQL(&quot;org.postgresql.Driver&quot;;&quot;jdbc:postgresql://localhost/rejuv-pc?user=raffi&quot;;[.H52]))" office:value-type="float" office:value="1">
            <text:p>1</text:p>
          </table:table-cell>
          <table:table-cell table:formula="of:=CONCATENATE(&quot;SELECT to_char(count(1),'999') FROM advises_shadow WHERE advice_key ='&quot;;[.$B52];&quot;' and version = &quot;; [.$D52])" office:value-type="string" office:string-value="SELECT to_char(count(1),'999') FROM advises_shadow WHERE advice_key ='lancs.midp.mobilephoto.optional.sorting*CountViewsAspect.aj}CountViewsAspect&amp;after2' and version = 7">
            <text:p>SELECT to_char(count(1),'999') FROM advises_shadow WHERE advice_key ='lancs.midp.mobilephoto.optional.sorting*CountViewsAspect.aj}CountViewsAspect&amp;after2' and version = 7</text:p>
          </table:table-cell>
          <table:table-cell table:formula="of:=VALUE(ORG.SISTEMA.OO.SQL.JAGUARSQL.EXECUTESQL(&quot;org.postgresql.Driver&quot;;&quot;jdbc:postgresql://localhost/rejuv-pc?user=raffi&quot;;[.J5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2]; &quot;' and advises_shadow.version = &quot;;[.$D52];&quot; except SELECT shadows.key FROM advises_shadow INNER JOIN shadows ON advises_shadow.shadow_key = shadows.key AND advises_shadow.version = shadows.version INNER JOIN advice ON advice.key = advises_shadow.advice_key WHERE advice.key = '&quot;; [.$B52]; &quot;' and advises_shadow.version = &quot;;[.$C5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6) as foo</text:p>
          </table:table-cell>
          <table:table-cell table:formula="of:=VALUE(ORG.SISTEMA.OO.SQL.JAGUARSQL.EXECUTESQL(&quot;org.postgresql.Driver&quot;;&quot;jdbc:postgresql://localhost/rejuv-pc?user=raffi&quot;;[.L5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2]; &quot;' and advises_shadow.version = &quot;;[.$C52];&quot; except SELECT shadows.key FROM advises_shadow INNER JOIN shadows ON advises_shadow.shadow_key = shadows.key AND advises_shadow.version = shadows.version INNER JOIN advice ON advice.key = advises_shadow.advice_key WHERE advice.key = '&quot;; [.$B52]; &quot;' and advises_shadow.version = &quot;;[.$D5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5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2]; &quot;' and advises_shadow.version = &quot;; [.$D52]; &quot; except SELECT shadows.key FROM suggested_shadows INNER JOIN shadows ON suggested_shadows.shadow_key = shadows.key AND suggested_shadows.version = shadows.version INNER JOIN advice ON advice.key = suggested_shadows.advice_key WHERE advice.key = '&quot;; [.$B52]; &quot;' and suggested_shadows.version = &quot;; [.$D5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2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2' and suggested_shadows.version = 7) as foo</text:p>
          </table:table-cell>
          <table:table-cell table:formula="of:=VALUE(ORG.SISTEMA.OO.SQL.JAGUARSQL.EXECUTESQL(&quot;org.postgresql.Driver&quot;;&quot;jdbc:postgresql://localhost/rejuv-pc?user=raffi&quot;;[.Q52]))" office:value-type="float" office:value="31">
            <text:p>3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2]; &quot;' and suggested_shadows.version = &quot;; [.$D52];&quot; except SELECT shadows.key FROM advises_shadow INNER JOIN shadows ON advises_shadow.shadow_key = shadows.key AND advises_shadow.version = shadows.version INNER JOIN advice ON advice.key = advises_shadow.advice_key WHERE advice.key = '&quot;; [.$B52]; &quot;' and advises_shadow.version = &quot;; [.$D5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7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orting*CountViewsAspect.aj}CountViewsAspect&amp;around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53]))" office:value-type="float" office:value="1">
            <text:p>1</text:p>
          </table:table-cell>
          <table:table-cell table:formula="of:=CONCATENATE(&quot;SELECT to_char(count(1),'999') FROM advises_shadow WHERE advice_key ='&quot;;[.$B53];&quot;' and version = &quot;; [.$C53])" office:value-type="string" office:string-value="SELECT to_char(count(1),'999') FROM advises_shadow WHERE advice_key ='lancs.midp.mobilephoto.optional.sorting*CountViewsAspect.aj}CountViewsAspect&amp;around' and version = 6">
            <text:p>SELECT to_char(count(1),'999') FROM advises_shadow WHERE advice_key ='lancs.midp.mobilephoto.optional.sorting*CountViewsAspect.aj}CountViewsAspect&amp;around' and version = 6</text:p>
          </table:table-cell>
          <table:table-cell table:formula="of:=VALUE(ORG.SISTEMA.OO.SQL.JAGUARSQL.EXECUTESQL(&quot;org.postgresql.Driver&quot;;&quot;jdbc:postgresql://localhost/rejuv-pc?user=raffi&quot;;[.H53]))" office:value-type="float" office:value="1">
            <text:p>1</text:p>
          </table:table-cell>
          <table:table-cell table:formula="of:=CONCATENATE(&quot;SELECT to_char(count(1),'999') FROM advises_shadow WHERE advice_key ='&quot;;[.$B53];&quot;' and version = &quot;; [.$D53])" office:value-type="string" office:string-value="SELECT to_char(count(1),'999') FROM advises_shadow WHERE advice_key ='lancs.midp.mobilephoto.optional.sorting*CountViewsAspect.aj}CountViewsAspect&amp;around' and version = 7">
            <text:p>SELECT to_char(count(1),'999') FROM advises_shadow WHERE advice_key ='lancs.midp.mobilephoto.optional.sorting*CountViewsAspect.aj}CountViewsAspect&amp;around' and version = 7</text:p>
          </table:table-cell>
          <table:table-cell table:formula="of:=VALUE(ORG.SISTEMA.OO.SQL.JAGUARSQL.EXECUTESQL(&quot;org.postgresql.Driver&quot;;&quot;jdbc:postgresql://localhost/rejuv-pc?user=raffi&quot;;[.J5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3]; &quot;' and advises_shadow.version = &quot;;[.$D53];&quot; except SELECT shadows.key FROM advises_shadow INNER JOIN shadows ON advises_shadow.shadow_key = shadows.key AND advises_shadow.version = shadows.version INNER JOIN advice ON advice.key = advises_shadow.advice_key WHERE advice.key = '&quot;; [.$B53]; &quot;' and advises_shadow.version = &quot;;[.$C5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6) as foo</text:p>
          </table:table-cell>
          <table:table-cell table:formula="of:=VALUE(ORG.SISTEMA.OO.SQL.JAGUARSQL.EXECUTESQL(&quot;org.postgresql.Driver&quot;;&quot;jdbc:postgresql://localhost/rejuv-pc?user=raffi&quot;;[.L5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3]; &quot;' and advises_shadow.version = &quot;;[.$C53];&quot; except SELECT shadows.key FROM advises_shadow INNER JOIN shadows ON advises_shadow.shadow_key = shadows.key AND advises_shadow.version = shadows.version INNER JOIN advice ON advice.key = advises_shadow.advice_key WHERE advice.key = '&quot;; [.$B53]; &quot;' and advises_shadow.version = &quot;;[.$D5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53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3]; &quot;' and advises_shadow.version = &quot;; [.$D53]; &quot; except SELECT shadows.key FROM suggested_shadows INNER JOIN shadows ON suggested_shadows.shadow_key = shadows.key AND suggested_shadows.version = shadows.version INNER JOIN advice ON advice.key = suggested_shadows.advice_key WHERE advice.key = '&quot;; [.$B53]; &quot;' and suggested_shadows.version = &quot;; [.$D5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' and suggested_shadows.version = 7) as foo</text:p>
          </table:table-cell>
          <table:table-cell table:formula="of:=VALUE(ORG.SISTEMA.OO.SQL.JAGUARSQL.EXECUTESQL(&quot;org.postgresql.Driver&quot;;&quot;jdbc:postgresql://localhost/rejuv-pc?user=raffi&quot;;[.Q53]))" office:value-type="float" office:value="143">
            <text:p>143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3]; &quot;' and suggested_shadows.version = &quot;; [.$D53];&quot; except SELECT shadows.key FROM advises_shadow INNER JOIN shadows ON advises_shadow.shadow_key = shadows.key AND advises_shadow.version = shadows.version INNER JOIN advice ON advice.key = advises_shadow.advice_key WHERE advice.key = '&quot;; [.$B53]; &quot;' and advises_shadow.version = &quot;; [.$D5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7) as fo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orting*CountViewsAspect.aj}CountViewsAspect&amp;around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54]))" office:value-type="float" office:value="1">
            <text:p>1</text:p>
          </table:table-cell>
          <table:table-cell table:formula="of:=CONCATENATE(&quot;SELECT to_char(count(1),'999') FROM advises_shadow WHERE advice_key ='&quot;;[.$B54];&quot;' and version = &quot;; [.$C54])" office:value-type="string" office:string-value="SELECT to_char(count(1),'999') FROM advises_shadow WHERE advice_key ='lancs.midp.mobilephoto.optional.sorting*CountViewsAspect.aj}CountViewsAspect&amp;around2' and version = 6">
            <text:p>SELECT to_char(count(1),'999') FROM advises_shadow WHERE advice_key ='lancs.midp.mobilephoto.optional.sorting*CountViewsAspect.aj}CountViewsAspect&amp;around2' and version = 6</text:p>
          </table:table-cell>
          <table:table-cell table:formula="of:=VALUE(ORG.SISTEMA.OO.SQL.JAGUARSQL.EXECUTESQL(&quot;org.postgresql.Driver&quot;;&quot;jdbc:postgresql://localhost/rejuv-pc?user=raffi&quot;;[.H54]))" office:value-type="float" office:value="1">
            <text:p>1</text:p>
          </table:table-cell>
          <table:table-cell table:formula="of:=CONCATENATE(&quot;SELECT to_char(count(1),'999') FROM advises_shadow WHERE advice_key ='&quot;;[.$B54];&quot;' and version = &quot;; [.$D54])" office:value-type="string" office:string-value="SELECT to_char(count(1),'999') FROM advises_shadow WHERE advice_key ='lancs.midp.mobilephoto.optional.sorting*CountViewsAspect.aj}CountViewsAspect&amp;around2' and version = 7">
            <text:p>SELECT to_char(count(1),'999') FROM advises_shadow WHERE advice_key ='lancs.midp.mobilephoto.optional.sorting*CountViewsAspect.aj}CountViewsAspect&amp;around2' and version = 7</text:p>
          </table:table-cell>
          <table:table-cell table:formula="of:=VALUE(ORG.SISTEMA.OO.SQL.JAGUARSQL.EXECUTESQL(&quot;org.postgresql.Driver&quot;;&quot;jdbc:postgresql://localhost/rejuv-pc?user=raffi&quot;;[.J54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4]; &quot;' and advises_shadow.version = &quot;;[.$D54];&quot; except SELECT shadows.key FROM advises_shadow INNER JOIN shadows ON advises_shadow.shadow_key = shadows.key AND advises_shadow.version = shadows.version INNER JOIN advice ON advice.key = advises_shadow.advice_key WHERE advice.key = '&quot;; [.$B54]; &quot;' and advises_shadow.version = &quot;;[.$C5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6) as foo</text:p>
          </table:table-cell>
          <table:table-cell table:formula="of:=VALUE(ORG.SISTEMA.OO.SQL.JAGUARSQL.EXECUTESQL(&quot;org.postgresql.Driver&quot;;&quot;jdbc:postgresql://localhost/rejuv-pc?user=raffi&quot;;[.L54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4]; &quot;' and advises_shadow.version = &quot;;[.$C54];&quot; except SELECT shadows.key FROM advises_shadow INNER JOIN shadows ON advises_shadow.shadow_key = shadows.key AND advises_shadow.version = shadows.version INNER JOIN advice ON advice.key = advises_shadow.advice_key WHERE advice.key = '&quot;; [.$B54]; &quot;' and advises_shadow.version = &quot;;[.$D5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5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4]; &quot;' and advises_shadow.version = &quot;; [.$D54]; &quot; except SELECT shadows.key FROM suggested_shadows INNER JOIN shadows ON suggested_shadows.shadow_key = shadows.key AND suggested_shadows.version = shadows.version INNER JOIN advice ON advice.key = suggested_shadows.advice_key WHERE advice.key = '&quot;; [.$B54]; &quot;' and suggested_shadows.version = &quot;; [.$D5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2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2' and suggested_shadows.version = 7) as foo</text:p>
          </table:table-cell>
          <table:table-cell table:formula="of:=VALUE(ORG.SISTEMA.OO.SQL.JAGUARSQL.EXECUTESQL(&quot;org.postgresql.Driver&quot;;&quot;jdbc:postgresql://localhost/rejuv-pc?user=raffi&quot;;[.Q54]))" office:value-type="float" office:value="7">
            <text:p>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4]; &quot;' and suggested_shadows.version = &quot;; [.$D54];&quot; except SELECT shadows.key FROM advises_shadow INNER JOIN shadows ON advises_shadow.shadow_key = shadows.key AND advises_shadow.version = shadows.version INNER JOIN advice ON advice.key = advises_shadow.advice_key WHERE advice.key = '&quot;; [.$B54]; &quot;' and advises_shadow.version = &quot;; [.$D5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7) as fo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orting*CountViewsAspect.aj}CountViewsAspect&amp;around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55]))" office:value-type="float" office:value="1">
            <text:p>1</text:p>
          </table:table-cell>
          <table:table-cell table:formula="of:=CONCATENATE(&quot;SELECT to_char(count(1),'999') FROM advises_shadow WHERE advice_key ='&quot;;[.$B55];&quot;' and version = &quot;; [.$C55])" office:value-type="string" office:string-value="SELECT to_char(count(1),'999') FROM advises_shadow WHERE advice_key ='lancs.midp.mobilephoto.optional.sorting*CountViewsAspect.aj}CountViewsAspect&amp;around3' and version = 6">
            <text:p>SELECT to_char(count(1),'999') FROM advises_shadow WHERE advice_key ='lancs.midp.mobilephoto.optional.sorting*CountViewsAspect.aj}CountViewsAspect&amp;around3' and version = 6</text:p>
          </table:table-cell>
          <table:table-cell table:formula="of:=VALUE(ORG.SISTEMA.OO.SQL.JAGUARSQL.EXECUTESQL(&quot;org.postgresql.Driver&quot;;&quot;jdbc:postgresql://localhost/rejuv-pc?user=raffi&quot;;[.H55]))" office:value-type="float" office:value="2">
            <text:p>2</text:p>
          </table:table-cell>
          <table:table-cell table:formula="of:=CONCATENATE(&quot;SELECT to_char(count(1),'999') FROM advises_shadow WHERE advice_key ='&quot;;[.$B55];&quot;' and version = &quot;; [.$D55])" office:value-type="string" office:string-value="SELECT to_char(count(1),'999') FROM advises_shadow WHERE advice_key ='lancs.midp.mobilephoto.optional.sorting*CountViewsAspect.aj}CountViewsAspect&amp;around3' and version = 7">
            <text:p>SELECT to_char(count(1),'999') FROM advises_shadow WHERE advice_key ='lancs.midp.mobilephoto.optional.sorting*CountViewsAspect.aj}CountViewsAspect&amp;around3' and version = 7</text:p>
          </table:table-cell>
          <table:table-cell table:formula="of:=VALUE(ORG.SISTEMA.OO.SQL.JAGUARSQL.EXECUTESQL(&quot;org.postgresql.Driver&quot;;&quot;jdbc:postgresql://localhost/rejuv-pc?user=raffi&quot;;[.J55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5]; &quot;' and advises_shadow.version = &quot;;[.$D55];&quot; except SELECT shadows.key FROM advises_shadow INNER JOIN shadows ON advises_shadow.shadow_key = shadows.key AND advises_shadow.version = shadows.version INNER JOIN advice ON advice.key = advises_shadow.advice_key WHERE advice.key = '&quot;; [.$B55]; &quot;' and advises_shadow.version = &quot;;[.$C5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6) as foo</text:p>
          </table:table-cell>
          <table:table-cell table:formula="of:=VALUE(ORG.SISTEMA.OO.SQL.JAGUARSQL.EXECUTESQL(&quot;org.postgresql.Driver&quot;;&quot;jdbc:postgresql://localhost/rejuv-pc?user=raffi&quot;;[.L5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5]; &quot;' and advises_shadow.version = &quot;;[.$C55];&quot; except SELECT shadows.key FROM advises_shadow INNER JOIN shadows ON advises_shadow.shadow_key = shadows.key AND advises_shadow.version = shadows.version INNER JOIN advice ON advice.key = advises_shadow.advice_key WHERE advice.key = '&quot;; [.$B55]; &quot;' and advises_shadow.version = &quot;;[.$D5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55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5]; &quot;' and advises_shadow.version = &quot;; [.$D55]; &quot; except SELECT shadows.key FROM suggested_shadows INNER JOIN shadows ON suggested_shadows.shadow_key = shadows.key AND suggested_shadows.version = shadows.version INNER JOIN advice ON advice.key = suggested_shadows.advice_key WHERE advice.key = '&quot;; [.$B55]; &quot;' and suggested_shadows.version = &quot;; [.$D5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3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3' and suggested_shadows.version = 7) as foo</text:p>
          </table:table-cell>
          <table:table-cell table:formula="of:=VALUE(ORG.SISTEMA.OO.SQL.JAGUARSQL.EXECUTESQL(&quot;org.postgresql.Driver&quot;;&quot;jdbc:postgresql://localhost/rejuv-pc?user=raffi&quot;;[.Q55]))" office:value-type="float" office:value="35">
            <text:p>3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5]; &quot;' and suggested_shadows.version = &quot;; [.$D55];&quot; except SELECT shadows.key FROM advises_shadow INNER JOIN shadows ON advises_shadow.shadow_key = shadows.key AND advises_shadow.version = shadows.version INNER JOIN advice ON advice.key = advises_shadow.advice_key WHERE advice.key = '&quot;; [.$B55]; &quot;' and advises_shadow.version = &quot;; [.$D5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3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3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7) as fo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orting*CountViewsAspect.aj}CountViewsAspect&amp;befo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56]))" office:value-type="float" office:value="1">
            <text:p>1</text:p>
          </table:table-cell>
          <table:table-cell table:formula="of:=CONCATENATE(&quot;SELECT to_char(count(1),'999') FROM advises_shadow WHERE advice_key ='&quot;;[.$B56];&quot;' and version = &quot;; [.$C56])" office:value-type="string" office:string-value="SELECT to_char(count(1),'999') FROM advises_shadow WHERE advice_key ='lancs.midp.mobilephoto.optional.sorting*CountViewsAspect.aj}CountViewsAspect&amp;before' and version = 6">
            <text:p>SELECT to_char(count(1),'999') FROM advises_shadow WHERE advice_key ='lancs.midp.mobilephoto.optional.sorting*CountViewsAspect.aj}CountViewsAspect&amp;before' and version = 6</text:p>
          </table:table-cell>
          <table:table-cell table:formula="of:=VALUE(ORG.SISTEMA.OO.SQL.JAGUARSQL.EXECUTESQL(&quot;org.postgresql.Driver&quot;;&quot;jdbc:postgresql://localhost/rejuv-pc?user=raffi&quot;;[.H56]))" office:value-type="float" office:value="1">
            <text:p>1</text:p>
          </table:table-cell>
          <table:table-cell table:formula="of:=CONCATENATE(&quot;SELECT to_char(count(1),'999') FROM advises_shadow WHERE advice_key ='&quot;;[.$B56];&quot;' and version = &quot;; [.$D56])" office:value-type="string" office:string-value="SELECT to_char(count(1),'999') FROM advises_shadow WHERE advice_key ='lancs.midp.mobilephoto.optional.sorting*CountViewsAspect.aj}CountViewsAspect&amp;before' and version = 7">
            <text:p>SELECT to_char(count(1),'999') FROM advises_shadow WHERE advice_key ='lancs.midp.mobilephoto.optional.sorting*CountViewsAspect.aj}CountViewsAspect&amp;before' and version = 7</text:p>
          </table:table-cell>
          <table:table-cell table:formula="of:=VALUE(ORG.SISTEMA.OO.SQL.JAGUARSQL.EXECUTESQL(&quot;org.postgresql.Driver&quot;;&quot;jdbc:postgresql://localhost/rejuv-pc?user=raffi&quot;;[.J56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6]; &quot;' and advises_shadow.version = &quot;;[.$D56];&quot; except SELECT shadows.key FROM advises_shadow INNER JOIN shadows ON advises_shadow.shadow_key = shadows.key AND advises_shadow.version = shadows.version INNER JOIN advice ON advice.key = advises_shadow.advice_key WHERE advice.key = '&quot;; [.$B56]; &quot;' and advises_shadow.version = &quot;;[.$C5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6) as foo</text:p>
          </table:table-cell>
          <table:table-cell table:formula="of:=VALUE(ORG.SISTEMA.OO.SQL.JAGUARSQL.EXECUTESQL(&quot;org.postgresql.Driver&quot;;&quot;jdbc:postgresql://localhost/rejuv-pc?user=raffi&quot;;[.L56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6]; &quot;' and advises_shadow.version = &quot;;[.$C56];&quot; except SELECT shadows.key FROM advises_shadow INNER JOIN shadows ON advises_shadow.shadow_key = shadows.key AND advises_shadow.version = shadows.version INNER JOIN advice ON advice.key = advises_shadow.advice_key WHERE advice.key = '&quot;; [.$B56]; &quot;' and advises_shadow.version = &quot;;[.$D5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56]))" office:value-type="float" office:value="1">
            <text:p>1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6]; &quot;' and advises_shadow.version = &quot;; [.$D56]; &quot; except SELECT shadows.key FROM suggested_shadows INNER JOIN shadows ON suggested_shadows.shadow_key = shadows.key AND suggested_shadows.version = shadows.version INNER JOIN advice ON advice.key = suggested_shadows.advice_key WHERE advice.key = '&quot;; [.$B56]; &quot;' and suggested_shadows.version = &quot;; [.$D5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before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before' and suggested_shadows.version = 7) as foo</text:p>
          </table:table-cell>
          <table:table-cell table:formula="of:=VALUE(ORG.SISTEMA.OO.SQL.JAGUARSQL.EXECUTESQL(&quot;org.postgresql.Driver&quot;;&quot;jdbc:postgresql://localhost/rejuv-pc?user=raffi&quot;;[.Q56]))" office:value-type="float" office:value="0">
            <text:p>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6]; &quot;' and suggested_shadows.version = &quot;; [.$D56];&quot; except SELECT shadows.key FROM advises_shadow INNER JOIN shadows ON advises_shadow.shadow_key = shadows.key AND advises_shadow.version = shadows.version INNER JOIN advice ON advice.key = advises_shadow.advice_key WHERE advice.key = '&quot;; [.$B56]; &quot;' and advises_shadow.version = &quot;; [.$D5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before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before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7) as fo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alternative.music*MusicAspect.aj}MusicAspect&amp;afterReturning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VALUE(ORG.SISTEMA.OO.SQL.JAGUARSQL.EXECUTESQL(&quot;org.postgresql.Driver&quot;;&quot;jdbc:postgresql://localhost/rejuv-pc?user=raffi&quot;;[.F57]))" office:value-type="float" office:value="3">
            <text:p>3</text:p>
          </table:table-cell>
          <table:table-cell table:formula="of:=CONCATENATE(&quot;SELECT to_char(count(1),'999') FROM advises_shadow WHERE advice_key ='&quot;;[.$B57];&quot;' and version = &quot;; [.$C57])" office:value-type="string" office:string-value="SELECT to_char(count(1),'999') FROM advises_shadow WHERE advice_key ='lancs.midp.mobilephoto.alternative.music*MusicAspect.aj}MusicAspect&amp;afterReturning' and version = 7">
            <text:p>SELECT to_char(count(1),'999') FROM advises_shadow WHERE advice_key ='lancs.midp.mobilephoto.alternative.music*MusicAspect.aj}MusicAspect&amp;afterReturning' and version = 7</text:p>
          </table:table-cell>
          <table:table-cell table:formula="of:=VALUE(ORG.SISTEMA.OO.SQL.JAGUARSQL.EXECUTESQL(&quot;org.postgresql.Driver&quot;;&quot;jdbc:postgresql://localhost/rejuv-pc?user=raffi&quot;;[.H57]))" office:value-type="float" office:value="5">
            <text:p>5</text:p>
          </table:table-cell>
          <table:table-cell table:formula="of:=CONCATENATE(&quot;SELECT to_char(count(1),'999') FROM advises_shadow WHERE advice_key ='&quot;;[.$B57];&quot;' and version = &quot;; [.$D57])" office:value-type="string" office:string-value="SELECT to_char(count(1),'999') FROM advises_shadow WHERE advice_key ='lancs.midp.mobilephoto.alternative.music*MusicAspect.aj}MusicAspect&amp;afterReturning' and version = 8">
            <text:p>SELECT to_char(count(1),'999') FROM advises_shadow WHERE advice_key ='lancs.midp.mobilephoto.alternative.music*MusicAspect.aj}MusicAspect&amp;afterReturning' and version = 8</text:p>
          </table:table-cell>
          <table:table-cell table:formula="of:=VALUE(ORG.SISTEMA.OO.SQL.JAGUARSQL.EXECUTESQL(&quot;org.postgresql.Driver&quot;;&quot;jdbc:postgresql://localhost/rejuv-pc?user=raffi&quot;;[.J57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7]; &quot;' and advises_shadow.version = &quot;;[.$D57];&quot; except SELECT shadows.key FROM advises_shadow INNER JOIN shadows ON advises_shadow.shadow_key = shadows.key AND advises_shadow.version = shadows.version INNER JOIN advice ON advice.key = advises_shadow.advice_key WHERE advice.key = '&quot;; [.$B57]; &quot;' and advises_shadow.version = &quot;;[.$C5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8 except 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8 except 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7) as foo</text:p>
          </table:table-cell>
          <table:table-cell table:formula="of:=VALUE(ORG.SISTEMA.OO.SQL.JAGUARSQL.EXECUTESQL(&quot;org.postgresql.Driver&quot;;&quot;jdbc:postgresql://localhost/rejuv-pc?user=raffi&quot;;[.L5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7]; &quot;' and advises_shadow.version = &quot;;[.$C57];&quot; except SELECT shadows.key FROM advises_shadow INNER JOIN shadows ON advises_shadow.shadow_key = shadows.key AND advises_shadow.version = shadows.version INNER JOIN advice ON advice.key = advises_shadow.advice_key WHERE advice.key = '&quot;; [.$B57]; &quot;' and advises_shadow.version = &quot;;[.$D5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8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57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7]; &quot;' and advises_shadow.version = &quot;; [.$D57]; &quot; except SELECT shadows.key FROM suggested_shadows INNER JOIN shadows ON suggested_shadows.shadow_key = shadows.key AND suggested_shadows.version = shadows.version INNER JOIN advice ON advice.key = suggested_shadows.advice_key WHERE advice.key = '&quot;; [.$B57]; &quot;' and suggested_shadows.version = &quot;; [.$D5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8 except SELECT shadows.key FROM suggested_shadows INNER JOIN shadows ON suggested_shadows.shadow_key = shadows.key AND suggested_shadows.version = shadows.version INNER JOIN advice ON advice.key = suggested_shadows.advice_key WHERE advice.key = 'lancs.midp.mobilephoto.alternative.music*MusicAspect.aj}MusicAspect&amp;afterReturning' and suggested_shadows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8 except SELECT shadows.key FROM suggested_shadows INNER JOIN shadows ON suggested_shadows.shadow_key = shadows.key AND suggested_shadows.version = shadows.version INNER JOIN advice ON advice.key = suggested_shadows.advice_key WHERE advice.key = 'lancs.midp.mobilephoto.alternative.music*MusicAspect.aj}MusicAspect&amp;afterReturning' and suggested_shadows.version = 8) as foo</text:p>
          </table:table-cell>
          <table:table-cell table:formula="of:=VALUE(ORG.SISTEMA.OO.SQL.JAGUARSQL.EXECUTESQL(&quot;org.postgresql.Driver&quot;;&quot;jdbc:postgresql://localhost/rejuv-pc?user=raffi&quot;;[.Q57]))" office:value-type="float" office:value="262">
            <text:p>262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7]; &quot;' and suggested_shadows.version = &quot;; [.$D57];&quot; except SELECT shadows.key FROM advises_shadow INNER JOIN shadows ON advises_shadow.shadow_key = shadows.key AND advises_shadow.version = shadows.version INNER JOIN advice ON advice.key = advises_shadow.advice_key WHERE advice.key = '&quot;; [.$B57]; &quot;' and advises_shadow.version = &quot;; [.$D5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alternative.music*MusicAspect.aj}MusicAspect&amp;afterReturning' and suggested_shadows.version = 8 except 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8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alternative.music*MusicAspect.aj}MusicAspect&amp;afterReturning' and suggested_shadows.version = 8 except 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8) as fo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copyPhoto*CopyPhotoAspect.aj}CopyPhotoAspect&amp;around&amp;Qubc.midp.mobilephoto.core.ui.controller.AbstractController;&amp;QCommand;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VALUE(ORG.SISTEMA.OO.SQL.JAGUARSQL.EXECUTESQL(&quot;org.postgresql.Driver&quot;;&quot;jdbc:postgresql://localhost/rejuv-pc?user=raffi&quot;;[.F58]))" office:value-type="float" office:value="1">
            <text:p>1</text:p>
          </table:table-cell>
          <table:table-cell table:formula="of:=CONCATENATE(&quot;SELECT to_char(count(1),'999') FROM advises_shadow WHERE advice_key ='&quot;;[.$B58];&quot;' and version = &quot;; [.$C58])" office:value-type="string" office:string-value="SELECT to_char(count(1),'999') FROM advises_shadow WHERE advice_key ='lancs.midp.mobilephoto.optional.copyPhoto*CopyPhotoAspect.aj}CopyPhotoAspect&amp;around&amp;Qubc.midp.mobilephoto.core.ui.controller.AbstractController;&amp;QCommand;' and version = 7">
            <text:p>SELECT to_char(count(1),'999') FROM advises_shadow WHERE advice_key ='lancs.midp.mobilephoto.optional.copyPhoto*CopyPhotoAspect.aj}CopyPhotoAspect&amp;around&amp;Qubc.midp.mobilephoto.core.ui.controller.AbstractController;&amp;QCommand;' and version = 7</text:p>
          </table:table-cell>
          <table:table-cell table:formula="of:=VALUE(ORG.SISTEMA.OO.SQL.JAGUARSQL.EXECUTESQL(&quot;org.postgresql.Driver&quot;;&quot;jdbc:postgresql://localhost/rejuv-pc?user=raffi&quot;;[.H58]))" office:value-type="float" office:value="2">
            <text:p>2</text:p>
          </table:table-cell>
          <table:table-cell table:formula="of:=CONCATENATE(&quot;SELECT to_char(count(1),'999') FROM advises_shadow WHERE advice_key ='&quot;;[.$B58];&quot;' and version = &quot;; [.$D58])" office:value-type="string" office:string-value="SELECT to_char(count(1),'999') FROM advises_shadow WHERE advice_key ='lancs.midp.mobilephoto.optional.copyPhoto*CopyPhotoAspect.aj}CopyPhotoAspect&amp;around&amp;Qubc.midp.mobilephoto.core.ui.controller.AbstractController;&amp;QCommand;' and version = 8">
            <text:p>SELECT to_char(count(1),'999') FROM advises_shadow WHERE advice_key ='lancs.midp.mobilephoto.optional.copyPhoto*CopyPhotoAspect.aj}CopyPhotoAspect&amp;around&amp;Qubc.midp.mobilephoto.core.ui.controller.AbstractController;&amp;QCommand;' and version = 8</text:p>
          </table:table-cell>
          <table:table-cell table:formula="of:=VALUE(ORG.SISTEMA.OO.SQL.JAGUARSQL.EXECUTESQL(&quot;org.postgresql.Driver&quot;;&quot;jdbc:postgresql://localhost/rejuv-pc?user=raffi&quot;;[.J5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8]; &quot;' and advises_shadow.version = &quot;;[.$D58];&quot; except SELECT shadows.key FROM advises_shadow INNER JOIN shadows ON advises_shadow.shadow_key = shadows.key AND advises_shadow.version = shadows.version INNER JOIN advice ON advice.key = advises_shadow.advice_key WHERE advice.key = '&quot;; [.$B58]; &quot;' and advises_shadow.version = &quot;;[.$C5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8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8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7) as foo</text:p>
          </table:table-cell>
          <table:table-cell table:formula="of:=VALUE(ORG.SISTEMA.OO.SQL.JAGUARSQL.EXECUTESQL(&quot;org.postgresql.Driver&quot;;&quot;jdbc:postgresql://localhost/rejuv-pc?user=raffi&quot;;[.L58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8]; &quot;' and advises_shadow.version = &quot;;[.$C58];&quot; except SELECT shadows.key FROM advises_shadow INNER JOIN shadows ON advises_shadow.shadow_key = shadows.key AND advises_shadow.version = shadows.version INNER JOIN advice ON advice.key = advises_shadow.advice_key WHERE advice.key = '&quot;; [.$B58]; &quot;' and advises_shadow.version = &quot;;[.$D5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8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58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8]; &quot;' and advises_shadow.version = &quot;; [.$D58]; &quot; except SELECT shadows.key FROM suggested_shadows INNER JOIN shadows ON suggested_shadows.shadow_key = shadows.key AND suggested_shadows.version = shadows.version INNER JOIN advice ON advice.key = suggested_shadows.advice_key WHERE advice.key = '&quot;; [.$B58]; &quot;' and suggested_shadows.version = &quot;; [.$D5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8 except 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round&amp;Qubc.midp.mobilephoto.core.ui.controller.AbstractController;&amp;QCommand;' and suggested_shadows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8 except 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round&amp;Qubc.midp.mobilephoto.core.ui.controller.AbstractController;&amp;QCommand;' and suggested_shadows.version = 8) as foo</text:p>
          </table:table-cell>
          <table:table-cell table:formula="of:=VALUE(ORG.SISTEMA.OO.SQL.JAGUARSQL.EXECUTESQL(&quot;org.postgresql.Driver&quot;;&quot;jdbc:postgresql://localhost/rejuv-pc?user=raffi&quot;;[.Q58]))" office:value-type="float" office:value="145">
            <text:p>14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8]; &quot;' and suggested_shadows.version = &quot;; [.$D58];&quot; except SELECT shadows.key FROM advises_shadow INNER JOIN shadows ON advises_shadow.shadow_key = shadows.key AND advises_shadow.version = shadows.version INNER JOIN advice ON advice.key = advises_shadow.advice_key WHERE advice.key = '&quot;; [.$B58]; &quot;' and advises_shadow.version = &quot;; [.$D5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round&amp;Qubc.midp.mobilephoto.core.ui.controller.AbstractController;&amp;QCommand;' and suggested_shadows.version = 8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8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round&amp;Qubc.midp.mobilephoto.core.ui.controller.AbstractController;&amp;QCommand;' and suggested_shadows.version = 8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8) as foo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fter&amp;QMultiMediaData;&amp;QMediaData;&amp;QString;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VALUE(ORG.SISTEMA.OO.SQL.JAGUARSQL.EXECUTESQL(&quot;org.postgresql.Driver&quot;;&quot;jdbc:postgresql://localhost/rejuv-pc?user=raffi&quot;;[.F59]))" office:value-type="float" office:value="1">
            <text:p>1</text:p>
          </table:table-cell>
          <table:table-cell table:formula="of:=CONCATENATE(&quot;SELECT to_char(count(1),'999') FROM advises_shadow WHERE advice_key ='&quot;;[.$B59];&quot;' and version = &quot;; [.$C59])" office:value-type="string" office:string-value="SELECT to_char(count(1),'999') FROM advises_shadow WHERE advice_key ='lancs.midp.mobilephoto.optional.favourites*FavouritesAspect.aj}FavouritesAspect&amp;after&amp;QMultiMediaData;&amp;QMediaData;&amp;QString;' and version = 7">
            <text:p>SELECT to_char(count(1),'999') FROM advises_shadow WHERE advice_key ='lancs.midp.mobilephoto.optional.favourites*FavouritesAspect.aj}FavouritesAspect&amp;after&amp;QMultiMediaData;&amp;QMediaData;&amp;QString;' and version = 7</text:p>
          </table:table-cell>
          <table:table-cell table:formula="of:=VALUE(ORG.SISTEMA.OO.SQL.JAGUARSQL.EXECUTESQL(&quot;org.postgresql.Driver&quot;;&quot;jdbc:postgresql://localhost/rejuv-pc?user=raffi&quot;;[.H59]))" office:value-type="float" office:value="1">
            <text:p>1</text:p>
          </table:table-cell>
          <table:table-cell table:formula="of:=CONCATENATE(&quot;SELECT to_char(count(1),'999') FROM advises_shadow WHERE advice_key ='&quot;;[.$B59];&quot;' and version = &quot;; [.$D59])" office:value-type="string" office:string-value="SELECT to_char(count(1),'999') FROM advises_shadow WHERE advice_key ='lancs.midp.mobilephoto.optional.favourites*FavouritesAspect.aj}FavouritesAspect&amp;after&amp;QMultiMediaData;&amp;QMediaData;&amp;QString;' and version = 8">
            <text:p>SELECT to_char(count(1),'999') FROM advises_shadow WHERE advice_key ='lancs.midp.mobilephoto.optional.favourites*FavouritesAspect.aj}FavouritesAspect&amp;after&amp;QMultiMediaData;&amp;QMediaData;&amp;QString;' and version = 8</text:p>
          </table:table-cell>
          <table:table-cell table:formula="of:=VALUE(ORG.SISTEMA.OO.SQL.JAGUARSQL.EXECUTESQL(&quot;org.postgresql.Driver&quot;;&quot;jdbc:postgresql://localhost/rejuv-pc?user=raffi&quot;;[.J59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9]; &quot;' and advises_shadow.version = &quot;;[.$D59];&quot; except SELECT shadows.key FROM advises_shadow INNER JOIN shadows ON advises_shadow.shadow_key = shadows.key AND advises_shadow.version = shadows.version INNER JOIN advice ON advice.key = advises_shadow.advice_key WHERE advice.key = '&quot;; [.$B59]; &quot;' and advises_shadow.version = &quot;;[.$C5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8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8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7) as foo</text:p>
          </table:table-cell>
          <table:table-cell table:formula="of:=VALUE(ORG.SISTEMA.OO.SQL.JAGUARSQL.EXECUTESQL(&quot;org.postgresql.Driver&quot;;&quot;jdbc:postgresql://localhost/rejuv-pc?user=raffi&quot;;[.L59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9]; &quot;' and advises_shadow.version = &quot;;[.$C59];&quot; except SELECT shadows.key FROM advises_shadow INNER JOIN shadows ON advises_shadow.shadow_key = shadows.key AND advises_shadow.version = shadows.version INNER JOIN advice ON advice.key = advises_shadow.advice_key WHERE advice.key = '&quot;; [.$B59]; &quot;' and advises_shadow.version = &quot;;[.$D5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8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59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9]; &quot;' and advises_shadow.version = &quot;; [.$D59]; &quot; except SELECT shadows.key FROM suggested_shadows INNER JOIN shadows ON suggested_shadows.shadow_key = shadows.key AND suggested_shadows.version = shadows.version INNER JOIN advice ON advice.key = suggested_shadows.advice_key WHERE advice.key = '&quot;; [.$B59]; &quot;' and suggested_shadows.version = &quot;; [.$D5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8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&amp;QMultiMediaData;&amp;QMediaData;&amp;QString;' and suggested_shadows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8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&amp;QMultiMediaData;&amp;QMediaData;&amp;QString;' and suggested_shadows.version = 8) as foo</text:p>
          </table:table-cell>
          <table:table-cell table:formula="of:=VALUE(ORG.SISTEMA.OO.SQL.JAGUARSQL.EXECUTESQL(&quot;org.postgresql.Driver&quot;;&quot;jdbc:postgresql://localhost/rejuv-pc?user=raffi&quot;;[.Q59]))" office:value-type="float" office:value="51">
            <text:p>5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9]; &quot;' and suggested_shadows.version = &quot;; [.$D59];&quot; except SELECT shadows.key FROM advises_shadow INNER JOIN shadows ON advises_shadow.shadow_key = shadows.key AND advises_shadow.version = shadows.version INNER JOIN advice ON advice.key = advises_shadow.advice_key WHERE advice.key = '&quot;; [.$B59]; &quot;' and advises_shadow.version = &quot;; [.$D5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&amp;QMultiMediaData;&amp;QMediaData;&amp;QString;' and suggested_shadows.version = 8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8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&amp;QMultiMediaData;&amp;QMediaData;&amp;QString;' and suggested_shadows.version = 8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8) as fo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orting*CountViewsAspect.aj}CountViewsAspect&amp;after&amp;QMultiMediaData;&amp;QMediaData;&amp;QString;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VALUE(ORG.SISTEMA.OO.SQL.JAGUARSQL.EXECUTESQL(&quot;org.postgresql.Driver&quot;;&quot;jdbc:postgresql://localhost/rejuv-pc?user=raffi&quot;;[.F60]))" office:value-type="float" office:value="1">
            <text:p>1</text:p>
          </table:table-cell>
          <table:table-cell table:formula="of:=CONCATENATE(&quot;SELECT to_char(count(1),'999') FROM advises_shadow WHERE advice_key ='&quot;;[.$B60];&quot;' and version = &quot;; [.$C60])" office:value-type="string" office:string-value="SELECT to_char(count(1),'999') FROM advises_shadow WHERE advice_key ='lancs.midp.mobilephoto.optional.sorting*CountViewsAspect.aj}CountViewsAspect&amp;after&amp;QMultiMediaData;&amp;QMediaData;&amp;QString;' and version = 7">
            <text:p>SELECT to_char(count(1),'999') FROM advises_shadow WHERE advice_key ='lancs.midp.mobilephoto.optional.sorting*CountViewsAspect.aj}CountViewsAspect&amp;after&amp;QMultiMediaData;&amp;QMediaData;&amp;QString;' and version = 7</text:p>
          </table:table-cell>
          <table:table-cell table:formula="of:=VALUE(ORG.SISTEMA.OO.SQL.JAGUARSQL.EXECUTESQL(&quot;org.postgresql.Driver&quot;;&quot;jdbc:postgresql://localhost/rejuv-pc?user=raffi&quot;;[.H60]))" office:value-type="float" office:value="1">
            <text:p>1</text:p>
          </table:table-cell>
          <table:table-cell table:formula="of:=CONCATENATE(&quot;SELECT to_char(count(1),'999') FROM advises_shadow WHERE advice_key ='&quot;;[.$B60];&quot;' and version = &quot;; [.$D60])" office:value-type="string" office:string-value="SELECT to_char(count(1),'999') FROM advises_shadow WHERE advice_key ='lancs.midp.mobilephoto.optional.sorting*CountViewsAspect.aj}CountViewsAspect&amp;after&amp;QMultiMediaData;&amp;QMediaData;&amp;QString;' and version = 8">
            <text:p>SELECT to_char(count(1),'999') FROM advises_shadow WHERE advice_key ='lancs.midp.mobilephoto.optional.sorting*CountViewsAspect.aj}CountViewsAspect&amp;after&amp;QMultiMediaData;&amp;QMediaData;&amp;QString;' and version = 8</text:p>
          </table:table-cell>
          <table:table-cell table:formula="of:=VALUE(ORG.SISTEMA.OO.SQL.JAGUARSQL.EXECUTESQL(&quot;org.postgresql.Driver&quot;;&quot;jdbc:postgresql://localhost/rejuv-pc?user=raffi&quot;;[.J6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0]; &quot;' and advises_shadow.version = &quot;;[.$D60];&quot; except SELECT shadows.key FROM advises_shadow INNER JOIN shadows ON advises_shadow.shadow_key = shadows.key AND advises_shadow.version = shadows.version INNER JOIN advice ON advice.key = advises_shadow.advice_key WHERE advice.key = '&quot;; [.$B60]; &quot;' and advises_shadow.version = &quot;;[.$C6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8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8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7) as foo</text:p>
          </table:table-cell>
          <table:table-cell table:formula="of:=VALUE(ORG.SISTEMA.OO.SQL.JAGUARSQL.EXECUTESQL(&quot;org.postgresql.Driver&quot;;&quot;jdbc:postgresql://localhost/rejuv-pc?user=raffi&quot;;[.L6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0]; &quot;' and advises_shadow.version = &quot;;[.$C60];&quot; except SELECT shadows.key FROM advises_shadow INNER JOIN shadows ON advises_shadow.shadow_key = shadows.key AND advises_shadow.version = shadows.version INNER JOIN advice ON advice.key = advises_shadow.advice_key WHERE advice.key = '&quot;; [.$B60]; &quot;' and advises_shadow.version = &quot;;[.$D6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8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60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60]; &quot;' and advises_shadow.version = &quot;; [.$D60]; &quot; except SELECT shadows.key FROM suggested_shadows INNER JOIN shadows ON suggested_shadows.shadow_key = shadows.key AND suggested_shadows.version = shadows.version INNER JOIN advice ON advice.key = suggested_shadows.advice_key WHERE advice.key = '&quot;; [.$B60]; &quot;' and suggested_shadows.version = &quot;; [.$D60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8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&amp;QMultiMediaData;&amp;QMediaData;&amp;QString;' and suggested_shadows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8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&amp;QMultiMediaData;&amp;QMediaData;&amp;QString;' and suggested_shadows.version = 8) as foo</text:p>
          </table:table-cell>
          <table:table-cell table:formula="of:=VALUE(ORG.SISTEMA.OO.SQL.JAGUARSQL.EXECUTESQL(&quot;org.postgresql.Driver&quot;;&quot;jdbc:postgresql://localhost/rejuv-pc?user=raffi&quot;;[.Q60]))" office:value-type="float" office:value="42">
            <text:p>42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60]; &quot;' and suggested_shadows.version = &quot;; [.$D60];&quot; except SELECT shadows.key FROM advises_shadow INNER JOIN shadows ON advises_shadow.shadow_key = shadows.key AND advises_shadow.version = shadows.version INNER JOIN advice ON advice.key = advises_shadow.advice_key WHERE advice.key = '&quot;; [.$B60]; &quot;' and advises_shadow.version = &quot;; [.$D60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&amp;QMultiMediaData;&amp;QMediaData;&amp;QString;' and suggested_shadows.version = 8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8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&amp;QMultiMediaData;&amp;QMediaData;&amp;QString;' and suggested_shadows.version = 8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8) as foo</text:p>
          </table:table-cell>
          <table:table-cell office:value-type="float" office:value="11">
            <text:p>11</text:p>
          </table:table-cell>
        </table:table-row>
      </table:table>
      <table:table table:name="Sheet2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Suggest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Confidence</text:p>
          </table:table-cell>
        </table:table-row>
        <table:table-row table:style-name="ro1">
          <table:table-cell office:value-type="string">
            <text:p>calls: IFacade.getComplaintList()</text:p>
          </table:table-cell>
          <table:table-cell office:value-type="string">
            <text:p>[?, *calls, IFacade.getComplaint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DiseaseType(I)</text:p>
          </table:table-cell>
          <table:table-cell office:value-type="string">
            <text:p>[?, *calls, IFacade.searchDiseaseType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Complaint(Complaint;)</text:p>
          </table:table-cell>
          <table:table-cell office:value-type="string">
            <text:p>[?, *calls, IFacade.insert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Complaint(Complaint;)</text:p>
          </table:table-cell>
          <table:table-cell office:value-type="string">
            <text:p>[?, *calls, IFacade.insert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Complaint(Complaint;)</text:p>
          </table:table-cell>
          <table:table-cell office:value-type="string">
            <text:p>[?, *calls, IFacade.insert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HealthUnit(I)</text:p>
          </table:table-cell>
          <table:table-cell office:value-type="string">
            <text:p>[?, *calls, IFacade.searchHealthUnit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Employee(String;)</text:p>
          </table:table-cell>
          <table:table-cell office:value-type="string">
            <text:p>[?, *calls, IFacade.searchEmployee(String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SpecialityList()</text:p>
          </table:table-cell>
          <table:table-cell office:value-type="string">
            <text:p>[?, *calls, IFacade.getSpeciality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DiseaseTypeList()</text:p>
          </table:table-cell>
          <table:table-cell office:value-type="string">
            <text:p>[?, *calls, IFacade.getDiseaseType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updateEmployee(Employee;)</text:p>
          </table:table-cell>
          <table:table-cell office:value-type="string">
            <text:p>[?, *calls, IFacade.updateEmployee(Employee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updateComplaint(Complaint;)</text:p>
          </table:table-cell>
          <table:table-cell office:value-type="string">
            <text:p>[?, *calls, IFacade.update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(Employee;)</text:p>
          </table:table-cell>
          <table:table-cell office:value-type="string">
            <text:p>[?, *calls, IFacade.insert(Employee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updateHealthUnit(HealthUnit;)</text:p>
          </table:table-cell>
          <table:table-cell office:value-type="string">
            <text:p>[?, *calls, IFacade.updateHealthUnit(HealthUni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HealthUnitList()</text:p>
          </table:table-cell>
          <table:table-cell office:value-type="string">
            <text:p>[?, *calls, IFacade.getHealthUnit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Complaint(I)</text:p>
          </table:table-cell>
          <table:table-cell office:value-type="string">
            <text:p>[?, *calls, IFacade.searchComplaint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Complaint(I)</text:p>
          </table:table-cell>
          <table:table-cell office:value-type="string">
            <text:p>[?, *calls, IFacade.searchComplaint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PartialHealthUnitList()</text:p>
          </table:table-cell>
          <table:table-cell office:value-type="string">
            <text:p>[?, *calls, IFacade.getPartialHealthUnit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HealthUnitsBySpeciality(I)</text:p>
          </table:table-cell>
          <table:table-cell office:value-type="string">
            <text:p>[?, *calls, IFacade.searchHealthUnitsBySpeciality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SpecialitiesByHealthUnit(I)</text:p>
          </table:table-cell>
          <table:table-cell office:value-type="string">
            <text:p>[?, *calls, IFacade.searchSpecialitiesByHealthUnit(I)]</text:p>
          </table:table-cell>
          <table:table-cell office:value-type="float" office:value="0.5">
            <text:p>0.5</text:p>
          </table:table-cell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5">25/07/2008</text:date>, <text:time>15:0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  <meta:initial-creator>Raffi Khatchadourian</meta:initial-creator>
    <meta:creation-date>2008-07-15T16:55:10</meta:creation-date>
    <dc:date>2008-07-25T15:06:56</dc:date>
    <dc:language>en-US</dc:language>
    <meta:editing-cycles>134</meta:editing-cycles>
    <meta:editing-duration>PT97H46M50S</meta:editing-duration>
    <meta:document-statistic meta:table-count="3" meta:cell-count="1140" meta:object-count="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Raffi" VL:creator="" dc:date-time="2008-07-22T00:00:50"/>
</VL:version-list>
</file>